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0E1000000F878AB9310F85B8100.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00000008100000047BA65952E939FF6BE.jpg" manifest:media-type="image/jpeg"/>
  <manifest:file-entry manifest:full-path="Pictures/10000001000000EF000000C64B088C51AAE8D4C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000000156710B0A53D1A2AB3F.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Standard">
      <style:text-properties officeooo:rsid="007c2c9e" officeooo:paragraph-rsid="008f5376"/>
    </style:style>
    <style:style style:name="P13" style:family="paragraph" style:parent-style-name="Standard">
      <style:text-properties officeooo:paragraph-rsid="009e568b"/>
    </style:style>
    <style:style style:name="P14" style:family="paragraph" style:parent-style-name="Text_20_body">
      <style:paragraph-properties fo:margin-top="0cm" fo:margin-bottom="0cm" style:contextual-spacing="false"/>
      <style:text-properties officeooo:paragraph-rsid="009e568b"/>
    </style:style>
    <style:style style:name="P15" style:family="paragraph" style:parent-style-name="Text_20_body">
      <style:text-properties officeooo:rsid="002333bd" officeooo:paragraph-rsid="002333bd"/>
    </style:style>
    <style:style style:name="P16" style:family="paragraph" style:parent-style-name="Text_20_body">
      <style:text-properties officeooo:rsid="002333bd" officeooo:paragraph-rsid="00269fa8"/>
    </style:style>
    <style:style style:name="P17" style:family="paragraph" style:parent-style-name="Text_20_body">
      <style:text-properties officeooo:rsid="0024d79a" officeooo:paragraph-rsid="0024d79a"/>
    </style:style>
    <style:style style:name="P18" style:family="paragraph" style:parent-style-name="Text_20_body">
      <style:text-properties officeooo:rsid="0024d79a" officeooo:paragraph-rsid="00adc12a"/>
    </style:style>
    <style:style style:name="P19" style:family="paragraph" style:parent-style-name="Text_20_body">
      <style:text-properties officeooo:rsid="0024d79a" officeooo:paragraph-rsid="00ccd255"/>
    </style:style>
    <style:style style:name="P20" style:family="paragraph" style:parent-style-name="Text_20_body">
      <style:text-properties officeooo:rsid="0024d79a" officeooo:paragraph-rsid="00cea933"/>
    </style:style>
    <style:style style:name="P21" style:family="paragraph" style:parent-style-name="Text_20_body">
      <style:text-properties officeooo:rsid="0024d79a" officeooo:paragraph-rsid="00d5bd0f"/>
    </style:style>
    <style:style style:name="P22" style:family="paragraph" style:parent-style-name="Text_20_body">
      <style:text-properties officeooo:rsid="00269fa8" officeooo:paragraph-rsid="00269fa8"/>
    </style:style>
    <style:style style:name="P23" style:family="paragraph" style:parent-style-name="Text_20_body">
      <style:text-properties officeooo:rsid="00269fa8" officeooo:paragraph-rsid="005348ad"/>
    </style:style>
    <style:style style:name="P24" style:family="paragraph" style:parent-style-name="Text_20_body">
      <style:text-properties officeooo:rsid="00282671" officeooo:paragraph-rsid="00282671"/>
    </style:style>
    <style:style style:name="P25" style:family="paragraph" style:parent-style-name="Text_20_body">
      <style:text-properties officeooo:rsid="00297b78" officeooo:paragraph-rsid="00b4c637"/>
    </style:style>
    <style:style style:name="P26" style:family="paragraph" style:parent-style-name="Text_20_body">
      <style:text-properties officeooo:rsid="00297b78" officeooo:paragraph-rsid="00b600bd"/>
    </style:style>
    <style:style style:name="P27" style:family="paragraph" style:parent-style-name="Text_20_body">
      <style:text-properties officeooo:rsid="00297b78" officeooo:paragraph-rsid="00b6a0c0"/>
    </style:style>
    <style:style style:name="P28" style:family="paragraph" style:parent-style-name="Text_20_body">
      <style:text-properties officeooo:rsid="00297b78" officeooo:paragraph-rsid="00b765d1"/>
    </style:style>
    <style:style style:name="P29" style:family="paragraph" style:parent-style-name="Text_20_body">
      <style:text-properties officeooo:rsid="00297b78" officeooo:paragraph-rsid="00be7c25"/>
    </style:style>
    <style:style style:name="P30" style:family="paragraph" style:parent-style-name="Text_20_body">
      <style:text-properties officeooo:rsid="00297b78" officeooo:paragraph-rsid="00cea933"/>
    </style:style>
    <style:style style:name="P31" style:family="paragraph" style:parent-style-name="Text_20_body">
      <style:text-properties officeooo:rsid="002b1700" officeooo:paragraph-rsid="002b1700"/>
    </style:style>
    <style:style style:name="P32" style:family="paragraph" style:parent-style-name="Text_20_body">
      <style:text-properties officeooo:rsid="002b1700" officeooo:paragraph-rsid="00b6a0c0"/>
    </style:style>
    <style:style style:name="P33" style:family="paragraph" style:parent-style-name="Horizontal_20_Line">
      <style:text-properties officeooo:rsid="002b1700" officeooo:paragraph-rsid="00b6a0c0"/>
    </style:style>
    <style:style style:name="P34" style:family="paragraph" style:parent-style-name="Text_20_body">
      <style:text-properties officeooo:rsid="002b1700" officeooo:paragraph-rsid="00b765d1"/>
    </style:style>
    <style:style style:name="P35" style:family="paragraph" style:parent-style-name="Text_20_body">
      <style:text-properties officeooo:rsid="002b1700" officeooo:paragraph-rsid="00ccd255"/>
    </style:style>
    <style:style style:name="P36" style:family="paragraph" style:parent-style-name="Heading_20_5">
      <style:text-properties officeooo:rsid="002b1700" officeooo:paragraph-rsid="00ccd255"/>
    </style:style>
    <style:style style:name="P37" style:family="paragraph" style:parent-style-name="Horizontal_20_Line">
      <style:text-properties officeooo:rsid="002b1700" officeooo:paragraph-rsid="00b600bd"/>
    </style:style>
    <style:style style:name="P38" style:family="paragraph" style:parent-style-name="Text_20_body">
      <style:text-properties officeooo:rsid="002b1700" officeooo:paragraph-rsid="00cea933"/>
    </style:style>
    <style:style style:name="P39" style:family="paragraph" style:parent-style-name="Heading_20_4">
      <style:text-properties officeooo:rsid="002b1700" officeooo:paragraph-rsid="00d2d6f6"/>
    </style:style>
    <style:style style:name="P40" style:family="paragraph" style:parent-style-name="Heading_20_5">
      <style:text-properties officeooo:rsid="002b1700" officeooo:paragraph-rsid="00d2d6f6"/>
    </style:style>
    <style:style style:name="P41" style:family="paragraph" style:parent-style-name="Text_20_body">
      <style:text-properties officeooo:rsid="002b1700" officeooo:paragraph-rsid="00d2d6f6"/>
    </style:style>
    <style:style style:name="P42" style:family="paragraph" style:parent-style-name="Text_20_body">
      <style:text-properties officeooo:rsid="002b1700" officeooo:paragraph-rsid="00d5bd0f"/>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cea933"/>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style:use-window-font-color="true" loext:opacity="0%" fo:font-weight="normal" officeooo:rsid="002f58c9" officeooo:paragraph-rsid="002f58c9" style:font-weight-asian="normal" style:font-weight-complex="normal"/>
    </style:style>
    <style:style style:name="P50" style:family="paragraph" style:parent-style-name="Text_20_body">
      <style:text-properties style:use-window-font-color="true" loext:opacity="0%" fo:font-weight="normal" officeooo:rsid="002f58c9" officeooo:paragraph-rsid="00327ee3" style:font-weight-asian="normal" style:font-weight-complex="normal"/>
    </style:style>
    <style:style style:name="P51" style:family="paragraph" style:parent-style-name="Text_20_body">
      <style:text-properties style:use-window-font-color="true" loext:opacity="0%" fo:font-weight="bold" officeooo:rsid="00327ee3" officeooo:paragraph-rsid="00327ee3" style:font-weight-asian="bold" style:font-weight-complex="bold"/>
    </style:style>
    <style:style style:name="P52" style:family="paragraph" style:parent-style-name="Text_20_body">
      <style:text-properties fo:color="#ce181e" loext:opacity="100%" fo:font-weight="bold" officeooo:rsid="00269fa8" officeooo:paragraph-rsid="005348ad" style:font-weight-asian="bold" style:font-weight-complex="bold"/>
    </style:style>
    <style:style style:name="P53" style:family="paragraph" style:parent-style-name="Text_20_body">
      <style:text-properties officeooo:rsid="00329f6e" officeooo:paragraph-rsid="00329f6e"/>
    </style:style>
    <style:style style:name="P54" style:family="paragraph" style:parent-style-name="Text_20_body">
      <style:text-properties officeooo:rsid="00329f6e" officeooo:paragraph-rsid="00b9428e"/>
    </style:style>
    <style:style style:name="P55" style:family="paragraph" style:parent-style-name="Text_20_body">
      <style:text-properties officeooo:rsid="00338aaa" officeooo:paragraph-rsid="00338aaa"/>
    </style:style>
    <style:style style:name="P56" style:family="paragraph" style:parent-style-name="Text_20_body">
      <style:text-properties officeooo:rsid="00338aaa" officeooo:paragraph-rsid="00cea933"/>
    </style:style>
    <style:style style:name="P57" style:family="paragraph" style:parent-style-name="Text_20_body">
      <style:text-properties officeooo:rsid="0034b1af" officeooo:paragraph-rsid="0034b1af"/>
    </style:style>
    <style:style style:name="P58" style:family="paragraph" style:parent-style-name="Text_20_body">
      <style:text-properties officeooo:rsid="0034b1af" officeooo:paragraph-rsid="00355e00"/>
    </style:style>
    <style:style style:name="P59" style:family="paragraph" style:parent-style-name="Text_20_body">
      <style:text-properties officeooo:rsid="0034b1af" officeooo:paragraph-rsid="00cea933"/>
    </style:style>
    <style:style style:name="P60" style:family="paragraph" style:parent-style-name="Text_20_body">
      <style:text-properties officeooo:rsid="00354602" officeooo:paragraph-rsid="00354602"/>
    </style:style>
    <style:style style:name="P61" style:family="paragraph" style:parent-style-name="Text_20_body">
      <style:text-properties officeooo:rsid="00354602" officeooo:paragraph-rsid="00baf70a"/>
    </style:style>
    <style:style style:name="P62" style:family="paragraph" style:parent-style-name="Text_20_body">
      <style:text-properties officeooo:rsid="00355e00" officeooo:paragraph-rsid="00355e00"/>
    </style:style>
    <style:style style:name="P63" style:family="paragraph" style:parent-style-name="Text_20_body">
      <style:text-properties officeooo:rsid="00355e00" officeooo:paragraph-rsid="009746b3"/>
    </style:style>
    <style:style style:name="P64" style:family="paragraph" style:parent-style-name="Text_20_body">
      <style:text-properties officeooo:rsid="00395d89" officeooo:paragraph-rsid="00395d89"/>
    </style:style>
    <style:style style:name="P65" style:family="paragraph" style:parent-style-name="Text_20_body">
      <style:text-properties officeooo:rsid="00395d89" officeooo:paragraph-rsid="00cea933"/>
    </style:style>
    <style:style style:name="P66" style:family="paragraph" style:parent-style-name="Text_20_body">
      <style:text-properties officeooo:rsid="003bf716" officeooo:paragraph-rsid="00be7c25"/>
    </style:style>
    <style:style style:name="P67" style:family="paragraph" style:parent-style-name="Text_20_body">
      <style:text-properties officeooo:rsid="003bf716" officeooo:paragraph-rsid="00d5bd0f"/>
    </style:style>
    <style:style style:name="P68" style:family="paragraph" style:parent-style-name="Text_20_body">
      <style:text-properties officeooo:rsid="003ca47e" officeooo:paragraph-rsid="003eab44"/>
    </style:style>
    <style:style style:name="P69" style:family="paragraph" style:parent-style-name="Text_20_body">
      <style:text-properties officeooo:rsid="003ca47e" officeooo:paragraph-rsid="00cea933"/>
    </style:style>
    <style:style style:name="P70" style:family="paragraph" style:parent-style-name="Text_20_body">
      <style:text-properties officeooo:rsid="003ca47e" officeooo:paragraph-rsid="00d5bd0f"/>
    </style:style>
    <style:style style:name="P71" style:family="paragraph" style:parent-style-name="Text_20_body">
      <style:text-properties officeooo:rsid="003dccb0" officeooo:paragraph-rsid="00c0c268"/>
    </style:style>
    <style:style style:name="P72" style:family="paragraph" style:parent-style-name="Text_20_body">
      <style:text-properties officeooo:rsid="003dccb0" officeooo:paragraph-rsid="004328ff"/>
    </style:style>
    <style:style style:name="P73" style:family="paragraph" style:parent-style-name="Heading_20_4">
      <style:text-properties officeooo:rsid="003dccb0" officeooo:paragraph-rsid="00cea933"/>
    </style:style>
    <style:style style:name="P74" style:family="paragraph" style:parent-style-name="Text_20_body">
      <style:text-properties officeooo:rsid="003dccb0" officeooo:paragraph-rsid="00cea933"/>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c88a05"/>
    </style:style>
    <style:style style:name="P78" style:family="paragraph" style:parent-style-name="Heading_20_5">
      <style:text-properties officeooo:rsid="004328ff" officeooo:paragraph-rsid="00cea933"/>
    </style:style>
    <style:style style:name="P79" style:family="paragraph" style:parent-style-name="Text_20_body">
      <style:text-properties officeooo:rsid="004328ff" officeooo:paragraph-rsid="00cea933"/>
    </style:style>
    <style:style style:name="P80" style:family="paragraph" style:parent-style-name="Text_20_body">
      <style:text-properties officeooo:rsid="00462014" officeooo:paragraph-rsid="00462014"/>
    </style:style>
    <style:style style:name="P81" style:family="paragraph" style:parent-style-name="Text_20_body">
      <style:text-properties officeooo:rsid="0043b859" officeooo:paragraph-rsid="00462014"/>
    </style:style>
    <style:style style:name="P82" style:family="paragraph" style:parent-style-name="Text_20_body">
      <style:text-properties officeooo:rsid="0043b859" officeooo:paragraph-rsid="0043b859"/>
    </style:style>
    <style:style style:name="P83" style:family="paragraph" style:parent-style-name="Text_20_body">
      <style:text-properties officeooo:rsid="0049797b" officeooo:paragraph-rsid="0049797b"/>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c34b0" officeooo:paragraph-rsid="009c34b0"/>
    </style:style>
    <style:style style:name="P95" style:family="paragraph" style:parent-style-name="Text_20_body">
      <style:text-properties officeooo:paragraph-rsid="009cc5cb"/>
    </style:style>
    <style:style style:name="P96" style:family="paragraph" style:parent-style-name="Text_20_body">
      <style:text-properties officeooo:paragraph-rsid="009f1bbc"/>
    </style:style>
    <style:style style:name="P97" style:family="paragraph" style:parent-style-name="Text_20_body">
      <style:text-properties officeooo:rsid="00a17627" officeooo:paragraph-rsid="00a9488b"/>
    </style:style>
    <style:style style:name="P98" style:family="paragraph" style:parent-style-name="Text_20_body">
      <style:text-properties officeooo:rsid="00a17627" officeooo:paragraph-rsid="00adc12a"/>
    </style:style>
    <style:style style:name="P99" style:family="paragraph" style:parent-style-name="Text_20_body">
      <style:text-properties officeooo:rsid="00a17627" officeooo:paragraph-rsid="00be7c25"/>
    </style:style>
    <style:style style:name="P100" style:family="paragraph" style:parent-style-name="Text_20_body">
      <style:text-properties officeooo:rsid="00a17627" officeooo:paragraph-rsid="00cea933"/>
    </style:style>
    <style:style style:name="P101" style:family="paragraph" style:parent-style-name="Text_20_body">
      <style:text-properties officeooo:rsid="00a233df" officeooo:paragraph-rsid="00cea933"/>
    </style:style>
    <style:style style:name="P102" style:family="paragraph" style:parent-style-name="Text_20_body">
      <style:text-properties officeooo:paragraph-rsid="00a233df"/>
    </style:style>
    <style:style style:name="P103" style:family="paragraph" style:parent-style-name="Text_20_body">
      <style:text-properties officeooo:rsid="00a34a54" officeooo:paragraph-rsid="00a34a54"/>
    </style:style>
    <style:style style:name="P104" style:family="paragraph" style:parent-style-name="Text_20_body">
      <style:text-properties officeooo:rsid="00aa2d78"/>
    </style:style>
    <style:style style:name="P105" style:family="paragraph" style:parent-style-name="Text_20_body">
      <style:text-properties officeooo:rsid="00aa2d78" officeooo:paragraph-rsid="00aa2d78"/>
    </style:style>
    <style:style style:name="P106" style:family="paragraph" style:parent-style-name="Text_20_body">
      <style:text-properties officeooo:rsid="00ac52fa" officeooo:paragraph-rsid="00d7607b"/>
    </style:style>
    <style:style style:name="P107" style:family="paragraph" style:parent-style-name="Text_20_body">
      <style:text-properties officeooo:rsid="00b4c637" officeooo:paragraph-rsid="00b4c637"/>
    </style:style>
    <style:style style:name="P108" style:family="paragraph" style:parent-style-name="Text_20_body">
      <style:text-properties officeooo:paragraph-rsid="00b4c637"/>
    </style:style>
    <style:style style:name="P109" style:family="paragraph" style:parent-style-name="Heading_20_4">
      <style:text-properties officeooo:paragraph-rsid="00b4c637"/>
    </style:style>
    <style:style style:name="P110" style:family="paragraph" style:parent-style-name="Horizontal_20_Line">
      <style:text-properties officeooo:paragraph-rsid="00b4c637"/>
    </style:style>
    <style:style style:name="P111" style:family="paragraph" style:parent-style-name="Text_20_body">
      <style:text-properties officeooo:rsid="00b765d1" officeooo:paragraph-rsid="00b765d1"/>
    </style:style>
    <style:style style:name="P112" style:family="paragraph" style:parent-style-name="Heading_20_4">
      <style:text-properties officeooo:rsid="00b765d1" officeooo:paragraph-rsid="00b765d1"/>
    </style:style>
    <style:style style:name="P113" style:family="paragraph" style:parent-style-name="Text_20_body">
      <style:text-properties officeooo:rsid="00b80679" officeooo:paragraph-rsid="00b80679"/>
    </style:style>
    <style:style style:name="P114" style:family="paragraph" style:parent-style-name="Text_20_body">
      <style:text-properties officeooo:rsid="00b87e3f" officeooo:paragraph-rsid="00b87e3f"/>
    </style:style>
    <style:style style:name="P115" style:family="paragraph" style:parent-style-name="Text_20_body">
      <style:text-properties officeooo:rsid="00b87e3f" officeooo:paragraph-rsid="00cea933"/>
    </style:style>
    <style:style style:name="P116" style:family="paragraph" style:parent-style-name="Text_20_body">
      <style:text-properties officeooo:rsid="00b9428e" officeooo:paragraph-rsid="00b9428e"/>
    </style:style>
    <style:style style:name="P117" style:family="paragraph" style:parent-style-name="Text_20_body">
      <style:text-properties officeooo:rsid="00baf70a" officeooo:paragraph-rsid="00baf70a"/>
    </style:style>
    <style:style style:name="P118" style:family="paragraph" style:parent-style-name="Text_20_body">
      <style:text-properties officeooo:paragraph-rsid="00354602"/>
    </style:style>
    <style:style style:name="P119" style:family="paragraph" style:parent-style-name="Text_20_body">
      <style:text-properties officeooo:rsid="00be7c25" officeooo:paragraph-rsid="00be7c25"/>
    </style:style>
    <style:style style:name="P120" style:family="paragraph" style:parent-style-name="Text_20_body">
      <style:text-properties officeooo:paragraph-rsid="00be7c25"/>
    </style:style>
    <style:style style:name="P121" style:family="paragraph" style:parent-style-name="Heading_20_4">
      <style:text-properties officeooo:paragraph-rsid="00be7c25"/>
    </style:style>
    <style:style style:name="P122" style:family="paragraph" style:parent-style-name="Heading_20_5">
      <style:text-properties officeooo:paragraph-rsid="00be7c25"/>
    </style:style>
    <style:style style:name="P123" style:family="paragraph" style:parent-style-name="Horizontal_20_Line">
      <style:text-properties officeooo:paragraph-rsid="00be7c25"/>
    </style:style>
    <style:style style:name="P124" style:family="paragraph" style:parent-style-name="Text_20_body">
      <style:text-properties officeooo:paragraph-rsid="00c071c7"/>
    </style:style>
    <style:style style:name="P125" style:family="paragraph" style:parent-style-name="Horizontal_20_Line">
      <style:text-properties officeooo:paragraph-rsid="00c071c7"/>
    </style:style>
    <style:style style:name="P126" style:family="paragraph" style:parent-style-name="Text_20_body">
      <style:text-properties style:font-name="Liberation Serif" officeooo:rsid="003dccb0" officeooo:paragraph-rsid="00cea933"/>
    </style:style>
    <style:style style:name="P127" style:family="paragraph" style:parent-style-name="Text_20_body">
      <style:text-properties style:font-name="Liberation Serif" officeooo:paragraph-rsid="00cea933"/>
    </style:style>
    <style:style style:name="P128" style:family="paragraph" style:parent-style-name="Text_20_body">
      <style:text-properties officeooo:rsid="00c24218" officeooo:paragraph-rsid="00c24218"/>
    </style:style>
    <style:style style:name="P129" style:family="paragraph" style:parent-style-name="Text_20_body">
      <style:text-properties officeooo:rsid="00c24218" officeooo:paragraph-rsid="00cea933"/>
    </style:style>
    <style:style style:name="P130" style:family="paragraph" style:parent-style-name="Text_20_body">
      <style:text-properties officeooo:rsid="00c3e605" officeooo:paragraph-rsid="00cea933"/>
    </style:style>
    <style:style style:name="P131" style:family="paragraph" style:parent-style-name="Text_20_body">
      <style:text-properties officeooo:rsid="00c4426b"/>
    </style:style>
    <style:style style:name="P132" style:family="paragraph" style:parent-style-name="Text_20_body">
      <style:text-properties officeooo:rsid="00c4426b" officeooo:paragraph-rsid="00c4426b"/>
    </style:style>
    <style:style style:name="P133" style:family="paragraph" style:parent-style-name="Heading_20_4">
      <style:text-properties officeooo:rsid="00c4426b" officeooo:paragraph-rsid="00cea933"/>
    </style:style>
    <style:style style:name="P134" style:family="paragraph" style:parent-style-name="Text_20_body">
      <style:text-properties officeooo:rsid="0039bb1e" officeooo:paragraph-rsid="00c4426b"/>
    </style:style>
    <style:style style:name="P135" style:family="paragraph" style:parent-style-name="Text_20_body">
      <style:text-properties officeooo:rsid="0039bb1e" officeooo:paragraph-rsid="00cea933"/>
    </style:style>
    <style:style style:name="P136" style:family="paragraph" style:parent-style-name="Text_20_body">
      <style:text-properties officeooo:rsid="00c67d65" officeooo:paragraph-rsid="00c67d65"/>
    </style:style>
    <style:style style:name="P137" style:family="paragraph" style:parent-style-name="Text_20_body">
      <style:text-properties officeooo:rsid="00c67d65" officeooo:paragraph-rsid="00c88a05"/>
    </style:style>
    <style:style style:name="P138" style:family="paragraph" style:parent-style-name="Text_20_body">
      <style:text-properties officeooo:rsid="00c67d65" officeooo:paragraph-rsid="00ccd255"/>
    </style:style>
    <style:style style:name="P139" style:family="paragraph" style:parent-style-name="Text_20_body">
      <style:text-properties officeooo:rsid="00c67d65" officeooo:paragraph-rsid="00cea933"/>
    </style:style>
    <style:style style:name="P140" style:family="paragraph" style:parent-style-name="Text_20_body">
      <style:text-properties officeooo:rsid="00c67d65" officeooo:paragraph-rsid="00cfab25"/>
    </style:style>
    <style:style style:name="P141" style:family="paragraph" style:parent-style-name="Text_20_body">
      <style:text-properties officeooo:rsid="00c6b51e" officeooo:paragraph-rsid="00cea933"/>
    </style:style>
    <style:style style:name="P142" style:family="paragraph" style:parent-style-name="Text_20_body">
      <style:text-properties officeooo:rsid="00c88a05" officeooo:paragraph-rsid="00c88a05"/>
    </style:style>
    <style:style style:name="P143" style:family="paragraph" style:parent-style-name="Text_20_body">
      <style:text-properties officeooo:rsid="00c8b0d1" officeooo:paragraph-rsid="00c8b0d1"/>
    </style:style>
    <style:style style:name="P144" style:family="paragraph" style:parent-style-name="Text_20_body">
      <style:text-properties officeooo:rsid="00c8b0d1" officeooo:paragraph-rsid="00ccd255"/>
    </style:style>
    <style:style style:name="P145" style:family="paragraph" style:parent-style-name="Text_20_body">
      <style:text-properties officeooo:rsid="00c8b0d1" officeooo:paragraph-rsid="00cea933"/>
    </style:style>
    <style:style style:name="P146" style:family="paragraph" style:parent-style-name="Text_20_body">
      <style:text-properties officeooo:paragraph-rsid="00ccd255"/>
    </style:style>
    <style:style style:name="P147" style:family="paragraph" style:parent-style-name="Heading_20_4">
      <style:text-properties officeooo:paragraph-rsid="00ccd255"/>
    </style:style>
    <style:style style:name="P148" style:family="paragraph" style:parent-style-name="Heading_20_5">
      <style:text-properties officeooo:paragraph-rsid="00ccd255"/>
    </style:style>
    <style:style style:name="P149" style:family="paragraph" style:parent-style-name="Horizontal_20_Line">
      <style:text-properties officeooo:paragraph-rsid="00ccd255"/>
    </style:style>
    <style:style style:name="P150" style:family="paragraph" style:parent-style-name="Heading_20_4">
      <style:text-properties officeooo:paragraph-rsid="00747a56"/>
    </style:style>
    <style:style style:name="P151" style:family="paragraph" style:parent-style-name="Heading_20_4">
      <style:text-properties officeooo:paragraph-rsid="00adc12a"/>
    </style:style>
    <style:style style:name="P152" style:family="paragraph" style:parent-style-name="Heading_20_5">
      <style:text-properties officeooo:paragraph-rsid="00adc12a"/>
    </style:style>
    <style:style style:name="P153" style:family="paragraph" style:parent-style-name="Heading_20_4">
      <style:text-properties officeooo:paragraph-rsid="00b765d1"/>
    </style:style>
    <style:style style:name="P154" style:family="paragraph" style:parent-style-name="Heading_20_5">
      <style:text-properties officeooo:paragraph-rsid="00b765d1"/>
    </style:style>
    <style:style style:name="P155" style:family="paragraph" style:parent-style-name="Horizontal_20_Line">
      <style:text-properties officeooo:paragraph-rsid="00c0c268"/>
    </style:style>
    <style:style style:name="P156" style:family="paragraph" style:parent-style-name="Heading_20_5">
      <style:text-properties officeooo:paragraph-rsid="00c88a05"/>
    </style:style>
    <style:style style:name="P157" style:family="paragraph" style:parent-style-name="Heading_20_5">
      <style:text-properties officeooo:paragraph-rsid="00b600bd"/>
    </style:style>
    <style:style style:name="P158" style:family="paragraph" style:parent-style-name="Horizontal_20_Line">
      <style:text-properties officeooo:paragraph-rsid="00b600bd"/>
    </style:style>
    <style:style style:name="P159"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60"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61"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5">
      <style:text-properties officeooo:paragraph-rsid="00bab638"/>
    </style:style>
    <style:style style:name="P163" style:family="paragraph" style:parent-style-name="Heading_20_5">
      <style:text-properties officeooo:paragraph-rsid="00baf70a"/>
    </style:style>
    <style:style style:name="P164" style:family="paragraph" style:parent-style-name="Heading_20_5">
      <style:text-properties officeooo:paragraph-rsid="00c4426b"/>
    </style:style>
    <style:style style:name="P165" style:family="paragraph" style:parent-style-name="Heading_20_5">
      <style:text-properties officeooo:paragraph-rsid="00c67d65"/>
    </style:style>
    <style:style style:name="P166"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67" style:family="paragraph" style:parent-style-name="Horizontal_20_Line">
      <style:text-properties officeooo:paragraph-rsid="00a9488b"/>
    </style:style>
    <style:style style:name="P168" style:family="paragraph" style:parent-style-name="Horizontal_20_Line">
      <style:text-properties officeooo:paragraph-rsid="00b6a0c0"/>
    </style:style>
    <style:style style:name="P169" style:family="paragraph" style:parent-style-name="Heading_20_4">
      <style:text-properties officeooo:paragraph-rsid="00cea933"/>
    </style:style>
    <style:style style:name="P170" style:family="paragraph" style:parent-style-name="Heading_20_5">
      <style:text-properties officeooo:paragraph-rsid="00cea933"/>
    </style:style>
    <style:style style:name="P171" style:family="paragraph" style:parent-style-name="Horizontal_20_Line">
      <style:text-properties officeooo:paragraph-rsid="00cea933"/>
    </style:style>
    <style:style style:name="P172" style:family="paragraph" style:parent-style-name="Text_20_body">
      <style:text-properties officeooo:paragraph-rsid="00cea933"/>
    </style:style>
    <style:style style:name="P173" style:family="paragraph" style:parent-style-name="Text_20_body">
      <style:text-properties officeooo:rsid="00cfab25" officeooo:paragraph-rsid="00cfab25"/>
    </style:style>
    <style:style style:name="P174" style:family="paragraph" style:parent-style-name="Heading_20_4">
      <style:text-properties officeooo:rsid="00d0ed8a" officeooo:paragraph-rsid="00d0ed8a"/>
    </style:style>
    <style:style style:name="P175" style:family="paragraph" style:parent-style-name="Text_20_body">
      <style:text-properties officeooo:rsid="00d0ed8a" officeooo:paragraph-rsid="00d0ed8a"/>
    </style:style>
    <style:style style:name="P176" style:family="paragraph" style:parent-style-name="Text_20_body">
      <style:text-properties officeooo:rsid="00d0ed8a" officeooo:paragraph-rsid="00d7c05c"/>
    </style:style>
    <style:style style:name="P177" style:family="paragraph" style:parent-style-name="Heading_20_4">
      <style:text-properties officeooo:paragraph-rsid="00d2d6f6"/>
    </style:style>
    <style:style style:name="P178" style:family="paragraph" style:parent-style-name="Heading_20_5">
      <style:text-properties officeooo:paragraph-rsid="00d2d6f6"/>
    </style:style>
    <style:style style:name="P179" style:family="paragraph" style:parent-style-name="Heading_20_4">
      <style:text-properties officeooo:rsid="00d2d6f6" officeooo:paragraph-rsid="00d2d6f6"/>
    </style:style>
    <style:style style:name="P180" style:family="paragraph" style:parent-style-name="Text_20_body">
      <style:text-properties officeooo:rsid="00d2d6f6" officeooo:paragraph-rsid="00d2d6f6"/>
    </style:style>
    <style:style style:name="P181" style:family="paragraph" style:parent-style-name="Heading_20_5">
      <style:text-properties officeooo:rsid="00d4bb3f" officeooo:paragraph-rsid="00d4bb3f"/>
    </style:style>
    <style:style style:name="P182" style:family="paragraph" style:parent-style-name="Text_20_body">
      <style:text-properties officeooo:rsid="00d4bb3f" officeooo:paragraph-rsid="00d4bb3f"/>
    </style:style>
    <style:style style:name="P183" style:family="paragraph" style:parent-style-name="Heading_20_4">
      <style:text-properties officeooo:paragraph-rsid="00d5bd0f"/>
    </style:style>
    <style:style style:name="P184" style:family="paragraph" style:parent-style-name="Heading_20_5">
      <style:text-properties officeooo:paragraph-rsid="00d5bd0f"/>
    </style:style>
    <style:style style:name="P185" style:family="paragraph" style:parent-style-name="Horizontal_20_Line">
      <style:text-properties officeooo:paragraph-rsid="00d5bd0f"/>
    </style:style>
    <style:style style:name="P186" style:family="paragraph" style:parent-style-name="Heading_20_4">
      <style:text-properties officeooo:rsid="00d5bd0f" officeooo:paragraph-rsid="00d5bd0f"/>
    </style:style>
    <style:style style:name="P187" style:family="paragraph" style:parent-style-name="Text_20_body">
      <style:text-properties officeooo:rsid="00d5bd0f" officeooo:paragraph-rsid="00d5bd0f"/>
    </style:style>
    <style:style style:name="P188" style:family="paragraph" style:parent-style-name="Heading_20_4">
      <style:text-properties officeooo:rsid="00d6797e" officeooo:paragraph-rsid="00d6797e"/>
    </style:style>
    <style:style style:name="P189" style:family="paragraph" style:parent-style-name="Text_20_body">
      <style:text-properties officeooo:rsid="00d6797e" officeooo:paragraph-rsid="00d6797e"/>
    </style:style>
    <style:style style:name="P190" style:family="paragraph" style:parent-style-name="Heading_20_5">
      <style:text-properties officeooo:rsid="00adc12a" officeooo:paragraph-rsid="00d5bd0f"/>
    </style:style>
    <style:style style:name="P191" style:family="paragraph" style:parent-style-name="Horizontal_20_Line">
      <style:text-properties officeooo:rsid="00adc12a" officeooo:paragraph-rsid="00d5bd0f"/>
    </style:style>
    <style:style style:name="P192" style:family="paragraph" style:parent-style-name="Text_20_body">
      <style:text-properties officeooo:rsid="00adc12a" officeooo:paragraph-rsid="00d5bd0f"/>
    </style:style>
    <style:style style:name="P193" style:family="paragraph" style:parent-style-name="Text_20_body">
      <style:text-properties officeooo:rsid="00ad9561" officeooo:paragraph-rsid="00d5bd0f"/>
    </style:style>
    <style:style style:name="P194" style:family="paragraph" style:parent-style-name="Text_20_body">
      <style:text-properties officeooo:rsid="00d7c05c" officeooo:paragraph-rsid="00d7c05c"/>
    </style:style>
    <style:style style:name="P195" style:family="paragraph" style:parent-style-name="Contents_20_1">
      <style:paragraph-properties>
        <style:tab-stops>
          <style:tab-stop style:position="19.001cm" style:type="right" style:leader-style="dotted" style:leader-text="."/>
        </style:tab-stops>
      </style:paragraph-properties>
    </style:style>
    <style:style style:name="P196" style:family="paragraph" style:parent-style-name="Contents_20_2">
      <style:paragraph-properties>
        <style:tab-stops>
          <style:tab-stop style:position="19.001cm" style:type="right" style:leader-style="dotted" style:leader-text="."/>
        </style:tab-stops>
      </style:paragraph-properties>
    </style:style>
    <style:style style:name="P197" style:family="paragraph" style:parent-style-name="Contents_20_3">
      <style:paragraph-properties>
        <style:tab-stops>
          <style:tab-stop style:position="19.001cm" style:type="right" style:leader-style="dotted" style:leader-text="."/>
        </style:tab-stops>
      </style:paragraph-properties>
    </style:style>
    <style:style style:name="P198" style:family="paragraph" style:parent-style-name="Contents_20_4">
      <style:paragraph-properties>
        <style:tab-stops>
          <style:tab-stop style:position="19.001cm" style:type="right" style:leader-style="dotted" style:leader-text="."/>
        </style:tab-stops>
      </style:paragraph-properties>
    </style:style>
    <style:style style:name="P199" style:family="paragraph" style:parent-style-name="Contents_20_5">
      <style:paragraph-properties>
        <style:tab-stops>
          <style:tab-stop style:position="19.001cm" style:type="right" style:leader-style="dotted" style:leader-text="."/>
        </style:tab-stops>
      </style:paragraph-properties>
    </style:style>
    <style:style style:name="P200" style:family="paragraph" style:parent-style-name="Contents_20_6">
      <style:paragraph-properties>
        <style:tab-stops>
          <style:tab-stop style:position="19.001cm" style:type="right" style:leader-style="dotted" style:leader-text="."/>
        </style:tab-stops>
      </style:paragraph-properties>
    </style:style>
    <style:style style:name="P201" style:family="paragraph" style:parent-style-name="Contents_20_7">
      <style:paragraph-properties>
        <style:tab-stops>
          <style:tab-stop style:position="19.001cm" style:type="right" style:leader-style="dotted" style:leader-text="."/>
        </style:tab-stops>
      </style:paragraph-properties>
    </style:style>
    <style:style style:name="P202"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203" style:family="paragraph" style:parent-style-name="Heading_20_1">
      <style:paragraph-properties fo:margin-top="0cm" fo:margin-bottom="0cm" style:contextual-spacing="false"/>
      <style:text-properties officeooo:rsid="0021cbe2" officeooo:paragraph-rsid="0021cbe2"/>
    </style:style>
    <style:style style:name="P204" style:family="paragraph" style:parent-style-name="Heading_20_2">
      <style:text-properties officeooo:paragraph-rsid="00d7607b"/>
    </style:style>
    <style:style style:name="P205" style:family="paragraph" style:parent-style-name="Heading_20_2">
      <style:text-properties officeooo:paragraph-rsid="005348ad"/>
    </style:style>
    <style:style style:name="P206" style:family="paragraph" style:parent-style-name="Heading_20_2">
      <style:text-properties officeooo:paragraph-rsid="008f5376"/>
    </style:style>
    <style:style style:name="P207" style:family="paragraph" style:parent-style-name="Heading_20_2">
      <style:text-properties officeooo:paragraph-rsid="00ccd255"/>
    </style:style>
    <style:style style:name="P208" style:family="paragraph" style:parent-style-name="Heading_20_3">
      <style:text-properties officeooo:paragraph-rsid="008f5376"/>
    </style:style>
    <style:style style:name="P20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1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11"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12"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13" style:family="paragraph" style:parent-style-name="Heading_20_3">
      <style:text-properties officeooo:paragraph-rsid="007246cc"/>
    </style:style>
    <style:style style:name="P214" style:family="paragraph" style:parent-style-name="Heading_20_3">
      <style:text-properties officeooo:paragraph-rsid="00adc12a"/>
    </style:style>
    <style:style style:name="P215" style:family="paragraph" style:parent-style-name="Heading_20_3">
      <style:text-properties officeooo:paragraph-rsid="0024d79a"/>
    </style:style>
    <style:style style:name="P216" style:family="paragraph" style:parent-style-name="Heading_20_3" style:master-page-name="">
      <style:paragraph-properties style:page-number="auto" fo:break-before="auto" fo:break-after="auto"/>
      <style:text-properties officeooo:paragraph-rsid="0024d79a"/>
    </style:style>
    <style:style style:name="P217" style:family="paragraph" style:parent-style-name="Heading_20_3">
      <style:text-properties officeooo:paragraph-rsid="00d2d6f6"/>
    </style:style>
    <style:style style:name="P218" style:family="paragraph" style:parent-style-name="Heading_20_3">
      <style:text-properties officeooo:paragraph-rsid="00b4c637"/>
    </style:style>
    <style:style style:name="P219" style:family="paragraph" style:parent-style-name="Heading_20_3">
      <style:text-properties officeooo:paragraph-rsid="00b600bd"/>
    </style:style>
    <style:style style:name="P220" style:family="paragraph" style:parent-style-name="Heading_20_3">
      <style:text-properties officeooo:paragraph-rsid="00ccd255"/>
    </style:style>
    <style:style style:name="P221" style:family="paragraph" style:parent-style-name="Heading_20_3">
      <style:text-properties officeooo:paragraph-rsid="00b6a0c0"/>
    </style:style>
    <style:style style:name="P222" style:family="paragraph" style:parent-style-name="Heading_20_3">
      <style:text-properties officeooo:paragraph-rsid="002dcd15"/>
    </style:style>
    <style:style style:name="P223" style:family="paragraph" style:parent-style-name="Heading_20_3">
      <style:text-properties officeooo:paragraph-rsid="00cea933"/>
    </style:style>
    <style:style style:name="P224" style:family="paragraph" style:parent-style-name="Heading_20_3">
      <style:text-properties officeooo:paragraph-rsid="00d5bd0f"/>
    </style:style>
    <style:style style:name="P225" style:family="paragraph" style:parent-style-name="Heading_20_3">
      <style:text-properties officeooo:paragraph-rsid="00be7c25"/>
    </style:style>
    <style:style style:name="P226" style:family="paragraph" style:parent-style-name="Heading_20_3">
      <style:text-properties officeooo:paragraph-rsid="00c071c7"/>
    </style:style>
    <style:style style:name="P227" style:family="paragraph" style:parent-style-name="Heading_20_3">
      <style:text-properties officeooo:paragraph-rsid="003eab44"/>
    </style:style>
    <style:style style:name="P228" style:family="paragraph" style:parent-style-name="Heading_20_3">
      <style:text-properties officeooo:paragraph-rsid="00dbdb5e"/>
    </style:style>
    <style:style style:name="P229" style:family="paragraph" style:parent-style-name="Heading_20_4">
      <style:text-properties officeooo:paragraph-rsid="00dbdb5e"/>
    </style:style>
    <style:style style:name="P230" style:family="paragraph" style:parent-style-name="Heading_20_4">
      <style:text-properties officeooo:rsid="00282671" officeooo:paragraph-rsid="00cea933"/>
    </style:style>
    <style:style style:name="P231" style:family="paragraph" style:parent-style-name="Heading_20_4">
      <style:text-properties officeooo:rsid="00de3d5e" officeooo:paragraph-rsid="00de3d5e"/>
    </style:style>
    <style:style style:name="P232" style:family="paragraph" style:parent-style-name="Heading_20_4">
      <style:text-properties officeooo:paragraph-rsid="00df1e63"/>
    </style:style>
    <style:style style:name="P233" style:family="paragraph" style:parent-style-name="Heading_20_5">
      <style:text-properties officeooo:paragraph-rsid="00dbdb5e"/>
    </style:style>
    <style:style style:name="P234" style:family="paragraph" style:parent-style-name="Heading_20_5">
      <style:text-properties officeooo:paragraph-rsid="00df1e63"/>
    </style:style>
    <style:style style:name="P235" style:family="paragraph" style:parent-style-name="Heading_20_6">
      <style:text-properties officeooo:rsid="00b9428e" officeooo:paragraph-rsid="00b9428e"/>
    </style:style>
    <style:style style:name="P236" style:family="paragraph" style:parent-style-name="Heading_20_6">
      <style:text-properties officeooo:paragraph-rsid="00b9428e"/>
    </style:style>
    <style:style style:name="P237" style:family="paragraph" style:parent-style-name="Heading_20_6">
      <style:text-properties officeooo:rsid="00329f6e"/>
    </style:style>
    <style:style style:name="P238" style:family="paragraph" style:parent-style-name="Heading_20_6">
      <style:text-properties officeooo:paragraph-rsid="00cea933"/>
    </style:style>
    <style:style style:name="P239" style:family="paragraph" style:parent-style-name="Heading_20_6">
      <style:text-properties officeooo:rsid="00bab638" officeooo:paragraph-rsid="00cea933"/>
    </style:style>
    <style:style style:name="P240" style:family="paragraph" style:parent-style-name="Heading_20_6">
      <style:text-properties officeooo:paragraph-rsid="00baf70a"/>
    </style:style>
    <style:style style:name="P241" style:family="paragraph" style:parent-style-name="Heading_20_6">
      <style:text-properties officeooo:rsid="00d5bd0f" officeooo:paragraph-rsid="00d5bd0f"/>
    </style:style>
    <style:style style:name="P242" style:family="paragraph" style:parent-style-name="Heading_20_6">
      <style:text-properties officeooo:paragraph-rsid="00cfab25"/>
    </style:style>
    <style:style style:name="P243" style:family="paragraph" style:parent-style-name="Heading_20_6">
      <style:text-properties officeooo:rsid="00cfab25" officeooo:paragraph-rsid="00cfab25"/>
    </style:style>
    <style:style style:name="P244"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45"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46"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47" style:family="paragraph" style:parent-style-name="Heading_20_7">
      <style:text-properties officeooo:paragraph-rsid="00cea933"/>
    </style:style>
    <style:style style:name="P248" style:family="paragraph" style:parent-style-name="Text_20_body">
      <style:text-properties officeooo:rsid="0024d79a" officeooo:paragraph-rsid="00ccd255"/>
    </style:style>
    <style:style style:name="P249" style:family="paragraph" style:parent-style-name="Text_20_body">
      <style:text-properties officeooo:rsid="00dafbc7" officeooo:paragraph-rsid="00dafbc7"/>
    </style:style>
    <style:style style:name="P250" style:family="paragraph" style:parent-style-name="Text_20_body">
      <style:text-properties officeooo:rsid="00dafbc7" officeooo:paragraph-rsid="00dbdb5e"/>
    </style:style>
    <style:style style:name="P251" style:family="paragraph" style:parent-style-name="Text_20_body">
      <style:text-properties officeooo:paragraph-rsid="00dafbc7"/>
    </style:style>
    <style:style style:name="P252" style:family="paragraph" style:parent-style-name="Text_20_body">
      <style:text-properties officeooo:rsid="00dbdb5e" officeooo:paragraph-rsid="00dbdb5e"/>
    </style:style>
    <style:style style:name="P253" style:family="paragraph" style:parent-style-name="Text_20_body">
      <style:text-properties officeooo:paragraph-rsid="00395d89"/>
    </style:style>
    <style:style style:name="P254" style:family="paragraph" style:parent-style-name="Text_20_body">
      <style:text-properties officeooo:paragraph-rsid="008f5376"/>
    </style:style>
    <style:style style:name="P255" style:family="paragraph" style:parent-style-name="Text_20_body">
      <style:text-properties officeooo:rsid="00282671"/>
    </style:style>
    <style:style style:name="P256" style:family="paragraph" style:parent-style-name="Text_20_body">
      <style:text-properties officeooo:rsid="00282671" officeooo:paragraph-rsid="00ccd255"/>
    </style:style>
    <style:style style:name="P257" style:family="paragraph" style:parent-style-name="Text_20_body">
      <style:text-properties officeooo:rsid="00de3d5e" officeooo:paragraph-rsid="00de3d5e"/>
    </style:style>
    <style:style style:name="P258" style:family="paragraph" style:parent-style-name="Text_20_body">
      <style:text-properties officeooo:rsid="00c071c7" officeooo:paragraph-rsid="00c071c7"/>
    </style:style>
    <style:style style:name="P259" style:family="paragraph" style:parent-style-name="Text_20_body">
      <style:text-properties officeooo:paragraph-rsid="00c071c7"/>
    </style:style>
    <style:style style:name="P260" style:family="paragraph" style:parent-style-name="Text_20_body">
      <style:text-properties officeooo:rsid="003bf716" officeooo:paragraph-rsid="00df1e63"/>
    </style:style>
    <style:style style:name="P261" style:family="paragraph" style:parent-style-name="Text_20_body">
      <style:text-properties officeooo:rsid="00df1e63" officeooo:paragraph-rsid="00df1e63"/>
    </style:style>
    <style:style style:name="P262" style:family="paragraph" style:parent-style-name="Text_20_body">
      <style:text-properties officeooo:paragraph-rsid="00df1e63"/>
    </style:style>
    <style:style style:name="P263" style:family="paragraph" style:parent-style-name="Text_20_body">
      <style:text-properties officeooo:rsid="002b1700" officeooo:paragraph-rsid="00b765d1"/>
    </style:style>
    <style:style style:name="P264" style:family="paragraph" style:parent-style-name="Text_20_body">
      <style:text-properties officeooo:rsid="00baf70a" officeooo:paragraph-rsid="00baf70a"/>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282671"/>
    </style:style>
    <style:style style:name="T66" style:family="text">
      <style:text-properties officeooo:rsid="00de3d5e"/>
    </style:style>
    <style:style style:name="T67" style:family="text">
      <style:text-properties officeooo:rsid="00df1e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4"><draw:frame draw:style-name="fr16" draw:name="Bild5" text:anchor-type="char" svg:width="0.831cm" svg:height="0.831cm" draw:z-index="41"><draw:image xlink:href="Pictures/1000000100000080000000802F260AA07D3ACAE1.png" xlink:type="simple" xlink:show="embed" xlink:actuate="onLoad" draw:mime-type="image/png"/></draw:frame></text:p>
          </table:table-cell>
          <table:table-cell table:style-name="Tabelle2.B1" office:value-type="string">
            <text:p text:style-name="P166"><text:s/>5.1.1 Topbar and Statusbar - File menu</text:p>
          </table:table-cell>
        </table:table-row>
      </table:table>
      <text:p text:style-name="P1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5"><text:a xlink:type="simple" xlink:href="#__RefHeading___Toc4476_2209119115" text:style-name="Index_20_Link" text:visited-style-name="Index_20_Link">Detailed table of content<text:tab/>1</text:a></text:p>
          <text:p text:style-name="P195"><text:a xlink:type="simple" xlink:href="#__RefHeading___Toc2165_4032534388" text:style-name="Index_20_Link" text:visited-style-name="Index_20_Link">File Menu<text:tab/>11</text:a></text:p>
          <text:p text:style-name="P196"><text:a xlink:type="simple" xlink:href="#__RefHeading___Toc5446_2279695032" text:style-name="Index_20_Link" text:visited-style-name="Index_20_Link">New<text:tab/>11</text:a></text:p>
          <text:p text:style-name="P196"><text:a xlink:type="simple" xlink:href="#__RefHeading___Toc5770_1794927051" text:style-name="Index_20_Link" text:visited-style-name="Index_20_Link">New from Template<text:tab/>11</text:a></text:p>
          <text:p text:style-name="P196"><text:a xlink:type="simple" xlink:href="#__RefHeading___Toc2169_4032534388" text:style-name="Index_20_Link" text:visited-style-name="Index_20_Link">Open<text:tab/>12</text:a></text:p>
          <text:p text:style-name="P196"><text:a xlink:type="simple" xlink:href="#__RefHeading___Toc2171_4032534388" text:style-name="Index_20_Link" text:visited-style-name="Index_20_Link">Open Recent<text:tab/>12</text:a></text:p>
          <text:p text:style-name="P196"><text:a xlink:type="simple" xlink:href="#__RefHeading___Toc2173_4032534388" text:style-name="Index_20_Link" text:visited-style-name="Index_20_Link">Revert<text:tab/>12</text:a></text:p>
          <text:p text:style-name="P196"><text:a xlink:type="simple" xlink:href="#__RefHeading___Toc2175_4032534388" text:style-name="Index_20_Link" text:visited-style-name="Index_20_Link">Recover last Session<text:tab/>12</text:a></text:p>
          <text:p text:style-name="P196"><text:a xlink:type="simple" xlink:href="#__RefHeading___Toc2177_4032534388" text:style-name="Index_20_Link" text:visited-style-name="Index_20_Link">Recover Autosave<text:tab/>12</text:a></text:p>
          <text:p text:style-name="P196"><text:a xlink:type="simple" xlink:href="#__RefHeading___Toc2179_4032534388" text:style-name="Index_20_Link" text:visited-style-name="Index_20_Link">Save<text:tab/>12</text:a></text:p>
          <text:p text:style-name="P196"><text:a xlink:type="simple" xlink:href="#__RefHeading___Toc4921_1454566840" text:style-name="Index_20_Link" text:visited-style-name="Index_20_Link">Incremental Save<text:tab/>12</text:a></text:p>
          <text:p text:style-name="P196"><text:a xlink:type="simple" xlink:href="#__RefHeading___Toc2181_4032534388" text:style-name="Index_20_Link" text:visited-style-name="Index_20_Link">Save As<text:tab/>12</text:a></text:p>
          <text:p text:style-name="P196"><text:a xlink:type="simple" xlink:href="#__RefHeading___Toc2183_4032534388" text:style-name="Index_20_Link" text:visited-style-name="Index_20_Link">Save Copy<text:tab/>12</text:a></text:p>
          <text:p text:style-name="P196"><text:a xlink:type="simple" xlink:href="#__RefHeading___Toc2185_4032534388" text:style-name="Index_20_Link" text:visited-style-name="Index_20_Link">Link<text:tab/>12</text:a></text:p>
          <text:p text:style-name="P196"><text:a xlink:type="simple" xlink:href="#__RefHeading___Toc2187_4032534388" text:style-name="Index_20_Link" text:visited-style-name="Index_20_Link">Append<text:tab/>14</text:a></text:p>
          <text:p text:style-name="P196"><text:a xlink:type="simple" xlink:href="#__RefHeading___Toc4455_4154669917" text:style-name="Index_20_Link" text:visited-style-name="Index_20_Link">Data Previews<text:tab/>15</text:a></text:p>
          <text:p text:style-name="P196"><text:a xlink:type="simple" xlink:href="#__RefHeading___Toc2199_4032534388" text:style-name="Index_20_Link" text:visited-style-name="Index_20_Link">Import<text:tab/>16</text:a></text:p>
          <text:p text:style-name="P196"><text:a xlink:type="simple" xlink:href="#__RefHeading___Toc5821_1059972585" text:style-name="Index_20_Link" text:visited-style-name="Index_20_Link">Export<text:tab/>30</text:a></text:p>
          <text:p text:style-name="P196"><text:a xlink:type="simple" xlink:href="#__RefHeading___Toc2695_4032534388" text:style-name="Index_20_Link" text:visited-style-name="Index_20_Link">External Data<text:tab/>51</text:a></text:p>
          <text:p text:style-name="P196"><text:a xlink:type="simple" xlink:href="#__RefHeading___Toc5482_3876747245" text:style-name="Index_20_Link" text:visited-style-name="Index_20_Link">Clean Up<text:tab/>53</text:a></text:p>
          <text:p text:style-name="P196"><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style-name="TableLine2643919586000">
          <table:table-cell table:style-name="Tabelle1.A1" office:value-type="string">
            <text:p text:style-name="P202"><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5"><text:a xlink:type="simple" xlink:href="#__RefHeading___Toc4476_2209119115" text:style-name="Index_20_Link" text:visited-style-name="Index_20_Link">Detailed table of content<text:tab/>1</text:a></text:p>
          <text:p text:style-name="P195"><text:a xlink:type="simple" xlink:href="#__RefHeading___Toc2165_4032534388" text:style-name="Index_20_Link" text:visited-style-name="Index_20_Link">File Menu<text:tab/>11</text:a></text:p>
          <text:p text:style-name="P196"><text:a xlink:type="simple" xlink:href="#__RefHeading___Toc5446_2279695032" text:style-name="Index_20_Link" text:visited-style-name="Index_20_Link">New<text:tab/>11</text:a></text:p>
          <text:p text:style-name="P196"><text:a xlink:type="simple" xlink:href="#__RefHeading___Toc5770_1794927051" text:style-name="Index_20_Link" text:visited-style-name="Index_20_Link">New from Template<text:tab/>11</text:a></text:p>
          <text:p text:style-name="P197"><text:a xlink:type="simple" xlink:href="#__RefHeading___Toc8599_2979755826" text:style-name="Index_20_Link" text:visited-style-name="Index_20_Link">Standard Application Templates<text:tab/>11</text:a></text:p>
          <text:p text:style-name="P198"><text:a xlink:type="simple" xlink:href="#__RefHeading___Toc8601_2979755826" text:style-name="Index_20_Link" text:visited-style-name="Index_20_Link">General<text:tab/>11</text:a></text:p>
          <text:p text:style-name="P198"><text:a xlink:type="simple" xlink:href="#__RefHeading___Toc8603_2979755826" text:style-name="Index_20_Link" text:visited-style-name="Index_20_Link">2D Animation<text:tab/>11</text:a></text:p>
          <text:p text:style-name="P198"><text:a xlink:type="simple" xlink:href="#__RefHeading___Toc8605_2979755826" text:style-name="Index_20_Link" text:visited-style-name="Index_20_Link">All<text:tab/>11</text:a></text:p>
          <text:p text:style-name="P198"><text:a xlink:type="simple" xlink:href="#__RefHeading___Toc8607_2979755826" text:style-name="Index_20_Link" text:visited-style-name="Index_20_Link">Sculpting<text:tab/>11</text:a></text:p>
          <text:p text:style-name="P198"><text:a xlink:type="simple" xlink:href="#__RefHeading___Toc8609_2979755826" text:style-name="Index_20_Link" text:visited-style-name="Index_20_Link">VFX<text:tab/>11</text:a></text:p>
          <text:p text:style-name="P198"><text:a xlink:type="simple" xlink:href="#__RefHeading___Toc8611_2979755826" text:style-name="Index_20_Link" text:visited-style-name="Index_20_Link">Video Editing<text:tab/>12</text:a></text:p>
          <text:p text:style-name="P196"><text:a xlink:type="simple" xlink:href="#__RefHeading___Toc2169_4032534388" text:style-name="Index_20_Link" text:visited-style-name="Index_20_Link">Open<text:tab/>12</text:a></text:p>
          <text:p text:style-name="P196"><text:a xlink:type="simple" xlink:href="#__RefHeading___Toc2171_4032534388" text:style-name="Index_20_Link" text:visited-style-name="Index_20_Link">Open Recent<text:tab/>12</text:a></text:p>
          <text:p text:style-name="P196"><text:a xlink:type="simple" xlink:href="#__RefHeading___Toc2173_4032534388" text:style-name="Index_20_Link" text:visited-style-name="Index_20_Link">Revert<text:tab/>12</text:a></text:p>
          <text:p text:style-name="P196"><text:a xlink:type="simple" xlink:href="#__RefHeading___Toc2175_4032534388" text:style-name="Index_20_Link" text:visited-style-name="Index_20_Link">Recover last Session<text:tab/>12</text:a></text:p>
          <text:p text:style-name="P196"><text:a xlink:type="simple" xlink:href="#__RefHeading___Toc2177_4032534388" text:style-name="Index_20_Link" text:visited-style-name="Index_20_Link">Recover Autosave<text:tab/>12</text:a></text:p>
          <text:p text:style-name="P196"><text:a xlink:type="simple" xlink:href="#__RefHeading___Toc2179_4032534388" text:style-name="Index_20_Link" text:visited-style-name="Index_20_Link">Save<text:tab/>12</text:a></text:p>
          <text:p text:style-name="P196"><text:a xlink:type="simple" xlink:href="#__RefHeading___Toc4921_1454566840" text:style-name="Index_20_Link" text:visited-style-name="Index_20_Link">Incremental Save<text:tab/>12</text:a></text:p>
          <text:p text:style-name="P196"><text:soft-page-break/><text:a xlink:type="simple" xlink:href="#__RefHeading___Toc2181_4032534388" text:style-name="Index_20_Link" text:visited-style-name="Index_20_Link">Save As<text:tab/>12</text:a></text:p>
          <text:p text:style-name="P196"><text:a xlink:type="simple" xlink:href="#__RefHeading___Toc2183_4032534388" text:style-name="Index_20_Link" text:visited-style-name="Index_20_Link">Save Copy<text:tab/>12</text:a></text:p>
          <text:p text:style-name="P196"><text:a xlink:type="simple" xlink:href="#__RefHeading___Toc2185_4032534388" text:style-name="Index_20_Link" text:visited-style-name="Index_20_Link">Link<text:tab/>12</text:a></text:p>
          <text:p text:style-name="P197"><text:a xlink:type="simple" xlink:href="#__RefHeading___Toc5772_1794927051" text:style-name="Index_20_Link" text:visited-style-name="Index_20_Link">Advanced Filter<text:tab/>13</text:a></text:p>
          <text:p text:style-name="P197"><text:a xlink:type="simple" xlink:href="#__RefHeading___Toc6416_510649927" text:style-name="Index_20_Link" text:visited-style-name="Index_20_Link">Import Settings<text:tab/>13</text:a></text:p>
          <text:p text:style-name="P198"><text:a xlink:type="simple" xlink:href="#__RefHeading___Toc6418_510649927" text:style-name="Index_20_Link" text:visited-style-name="Index_20_Link">Relative Path<text:tab/>13</text:a></text:p>
          <text:p text:style-name="P198"><text:a xlink:type="simple" xlink:href="#__RefHeading___Toc6420_510649927" text:style-name="Index_20_Link" text:visited-style-name="Index_20_Link">Select<text:tab/>13</text:a></text:p>
          <text:p text:style-name="P198"><text:a xlink:type="simple" xlink:href="#__RefHeading___Toc6422_510649927" text:style-name="Index_20_Link" text:visited-style-name="Index_20_Link">Active Layer<text:tab/>13</text:a></text:p>
          <text:p text:style-name="P198"><text:a xlink:type="simple" xlink:href="#__RefHeading___Toc6424_510649927" text:style-name="Index_20_Link" text:visited-style-name="Index_20_Link">Instance Collections<text:tab/>13</text:a></text:p>
          <text:p text:style-name="P197"><text:a xlink:type="simple" xlink:href="#__RefHeading___Toc6426_510649927" text:style-name="Index_20_Link" text:visited-style-name="Index_20_Link">Please Note:<text:tab/>13</text:a></text:p>
          <text:p text:style-name="P197"><text:a xlink:type="simple" xlink:href="#__RefHeading___Toc6428_510649927" text:style-name="Index_20_Link" text:visited-style-name="Index_20_Link">Known Limitations<text:tab/>13</text:a></text:p>
          <text:p text:style-name="P196"><text:a xlink:type="simple" xlink:href="#__RefHeading___Toc2187_4032534388" text:style-name="Index_20_Link" text:visited-style-name="Index_20_Link">Append<text:tab/>14</text:a></text:p>
          <text:p text:style-name="P197"><text:a xlink:type="simple" xlink:href="#__RefHeading___Toc6430_510649927" text:style-name="Index_20_Link" text:visited-style-name="Index_20_Link">Advanced Filter<text:tab/>14</text:a></text:p>
          <text:p text:style-name="P197"><text:a xlink:type="simple" xlink:href="#__RefHeading___Toc4063_2409084160" text:style-name="Index_20_Link" text:visited-style-name="Index_20_Link">Import Settings<text:tab/>14</text:a></text:p>
          <text:p text:style-name="P198"><text:a xlink:type="simple" xlink:href="#__RefHeading___Toc6434_510649927" text:style-name="Index_20_Link" text:visited-style-name="Index_20_Link">Select<text:tab/>14</text:a></text:p>
          <text:p text:style-name="P198"><text:a xlink:type="simple" xlink:href="#__RefHeading___Toc6436_510649927" text:style-name="Index_20_Link" text:visited-style-name="Index_20_Link">Active Collection<text:tab/>14</text:a></text:p>
          <text:p text:style-name="P198"><text:a xlink:type="simple" xlink:href="#__RefHeading___Toc6438_510649927" text:style-name="Index_20_Link" text:visited-style-name="Index_20_Link">Instance Collection<text:tab/>14</text:a></text:p>
          <text:p text:style-name="P198"><text:a xlink:type="simple" xlink:href="#__RefHeading___Toc6440_510649927" text:style-name="Index_20_Link" text:visited-style-name="Index_20_Link">Fake User<text:tab/>14</text:a></text:p>
          <text:p text:style-name="P198"><text:a xlink:type="simple" xlink:href="#__RefHeading___Toc6442_510649927" text:style-name="Index_20_Link" text:visited-style-name="Index_20_Link">Localize All<text:tab/>14</text:a></text:p>
          <text:p text:style-name="P196"><text:a xlink:type="simple" xlink:href="#__RefHeading___Toc4455_4154669917" text:style-name="Index_20_Link" text:visited-style-name="Index_20_Link">Data Previews<text:tab/>15</text:a></text:p>
          <text:p text:style-name="P197"><text:a xlink:type="simple" xlink:href="#__RefHeading___Toc2191_4032534388" text:style-name="Index_20_Link" text:visited-style-name="Index_20_Link">Refresh Data Set Previews<text:tab/>16</text:a></text:p>
          <text:p text:style-name="P197"><text:a xlink:type="simple" xlink:href="#__RefHeading___Toc2193_4032534388" text:style-name="Index_20_Link" text:visited-style-name="Index_20_Link">Batch Generate Previews<text:tab/>16</text:a></text:p>
          <text:p text:style-name="P197"><text:a xlink:type="simple" xlink:href="#__RefHeading___Toc2195_4032534388" text:style-name="Index_20_Link" text:visited-style-name="Index_20_Link">Clear Data Set Previews<text:tab/>16</text:a></text:p>
          <text:p text:style-name="P197"><text:a xlink:type="simple" xlink:href="#__RefHeading___Toc2197_4032534388" text:style-name="Index_20_Link" text:visited-style-name="Index_20_Link">Batch Clear Previews<text:tab/>16</text:a></text:p>
          <text:p text:style-name="P196"><text:a xlink:type="simple" xlink:href="#__RefHeading___Toc2199_4032534388" text:style-name="Index_20_Link" text:visited-style-name="Index_20_Link">Import<text:tab/>16</text:a></text:p>
          <text:p text:style-name="P197"><text:a xlink:type="simple" xlink:href="#__RefHeading___Toc6310_4124453082" text:style-name="Index_20_Link" text:visited-style-name="Index_20_Link">Operator Presets<text:tab/>16</text:a></text:p>
          <text:p text:style-name="P198"><text:a xlink:type="simple" xlink:href="#__RefHeading___Toc6312_4124453082" text:style-name="Index_20_Link" text:visited-style-name="Index_20_Link">Operator Presets dropdown<text:tab/>17</text:a></text:p>
          <text:p text:style-name="P199"><text:a xlink:type="simple" xlink:href="#__RefHeading___Toc6314_4124453082" text:style-name="Index_20_Link" text:visited-style-name="Index_20_Link">Restore Operator Defaults<text:tab/>17</text:a></text:p>
          <text:p text:style-name="P199"><text:a xlink:type="simple" xlink:href="#__RefHeading___Toc6316_4124453082" text:style-name="Index_20_Link" text:visited-style-name="Index_20_Link">List of available presets<text:tab/>17</text:a></text:p>
          <text:p text:style-name="P198"><text:a xlink:type="simple" xlink:href="#__RefHeading___Toc6318_4124453082" text:style-name="Index_20_Link" text:visited-style-name="Index_20_Link">Add Operator Preset<text:tab/>17</text:a></text:p>
          <text:p text:style-name="P198"><text:a xlink:type="simple" xlink:href="#__RefHeading___Toc6320_4124453082" text:style-name="Index_20_Link" text:visited-style-name="Index_20_Link">Remove Operator Preset<text:tab/>17</text:a></text:p>
          <text:p text:style-name="P197"><text:a xlink:type="simple" xlink:href="#__RefHeading___Toc5108_3439223462" text:style-name="Index_20_Link" text:visited-style-name="Index_20_Link">Collada<text:tab/>17</text:a></text:p>
          <text:p text:style-name="P198"><text:a xlink:type="simple" xlink:href="#__RefHeading___Toc2203_4032534388" text:style-name="Index_20_Link" text:visited-style-name="Index_20_Link">Import Data Options<text:tab/>17</text:a></text:p>
          <text:p text:style-name="P199"><text:a xlink:type="simple" xlink:href="#__RefHeading___Toc2205_4032534388" text:style-name="Index_20_Link" text:visited-style-name="Index_20_Link">Import Units<text:tab/>17</text:a></text:p>
          <text:p text:style-name="P199"><text:a xlink:type="simple" xlink:href="#__RefHeading___Toc6051_2236532701" text:style-name="Index_20_Link" text:visited-style-name="Index_20_Link">Custom Normals<text:tab/>17</text:a></text:p>
          <text:p text:style-name="P198"><text:a xlink:type="simple" xlink:href="#__RefHeading___Toc2207_4032534388" text:style-name="Index_20_Link" text:visited-style-name="Index_20_Link">Armature Options<text:tab/>17</text:a></text:p>
          <text:p text:style-name="P199"><text:a xlink:type="simple" xlink:href="#__RefHeading___Toc2209_4032534388" text:style-name="Index_20_Link" text:visited-style-name="Index_20_Link">Fix Leaf Bones<text:tab/>17</text:a></text:p>
          <text:p text:style-name="P199"><text:a xlink:type="simple" xlink:href="#__RefHeading___Toc2211_4032534388" text:style-name="Index_20_Link" text:visited-style-name="Index_20_Link">Find Bone Chains<text:tab/>17</text:a></text:p>
          <text:p text:style-name="P199"><text:a xlink:type="simple" xlink:href="#__RefHeading___Toc2213_4032534388" text:style-name="Index_20_Link" text:visited-style-name="Index_20_Link">Auto Connect<text:tab/>17</text:a></text:p>
          <text:p text:style-name="P199"><text:a xlink:type="simple" xlink:href="#__RefHeading___Toc2215_4032534388" text:style-name="Index_20_Link" text:visited-style-name="Index_20_Link">Minimum Chain Length<text:tab/>18</text:a></text:p>
          <text:p text:style-name="P198"><text:a xlink:type="simple" xlink:href="#__RefHeading___Toc2217_4032534388" text:style-name="Index_20_Link" text:visited-style-name="Index_20_Link">Keep Bind Info<text:tab/>18</text:a></text:p>
          <text:p text:style-name="P197"><text:a xlink:type="simple" xlink:href="#__RefHeading___Toc2219_4032534388" text:style-name="Index_20_Link" text:visited-style-name="Index_20_Link">Alembic<text:tab/>18</text:a></text:p>
          <text:p text:style-name="P198"><text:a xlink:type="simple" xlink:href="#__RefHeading___Toc2221_4032534388" text:style-name="Index_20_Link" text:visited-style-name="Index_20_Link">Manual Transform<text:tab/>18</text:a></text:p>
          <text:p text:style-name="P199"><text:a xlink:type="simple" xlink:href="#__RefHeading___Toc2223_4032534388" text:style-name="Index_20_Link" text:visited-style-name="Index_20_Link">Scale<text:tab/>18</text:a></text:p>
          <text:p text:style-name="P198"><text:a xlink:type="simple" xlink:href="#__RefHeading___Toc2225_4032534388" text:style-name="Index_20_Link" text:visited-style-name="Index_20_Link">Options<text:tab/>18</text:a></text:p>
          <text:p text:style-name="P199"><text:a xlink:type="simple" xlink:href="#__RefHeading___Toc4953_2247063723" text:style-name="Index_20_Link" text:visited-style-name="Index_20_Link">Relative Path<text:tab/>18</text:a></text:p>
          <text:p text:style-name="P199"><text:a xlink:type="simple" xlink:href="#__RefHeading___Toc2227_4032534388" text:style-name="Index_20_Link" text:visited-style-name="Index_20_Link">Set Frame Range<text:tab/>18</text:a></text:p>
          <text:p text:style-name="P199"><text:a xlink:type="simple" xlink:href="#__RefHeading___Toc2229_4032534388" text:style-name="Index_20_Link" text:visited-style-name="Index_20_Link">Is Sequence<text:tab/>18</text:a></text:p>
          <text:p text:style-name="P199"><text:a xlink:type="simple" xlink:href="#__RefHeading___Toc2231_4032534388" text:style-name="Index_20_Link" text:visited-style-name="Index_20_Link">Validate Meshes<text:tab/>18</text:a></text:p>
          <text:p text:style-name="P199"><text:a xlink:type="simple" xlink:href="#__RefHeading___Toc4955_2247063723" text:style-name="Index_20_Link" text:visited-style-name="Index_20_Link">Always add Cache Reader<text:tab/>18</text:a></text:p>
          <text:p text:style-name="P197"><text:a xlink:type="simple" xlink:href="#__RefHeading___Toc4334_3214510501" text:style-name="Index_20_Link" text:visited-style-name="Index_20_Link">USD<text:tab/>19</text:a></text:p>
          <text:p text:style-name="P198"><text:a xlink:type="simple" xlink:href="#__RefHeading___Toc4630_55351524" text:style-name="Index_20_Link" text:visited-style-name="Index_20_Link">Data Types<text:tab/>19</text:a></text:p>
          <text:p text:style-name="P199"><text:soft-page-break/><text:a xlink:type="simple" xlink:href="#__RefHeading___Toc4632_55351524" text:style-name="Index_20_Link" text:visited-style-name="Index_20_Link">Cameras<text:tab/>19</text:a></text:p>
          <text:p text:style-name="P199"><text:a xlink:type="simple" xlink:href="#__RefHeading___Toc4634_55351524" text:style-name="Index_20_Link" text:visited-style-name="Index_20_Link">Curves<text:tab/>19</text:a></text:p>
          <text:p text:style-name="P199"><text:a xlink:type="simple" xlink:href="#__RefHeading___Toc4636_55351524" text:style-name="Index_20_Link" text:visited-style-name="Index_20_Link">Lights<text:tab/>19</text:a></text:p>
          <text:p text:style-name="P199"><text:a xlink:type="simple" xlink:href="#__RefHeading___Toc4638_55351524" text:style-name="Index_20_Link" text:visited-style-name="Index_20_Link">Materials<text:tab/>19</text:a></text:p>
          <text:p text:style-name="P199"><text:a xlink:type="simple" xlink:href="#__RefHeading___Toc4640_55351524" text:style-name="Index_20_Link" text:visited-style-name="Index_20_Link">Meshes<text:tab/>19</text:a></text:p>
          <text:p text:style-name="P199"><text:a xlink:type="simple" xlink:href="#__RefHeading___Toc4642_55351524" text:style-name="Index_20_Link" text:visited-style-name="Index_20_Link">Volumes<text:tab/>19</text:a></text:p>
          <text:p text:style-name="P199"><text:a xlink:type="simple" xlink:href="#__RefHeading___Toc5875_1861793700" text:style-name="Index_20_Link" text:visited-style-name="Index_20_Link">Shapes<text:tab/>19</text:a></text:p>
          <text:p text:style-name="P199"><text:a xlink:type="simple" xlink:href="#__RefHeading___Toc6261_2846592914" text:style-name="Index_20_Link" text:visited-style-name="Index_20_Link">Skeletons<text:tab/>19</text:a></text:p>
          <text:p text:style-name="P199"><text:a xlink:type="simple" xlink:href="#__RefHeading___Toc6263_2846592914" text:style-name="Index_20_Link" text:visited-style-name="Index_20_Link">Blend Shapes<text:tab/>19</text:a></text:p>
          <text:p text:style-name="P198"><text:a xlink:type="simple" xlink:href="#__RefHeading___Toc4644_55351524" text:style-name="Index_20_Link" text:visited-style-name="Index_20_Link">Path Mask<text:tab/>19</text:a></text:p>
          <text:p text:style-name="P198"><text:a xlink:type="simple" xlink:href="#__RefHeading___Toc4646_55351524" text:style-name="Index_20_Link" text:visited-style-name="Index_20_Link">Scale<text:tab/>19</text:a></text:p>
          <text:p text:style-name="P198"><text:a xlink:type="simple" xlink:href="#__RefHeading___Toc4648_55351524" text:style-name="Index_20_Link" text:visited-style-name="Index_20_Link">Mesh Data<text:tab/>19</text:a></text:p>
          <text:p text:style-name="P199"><text:a xlink:type="simple" xlink:href="#__RefHeading___Toc4650_55351524" text:style-name="Index_20_Link" text:visited-style-name="Index_20_Link">UV Coordinates<text:tab/>19</text:a></text:p>
          <text:p text:style-name="P199"><text:a xlink:type="simple" xlink:href="#__RefHeading___Toc4652_55351524" text:style-name="Index_20_Link" text:visited-style-name="Index_20_Link">Vertex Colors<text:tab/>20</text:a></text:p>
          <text:p text:style-name="P199"><text:a xlink:type="simple" xlink:href="#__RefHeading___Toc6265_2846592914" text:style-name="Index_20_Link" text:visited-style-name="Index_20_Link">Mesh Attributes<text:tab/>20</text:a></text:p>
          <text:p text:style-name="P198"><text:a xlink:type="simple" xlink:href="#__RefHeading___Toc4654_55351524" text:style-name="Index_20_Link" text:visited-style-name="Index_20_Link">Include<text:tab/>20</text:a></text:p>
          <text:p text:style-name="P199"><text:a xlink:type="simple" xlink:href="#__RefHeading___Toc4656_55351524" text:style-name="Index_20_Link" text:visited-style-name="Index_20_Link">Subdivision<text:tab/>20</text:a></text:p>
          <text:p text:style-name="P199"><text:a xlink:type="simple" xlink:href="#__RefHeading___Toc4658_55351524" text:style-name="Index_20_Link" text:visited-style-name="Index_20_Link">Import Instance Proxies<text:tab/>20</text:a></text:p>
          <text:p text:style-name="P199"><text:a xlink:type="simple" xlink:href="#__RefHeading___Toc4660_55351524" text:style-name="Index_20_Link" text:visited-style-name="Index_20_Link">Visible Primitives Only<text:tab/>20</text:a></text:p>
          <text:p text:style-name="P199"><text:a xlink:type="simple" xlink:href="#__RefHeading___Toc4662_55351524" text:style-name="Index_20_Link" text:visited-style-name="Index_20_Link">Guide<text:tab/>20</text:a></text:p>
          <text:p text:style-name="P199"><text:a xlink:type="simple" xlink:href="#__RefHeading___Toc4664_55351524" text:style-name="Index_20_Link" text:visited-style-name="Index_20_Link">Proxy<text:tab/>20</text:a></text:p>
          <text:p text:style-name="P199"><text:a xlink:type="simple" xlink:href="#__RefHeading___Toc4666_55351524" text:style-name="Index_20_Link" text:visited-style-name="Index_20_Link">Render<text:tab/>20</text:a></text:p>
          <text:p text:style-name="P198"><text:a xlink:type="simple" xlink:href="#__RefHeading___Toc4668_55351524" text:style-name="Index_20_Link" text:visited-style-name="Index_20_Link">Options<text:tab/>20</text:a></text:p>
          <text:p text:style-name="P199"><text:a xlink:type="simple" xlink:href="#__RefHeading___Toc4670_55351524" text:style-name="Index_20_Link" text:visited-style-name="Index_20_Link">Set Frame Range<text:tab/>20</text:a></text:p>
          <text:p text:style-name="P198"><text:a xlink:type="simple" xlink:href="#__RefHeading___Toc4672_55351524" text:style-name="Index_20_Link" text:visited-style-name="Index_20_Link">Relative Path<text:tab/>20</text:a></text:p>
          <text:p text:style-name="P199"><text:a xlink:type="simple" xlink:href="#__RefHeading___Toc4674_55351524" text:style-name="Index_20_Link" text:visited-style-name="Index_20_Link">Create Collection<text:tab/>20</text:a></text:p>
          <text:p text:style-name="P198"><text:a xlink:type="simple" xlink:href="#__RefHeading___Toc4676_55351524" text:style-name="Index_20_Link" text:visited-style-name="Index_20_Link">Light Intensity Scale<text:tab/>20</text:a></text:p>
          <text:p text:style-name="P198"><text:a xlink:type="simple" xlink:href="#__RefHeading___Toc4678_55351524" text:style-name="Index_20_Link" text:visited-style-name="Index_20_Link">Materials<text:tab/>20</text:a></text:p>
          <text:p text:style-name="P199"><text:a xlink:type="simple" xlink:href="#__RefHeading___Toc5877_1861793700" text:style-name="Index_20_Link" text:visited-style-name="Index_20_Link">Import all Materials<text:tab/>20</text:a></text:p>
          <text:p text:style-name="P199"><text:a xlink:type="simple" xlink:href="#__RefHeading___Toc4680_55351524" text:style-name="Index_20_Link" text:visited-style-name="Index_20_Link">Import USD Preview<text:tab/>21</text:a></text:p>
          <text:p text:style-name="P199"><text:a xlink:type="simple" xlink:href="#__RefHeading___Toc4682_55351524" text:style-name="Index_20_Link" text:visited-style-name="Index_20_Link">Set Material Blend<text:tab/>21</text:a></text:p>
          <text:p text:style-name="P199"><text:a xlink:type="simple" xlink:href="#__RefHeading___Toc5879_1861793700" text:style-name="Index_20_Link" text:visited-style-name="Index_20_Link">Material Name<text:tab/>21</text:a></text:p>
          <text:p text:style-name="P199"><text:a xlink:type="simple" xlink:href="#__RefHeading___Toc5881_1861793700" text:style-name="Index_20_Link" text:visited-style-name="Index_20_Link">Import Textures<text:tab/>21</text:a></text:p>
          <text:p text:style-name="P200"><text:a xlink:type="simple" xlink:href="#__RefHeading___Toc5883_1861793700" text:style-name="Index_20_Link" text:visited-style-name="Index_20_Link">None<text:tab/>21</text:a></text:p>
          <text:p text:style-name="P200"><text:a xlink:type="simple" xlink:href="#__RefHeading___Toc5885_1861793700" text:style-name="Index_20_Link" text:visited-style-name="Index_20_Link">Packed<text:tab/>21</text:a></text:p>
          <text:p text:style-name="P200"><text:a xlink:type="simple" xlink:href="#__RefHeading___Toc5887_1861793700" text:style-name="Index_20_Link" text:visited-style-name="Index_20_Link">Copy<text:tab/>21</text:a></text:p>
          <text:p text:style-name="P201"><text:a xlink:type="simple" xlink:href="#__RefHeading___Toc5889_1861793700" text:style-name="Index_20_Link" text:visited-style-name="Index_20_Link">Textures Directory<text:tab/>21</text:a></text:p>
          <text:p text:style-name="P201"><text:a xlink:type="simple" xlink:href="#__RefHeading___Toc5891_1861793700" text:style-name="Index_20_Link" text:visited-style-name="Index_20_Link">File name collision<text:tab/>21</text:a></text:p>
          <text:p text:style-name="P197"><text:a xlink:type="simple" xlink:href="#__RefHeading___Toc5110_3439223462" text:style-name="Index_20_Link" text:visited-style-name="Index_20_Link">SVG as Grease Pencil<text:tab/>21</text:a></text:p>
          <text:p text:style-name="P198"><text:a xlink:type="simple" xlink:href="#__RefHeading___Toc4336_321451050" text:style-name="Index_20_Link" text:visited-style-name="Index_20_Link">Resolution<text:tab/>21</text:a></text:p>
          <text:p text:style-name="P198"><text:a xlink:type="simple" xlink:href="#__RefHeading___Toc4338_321451050" text:style-name="Index_20_Link" text:visited-style-name="Index_20_Link">Scale<text:tab/>21</text:a></text:p>
          <text:p text:style-name="P197"><text:a xlink:type="simple" xlink:href="#__RefHeading___Toc2297_40325343881" text:style-name="Index_20_Link" text:visited-style-name="Index_20_Link">Wavefront(OBJ)<text:tab/>22</text:a></text:p>
          <text:p text:style-name="P198"><text:a xlink:type="simple" xlink:href="#__RefHeading___Toc4914_7710247081" text:style-name="Index_20_Link" text:visited-style-name="Index_20_Link">Transform Panel<text:tab/>22</text:a></text:p>
          <text:p text:style-name="P199"><text:a xlink:type="simple" xlink:href="#__RefHeading___Toc6053_2236532701" text:style-name="Index_20_Link" text:visited-style-name="Index_20_Link">Scale<text:tab/>22</text:a></text:p>
          <text:p text:style-name="P199"><text:a xlink:type="simple" xlink:href="#__RefHeading___Toc4916_7710247081" text:style-name="Index_20_Link" text:visited-style-name="Index_20_Link">Clamp Bounding Box<text:tab/>22</text:a></text:p>
          <text:p text:style-name="P199"><text:a xlink:type="simple" xlink:href="#__RefHeading___Toc6055_2236532701" text:style-name="Index_20_Link" text:visited-style-name="Index_20_Link">Forward Axis<text:tab/>22</text:a></text:p>
          <text:p text:style-name="P199"><text:a xlink:type="simple" xlink:href="#__RefHeading___Toc6052_2659889521" text:style-name="Index_20_Link" text:visited-style-name="Index_20_Link">Up<text:tab/>22</text:a></text:p>
          <text:p text:style-name="P198"><text:a xlink:type="simple" xlink:href="#__RefHeading___Toc5836_2659889521" text:style-name="Index_20_Link" text:visited-style-name="Index_20_Link">Options<text:tab/>22</text:a></text:p>
          <text:p text:style-name="P199"><text:a xlink:type="simple" xlink:href="#__RefHeading___Toc2307_40325343881" text:style-name="Index_20_Link" text:visited-style-name="Index_20_Link">Split by Object<text:tab/>22</text:a></text:p>
          <text:p text:style-name="P199"><text:a xlink:type="simple" xlink:href="#__RefHeading___Toc2309_40325343881" text:style-name="Index_20_Link" text:visited-style-name="Index_20_Link">Split by Group<text:tab/>22</text:a></text:p>
          <text:p text:style-name="P199"><text:a xlink:type="simple" xlink:href="#__RefHeading___Toc2311_40325343881" text:style-name="Index_20_Link" text:visited-style-name="Index_20_Link">Vertex Groups<text:tab/>22</text:a></text:p>
          <text:p text:style-name="P199"><text:a xlink:type="simple" xlink:href="#__RefHeading___Toc2305_40325343881" text:style-name="Index_20_Link" text:visited-style-name="Index_20_Link">Validate Meshes<text:tab/>22</text:a></text:p>
          <text:p text:style-name="P197"><text:soft-page-break/><text:a xlink:type="simple" xlink:href="#__RefHeading___Toc2273_4032534388" text:style-name="Index_20_Link" text:visited-style-name="Index_20_Link">Motion Capture (BVH)<text:tab/>23</text:a></text:p>
          <text:p text:style-name="P198"><text:a xlink:type="simple" xlink:href="#__RefHeading___Toc2275_4032534388" text:style-name="Index_20_Link" text:visited-style-name="Index_20_Link">Target<text:tab/>23</text:a></text:p>
          <text:p text:style-name="P198"><text:a xlink:type="simple" xlink:href="#__RefHeading___Toc4957_2247063723" text:style-name="Index_20_Link" text:visited-style-name="Index_20_Link">Transform panel<text:tab/>23</text:a></text:p>
          <text:p text:style-name="P199"><text:a xlink:type="simple" xlink:href="#__RefHeading___Toc2277_4032534388" text:style-name="Index_20_Link" text:visited-style-name="Index_20_Link">Scale<text:tab/>23</text:a></text:p>
          <text:p text:style-name="P199"><text:a xlink:type="simple" xlink:href="#__RefHeading___Toc4959_2247063723" text:style-name="Index_20_Link" text:visited-style-name="Index_20_Link">Rotation<text:tab/>23</text:a></text:p>
          <text:p text:style-name="P199"><text:a xlink:type="simple" xlink:href="#__RefHeading___Toc2291_4032534388" text:style-name="Index_20_Link" text:visited-style-name="Index_20_Link">Forward<text:tab/>23</text:a></text:p>
          <text:p text:style-name="P199"><text:a xlink:type="simple" xlink:href="#__RefHeading___Toc2293_4032534388" text:style-name="Index_20_Link" text:visited-style-name="Index_20_Link">Up<text:tab/>23</text:a></text:p>
          <text:p text:style-name="P198"><text:a xlink:type="simple" xlink:href="#__RefHeading___Toc4961_2247063723" text:style-name="Index_20_Link" text:visited-style-name="Index_20_Link">Animation Panel<text:tab/>23</text:a></text:p>
          <text:p text:style-name="P199"><text:a xlink:type="simple" xlink:href="#__RefHeading___Toc2279_4032534388" text:style-name="Index_20_Link" text:visited-style-name="Index_20_Link">Start Frame<text:tab/>23</text:a></text:p>
          <text:p text:style-name="P199"><text:a xlink:type="simple" xlink:href="#__RefHeading___Toc2281_4032534388" text:style-name="Index_20_Link" text:visited-style-name="Index_20_Link">Scale FPS<text:tab/>23</text:a></text:p>
          <text:p text:style-name="P199"><text:a xlink:type="simple" xlink:href="#__RefHeading___Toc4963_2247063723" text:style-name="Index_20_Link" text:visited-style-name="Index_20_Link">Loop<text:tab/>23</text:a></text:p>
          <text:p text:style-name="P199"><text:a xlink:type="simple" xlink:href="#__RefHeading___Toc2283_4032534388" text:style-name="Index_20_Link" text:visited-style-name="Index_20_Link">Update Scene FPS<text:tab/>23</text:a></text:p>
          <text:p text:style-name="P199"><text:a xlink:type="simple" xlink:href="#__RefHeading___Toc2285_4032534388" text:style-name="Index_20_Link" text:visited-style-name="Index_20_Link">Update Scene Duration<text:tab/>24</text:a></text:p>
          <text:p text:style-name="P197"><text:a xlink:type="simple" xlink:href="#__RefHeading___Toc2333_4032534388" text:style-name="Index_20_Link" text:visited-style-name="Index_20_Link">Scalable Vector Graphics (SVG)<text:tab/>24</text:a></text:p>
          <text:p text:style-name="P197"><text:a xlink:type="simple" xlink:href="#__RefHeading___Toc5811_1059972585" text:style-name="Index_20_Link" text:visited-style-name="Index_20_Link">Stanford (PLY)<text:tab/>24</text:a></text:p>
          <text:p text:style-name="P198"><text:a xlink:type="simple" xlink:href="#__RefHeading___Toc6460_4124453082" text:style-name="Index_20_Link" text:visited-style-name="Index_20_Link">Scale<text:tab/>24</text:a></text:p>
          <text:p text:style-name="P198"><text:a xlink:type="simple" xlink:href="#__RefHeading___Toc6462_4124453082" text:style-name="Index_20_Link" text:visited-style-name="Index_20_Link">Scene Unit<text:tab/>24</text:a></text:p>
          <text:p text:style-name="P198"><text:a xlink:type="simple" xlink:href="#__RefHeading___Toc6464_4124453082" text:style-name="Index_20_Link" text:visited-style-name="Index_20_Link">Forward Axis<text:tab/>24</text:a></text:p>
          <text:p text:style-name="P198"><text:a xlink:type="simple" xlink:href="#__RefHeading___Toc6466_4124453082" text:style-name="Index_20_Link" text:visited-style-name="Index_20_Link">Up Axis<text:tab/>24</text:a></text:p>
          <text:p text:style-name="P198"><text:a xlink:type="simple" xlink:href="#__RefHeading___Toc6468_4124453082" text:style-name="Index_20_Link" text:visited-style-name="Index_20_Link">Merge Vertices<text:tab/>24</text:a></text:p>
          <text:p text:style-name="P198"><text:a xlink:type="simple" xlink:href="#__RefHeading___Toc6470_4124453082" text:style-name="Index_20_Link" text:visited-style-name="Index_20_Link">Vertex Colors<text:tab/>24</text:a></text:p>
          <text:p text:style-name="P198"><text:a xlink:type="simple" xlink:href="#__RefHeading___Toc6472_4124453082" text:style-name="Index_20_Link" text:visited-style-name="Index_20_Link">Vertex Attributes<text:tab/>24</text:a></text:p>
          <text:p text:style-name="P197"><text:a xlink:type="simple" xlink:href="#__RefHeading___Toc2321_4032534388" text:style-name="Index_20_Link" text:visited-style-name="Index_20_Link">STL<text:tab/>25</text:a></text:p>
          <text:p text:style-name="P198"><text:a xlink:type="simple" xlink:href="#__RefHeading___Toc4967_2247063723" text:style-name="Index_20_Link" text:visited-style-name="Index_20_Link">Transform Panel<text:tab/>25</text:a></text:p>
          <text:p text:style-name="P199"><text:a xlink:type="simple" xlink:href="#__RefHeading___Toc2323_4032534388" text:style-name="Index_20_Link" text:visited-style-name="Index_20_Link">Scale<text:tab/>25</text:a></text:p>
          <text:p text:style-name="P199"><text:a xlink:type="simple" xlink:href="#__RefHeading___Toc2325_4032534388" text:style-name="Index_20_Link" text:visited-style-name="Index_20_Link">Scene Unit<text:tab/>25</text:a></text:p>
          <text:p text:style-name="P198"><text:a xlink:type="simple" xlink:href="#__RefHeading___Toc5813_1059972585" text:style-name="Index_20_Link" text:visited-style-name="Index_20_Link">Forward<text:tab/>25</text:a></text:p>
          <text:p text:style-name="P198"><text:a xlink:type="simple" xlink:href="#__RefHeading___Toc5815_1059972585" text:style-name="Index_20_Link" text:visited-style-name="Index_20_Link">Up<text:tab/>25</text:a></text:p>
          <text:p text:style-name="P198"><text:a xlink:type="simple" xlink:href="#__RefHeading___Toc4969_2247063723" text:style-name="Index_20_Link" text:visited-style-name="Index_20_Link">Facet Normals<text:tab/>25</text:a></text:p>
          <text:p text:style-name="P197"><text:a xlink:type="simple" xlink:href="#__RefHeading___Toc2233_4032534388" text:style-name="Index_20_Link" text:visited-style-name="Index_20_Link">FBX<text:tab/>25</text:a></text:p>
          <text:p text:style-name="P198"><text:a xlink:type="simple" xlink:href="#__RefHeading___Toc4971_2247063723" text:style-name="Index_20_Link" text:visited-style-name="Index_20_Link">Include Panel<text:tab/>26</text:a></text:p>
          <text:p text:style-name="P199"><text:a xlink:type="simple" xlink:href="#__RefHeading___Toc4973_2247063723" text:style-name="Index_20_Link" text:visited-style-name="Index_20_Link">Custom Normals<text:tab/>26</text:a></text:p>
          <text:p text:style-name="P199"><text:a xlink:type="simple" xlink:href="#__RefHeading___Toc4975_2247063723" text:style-name="Index_20_Link" text:visited-style-name="Index_20_Link">Subdivision Data<text:tab/>26</text:a></text:p>
          <text:p text:style-name="P199"><text:a xlink:type="simple" xlink:href="#__RefHeading___Toc4977_2247063723" text:style-name="Index_20_Link" text:visited-style-name="Index_20_Link">Custom Properties<text:tab/>26</text:a></text:p>
          <text:p text:style-name="P199"><text:a xlink:type="simple" xlink:href="#__RefHeading___Toc4979_2247063723" text:style-name="Index_20_Link" text:visited-style-name="Index_20_Link">Import Enums as Strings<text:tab/>26</text:a></text:p>
          <text:p text:style-name="P199"><text:a xlink:type="simple" xlink:href="#__RefHeading___Toc4981_2247063723" text:style-name="Index_20_Link" text:visited-style-name="Index_20_Link">Image Search<text:tab/>26</text:a></text:p>
          <text:p text:style-name="P198"><text:a xlink:type="simple" xlink:href="#__RefHeading___Toc4983_2247063723" text:style-name="Index_20_Link" text:visited-style-name="Index_20_Link">Transform Panel<text:tab/>26</text:a></text:p>
          <text:p text:style-name="P199"><text:a xlink:type="simple" xlink:href="#__RefHeading___Toc4985_2247063723" text:style-name="Index_20_Link" text:visited-style-name="Index_20_Link">Scale<text:tab/>26</text:a></text:p>
          <text:p text:style-name="P199"><text:a xlink:type="simple" xlink:href="#__RefHeading___Toc4987_2247063723" text:style-name="Index_20_Link" text:visited-style-name="Index_20_Link">Decal Offset<text:tab/>26</text:a></text:p>
          <text:p text:style-name="P199"><text:a xlink:type="simple" xlink:href="#__RefHeading___Toc2245_4032534388" text:style-name="Index_20_Link" text:visited-style-name="Index_20_Link">!Experimental! Apply Transform<text:tab/>26</text:a></text:p>
          <text:p text:style-name="P199"><text:a xlink:type="simple" xlink:href="#__RefHeading___Toc4989_2247063723" text:style-name="Index_20_Link" text:visited-style-name="Index_20_Link">Use Pre/ Post Rotation<text:tab/>26</text:a></text:p>
          <text:p text:style-name="P198"><text:a xlink:type="simple" xlink:href="#__RefHeading___Toc4991_2247063723" text:style-name="Index_20_Link" text:visited-style-name="Index_20_Link">Manual Orientation panel<text:tab/>27</text:a></text:p>
          <text:p text:style-name="P198"><text:a xlink:type="simple" xlink:href="#__RefHeading___Toc5817_1059972585" text:style-name="Index_20_Link" text:visited-style-name="Index_20_Link">Forward<text:tab/>27</text:a></text:p>
          <text:p text:style-name="P198"><text:a xlink:type="simple" xlink:href="#__RefHeading___Toc2331_40325343881" text:style-name="Index_20_Link" text:visited-style-name="Index_20_Link">Up<text:tab/>27</text:a></text:p>
          <text:p text:style-name="P198"><text:a xlink:type="simple" xlink:href="#__RefHeading___Toc4995_2247063723" text:style-name="Index_20_Link" text:visited-style-name="Index_20_Link">Animation Panel<text:tab/>27</text:a></text:p>
          <text:p text:style-name="P199"><text:a xlink:type="simple" xlink:href="#__RefHeading___Toc4997_2247063723" text:style-name="Index_20_Link" text:visited-style-name="Index_20_Link">Animation Offset<text:tab/>27</text:a></text:p>
          <text:p text:style-name="P198"><text:a xlink:type="simple" xlink:href="#__RefHeading___Toc4999_2247063723" text:style-name="Index_20_Link" text:visited-style-name="Index_20_Link">Armature Panel<text:tab/>27</text:a></text:p>
          <text:p text:style-name="P199"><text:a xlink:type="simple" xlink:href="#__RefHeading___Toc2265_4032534388" text:style-name="Index_20_Link" text:visited-style-name="Index_20_Link">Ignore Leaf Bones<text:tab/>27</text:a></text:p>
          <text:p text:style-name="P199"><text:a xlink:type="simple" xlink:href="#__RefHeading___Toc2267_4032534388" text:style-name="Index_20_Link" text:visited-style-name="Index_20_Link">Force Connect Children<text:tab/>27</text:a></text:p>
          <text:p text:style-name="P199"><text:a xlink:type="simple" xlink:href="#__RefHeading___Toc2269_4032534388" text:style-name="Index_20_Link" text:visited-style-name="Index_20_Link">Automatic Bone Orientation<text:tab/>27</text:a></text:p>
          <text:p text:style-name="P199"><text:a xlink:type="simple" xlink:href="#__RefHeading___Toc6048_265988952" text:style-name="Index_20_Link" text:visited-style-name="Index_20_Link">Primary and secondary Bone Axis<text:tab/>27</text:a></text:p>
          <text:p text:style-name="P197"><text:a xlink:type="simple" xlink:href="#__RefHeading___Toc2335_4032534388" text:style-name="Index_20_Link" text:visited-style-name="Index_20_Link">glTF 2.0 (glb, gltf )<text:tab/>27</text:a></text:p>
          <text:p text:style-name="P198"><text:soft-page-break/><text:a xlink:type="simple" xlink:href="#__RefHeading___Toc2337_4032534388" text:style-name="Index_20_Link" text:visited-style-name="Index_20_Link">Pack Images<text:tab/>28</text:a></text:p>
          <text:p text:style-name="P198"><text:a xlink:type="simple" xlink:href="#__RefHeading___Toc5001_2247063723" text:style-name="Index_20_Link" text:visited-style-name="Index_20_Link">Merge Vertices<text:tab/>28</text:a></text:p>
          <text:p text:style-name="P198"><text:a xlink:type="simple" xlink:href="#__RefHeading___Toc6050_265988952" text:style-name="Index_20_Link" text:visited-style-name="Index_20_Link">Shading<text:tab/>28</text:a></text:p>
          <text:p text:style-name="P198"><text:a xlink:type="simple" xlink:href="#__RefHeading___Toc5003_2247063723" text:style-name="Index_20_Link" text:visited-style-name="Index_20_Link">Guess original bind pose<text:tab/>28</text:a></text:p>
          <text:p text:style-name="P197"><text:a xlink:type="simple" xlink:href="#__RefHeading___Toc5005_2247063723" text:style-name="Index_20_Link" text:visited-style-name="Index_20_Link">Bone Direction<text:tab/>28</text:a></text:p>
          <text:p text:style-name="P197"><text:a xlink:type="simple" xlink:href="#__RefHeading___Toc2297_4032534388" text:style-name="Index_20_Link" text:visited-style-name="Index_20_Link">Wavefront(OBJ) (legacy)<text:tab/>28</text:a></text:p>
          <text:p text:style-name="P198"><text:a xlink:type="simple" xlink:href="#__RefHeading___Toc4910_771024708" text:style-name="Index_20_Link" text:visited-style-name="Index_20_Link">Include panel<text:tab/>28</text:a></text:p>
          <text:p text:style-name="P198"><text:a xlink:type="simple" xlink:href="#__RefHeading___Toc4912_771024708" text:style-name="Index_20_Link" text:visited-style-name="Index_20_Link">Image Search<text:tab/>28</text:a></text:p>
          <text:p text:style-name="P198"><text:a xlink:type="simple" xlink:href="#__RefHeading___Toc2301_4032534388" text:style-name="Index_20_Link" text:visited-style-name="Index_20_Link">Smooth Groups<text:tab/>28</text:a></text:p>
          <text:p text:style-name="P198"><text:a xlink:type="simple" xlink:href="#__RefHeading___Toc2303_4032534388" text:style-name="Index_20_Link" text:visited-style-name="Index_20_Link">Lines<text:tab/>29</text:a></text:p>
          <text:p text:style-name="P198"><text:a xlink:type="simple" xlink:href="#__RefHeading___Toc4914_771024708" text:style-name="Index_20_Link" text:visited-style-name="Index_20_Link">Transform Panel<text:tab/>29</text:a></text:p>
          <text:p text:style-name="P199"><text:a xlink:type="simple" xlink:href="#__RefHeading___Toc4916_771024708" text:style-name="Index_20_Link" text:visited-style-name="Index_20_Link">Clamp Size<text:tab/>29</text:a></text:p>
          <text:p text:style-name="P199"><text:a xlink:type="simple" xlink:href="#__RefHeading___Toc6052_265988952" text:style-name="Index_20_Link" text:visited-style-name="Index_20_Link">Up<text:tab/>29</text:a></text:p>
          <text:p text:style-name="P198"><text:a xlink:type="simple" xlink:href="#__RefHeading___Toc5836_265988952" text:style-name="Index_20_Link" text:visited-style-name="Index_20_Link">Geometry Panel<text:tab/>29</text:a></text:p>
          <text:p text:style-name="P199"><text:a xlink:type="simple" xlink:href="#__RefHeading___Toc2305_4032534388" text:style-name="Index_20_Link" text:visited-style-name="Index_20_Link">Split / Keep Vert Order<text:tab/>29</text:a></text:p>
          <text:p text:style-name="P199"><text:a xlink:type="simple" xlink:href="#__RefHeading___Toc2307_4032534388" text:style-name="Index_20_Link" text:visited-style-name="Index_20_Link">Split by Object<text:tab/>29</text:a></text:p>
          <text:p text:style-name="P199"><text:a xlink:type="simple" xlink:href="#__RefHeading___Toc2309_4032534388" text:style-name="Index_20_Link" text:visited-style-name="Index_20_Link">Split by Group<text:tab/>29</text:a></text:p>
          <text:p text:style-name="P199"><text:a xlink:type="simple" xlink:href="#__RefHeading___Toc2311_4032534388" text:style-name="Index_20_Link" text:visited-style-name="Index_20_Link">Keep Vert Order Poly Groups<text:tab/>29</text:a></text:p>
          <text:p text:style-name="P197"><text:a xlink:type="simple" xlink:href="#__RefHeading___Toc6054_265988952" text:style-name="Index_20_Link" text:visited-style-name="Index_20_Link">X3D Extensible 3D<text:tab/>29</text:a></text:p>
          <text:p text:style-name="P199"><text:a xlink:type="simple" xlink:href="#__RefHeading___Toc5487_26481142101" text:style-name="Index_20_Link" text:visited-style-name="Index_20_Link">Transform Panel<text:tab/>30</text:a></text:p>
          <text:p text:style-name="P199"><text:a xlink:type="simple" xlink:href="#__RefHeading___Toc5489_26481142101" text:style-name="Index_20_Link" text:visited-style-name="Index_20_Link">Forward<text:tab/>30</text:a></text:p>
          <text:p text:style-name="P199"><text:a xlink:type="simple" xlink:href="#__RefHeading___Toc5491_26481142101" text:style-name="Index_20_Link" text:visited-style-name="Index_20_Link">Up<text:tab/>30</text:a></text:p>
          <text:p text:style-name="P196"><text:a xlink:type="simple" xlink:href="#__RefHeading___Toc5821_1059972585" text:style-name="Index_20_Link" text:visited-style-name="Index_20_Link">Export<text:tab/>30</text:a></text:p>
          <text:p text:style-name="P197"><text:a xlink:type="simple" xlink:href="#__RefHeading___Toc6322_4124453082" text:style-name="Index_20_Link" text:visited-style-name="Index_20_Link">Operator Presets<text:tab/>30</text:a></text:p>
          <text:p text:style-name="P198"><text:a xlink:type="simple" xlink:href="#__RefHeading___Toc6324_4124453082" text:style-name="Index_20_Link" text:visited-style-name="Index_20_Link">Operator Presets dropdown<text:tab/>30</text:a></text:p>
          <text:p text:style-name="P199"><text:a xlink:type="simple" xlink:href="#__RefHeading___Toc6326_4124453082" text:style-name="Index_20_Link" text:visited-style-name="Index_20_Link">Restore Operator Defaults<text:tab/>30</text:a></text:p>
          <text:p text:style-name="P199"><text:a xlink:type="simple" xlink:href="#__RefHeading___Toc6328_4124453082" text:style-name="Index_20_Link" text:visited-style-name="Index_20_Link">List of available presets<text:tab/>30</text:a></text:p>
          <text:p text:style-name="P198"><text:a xlink:type="simple" xlink:href="#__RefHeading___Toc6330_4124453082" text:style-name="Index_20_Link" text:visited-style-name="Index_20_Link">Add Operator Preset<text:tab/>30</text:a></text:p>
          <text:p text:style-name="P198"><text:a xlink:type="simple" xlink:href="#__RefHeading___Toc6332_4124453082" text:style-name="Index_20_Link" text:visited-style-name="Index_20_Link">Remove Operator Preset<text:tab/>30</text:a></text:p>
          <text:p text:style-name="P197"><text:a xlink:type="simple" xlink:href="#__RefHeading___Toc2343_4032534388" text:style-name="Index_20_Link" text:visited-style-name="Index_20_Link">Collada<text:tab/>31</text:a></text:p>
          <text:p text:style-name="P198"><text:a xlink:type="simple" xlink:href="#__RefHeading___Toc2347_4032534388" text:style-name="Index_20_Link" text:visited-style-name="Index_20_Link">Main<text:tab/>31</text:a></text:p>
          <text:p text:style-name="P199"><text:a xlink:type="simple" xlink:href="#__RefHeading___Toc2349_4032534388" text:style-name="Index_20_Link" text:visited-style-name="Index_20_Link">Selection Only<text:tab/>31</text:a></text:p>
          <text:p text:style-name="P199"><text:a xlink:type="simple" xlink:href="#__RefHeading___Toc2351_4032534388" text:style-name="Index_20_Link" text:visited-style-name="Index_20_Link">Include Children<text:tab/>31</text:a></text:p>
          <text:p text:style-name="P199"><text:a xlink:type="simple" xlink:href="#__RefHeading___Toc2353_4032534388" text:style-name="Index_20_Link" text:visited-style-name="Index_20_Link">Include Armatures<text:tab/>31</text:a></text:p>
          <text:p text:style-name="P199"><text:a xlink:type="simple" xlink:href="#__RefHeading___Toc2355_4032534388" text:style-name="Index_20_Link" text:visited-style-name="Index_20_Link">Include Shape Keys<text:tab/>31</text:a></text:p>
          <text:p text:style-name="P199"><text:a xlink:type="simple" xlink:href="#__RefHeading___Toc5289_2648114210" text:style-name="Index_20_Link" text:visited-style-name="Index_20_Link">Global Orientation<text:tab/>31</text:a></text:p>
          <text:p text:style-name="P200"><text:a xlink:type="simple" xlink:href="#__RefHeading___Toc5291_2648114210" text:style-name="Index_20_Link" text:visited-style-name="Index_20_Link">Apply<text:tab/>31</text:a></text:p>
          <text:p text:style-name="P200"><text:a xlink:type="simple" xlink:href="#__RefHeading___Toc5293_2648114210" text:style-name="Index_20_Link" text:visited-style-name="Index_20_Link">Forward Axis<text:tab/>31</text:a></text:p>
          <text:p text:style-name="P200"><text:a xlink:type="simple" xlink:href="#__RefHeading___Toc5295_2648114210" text:style-name="Index_20_Link" text:visited-style-name="Index_20_Link">Up Axis<text:tab/>31</text:a></text:p>
          <text:p text:style-name="P199"><text:a xlink:type="simple" xlink:href="#__RefHeading___Toc2357_4032534388" text:style-name="Index_20_Link" text:visited-style-name="Index_20_Link">Texture Options<text:tab/>31</text:a></text:p>
          <text:p text:style-name="P200"><text:a xlink:type="simple" xlink:href="#__RefHeading___Toc2361_4032534388" text:style-name="Index_20_Link" text:visited-style-name="Index_20_Link">Copy<text:tab/>31</text:a></text:p>
          <text:p text:style-name="P200"><text:a xlink:type="simple" xlink:href="#__RefHeading___Toc5297_2648114210" text:style-name="Index_20_Link" text:visited-style-name="Index_20_Link">UV<text:tab/>31</text:a></text:p>
          <text:p text:style-name="P201"><text:a xlink:type="simple" xlink:href="#__RefHeading___Toc5299_2648114210" text:style-name="Index_20_Link" text:visited-style-name="Index_20_Link">Only Selected Map<text:tab/>31</text:a></text:p>
          <text:p text:style-name="P198"><text:a xlink:type="simple" xlink:href="#__RefHeading___Toc2363_4032534388" text:style-name="Index_20_Link" text:visited-style-name="Index_20_Link">Geom<text:tab/>31</text:a></text:p>
          <text:p text:style-name="P199"><text:a xlink:type="simple" xlink:href="#__RefHeading___Toc2365_4032534388" text:style-name="Index_20_Link" text:visited-style-name="Index_20_Link">Export Data Options<text:tab/>32</text:a></text:p>
          <text:p text:style-name="P200"><text:a xlink:type="simple" xlink:href="#__RefHeading___Toc5301_2648114210" text:style-name="Index_20_Link" text:visited-style-name="Index_20_Link">Triangulate<text:tab/>32</text:a></text:p>
          <text:p text:style-name="P200"><text:a xlink:type="simple" xlink:href="#__RefHeading___Toc2367_4032534388" text:style-name="Index_20_Link" text:visited-style-name="Index_20_Link">Apply Modifiers<text:tab/>32</text:a></text:p>
          <text:p text:style-name="P200"><text:a xlink:type="simple" xlink:href="#__RefHeading___Toc5303_2648114210" text:style-name="Index_20_Link" text:visited-style-name="Index_20_Link">Transform<text:tab/>32</text:a></text:p>
          <text:p text:style-name="P198"><text:a xlink:type="simple" xlink:href="#__RefHeading___Toc2371_4032534388" text:style-name="Index_20_Link" text:visited-style-name="Index_20_Link">Arm<text:tab/>32</text:a></text:p>
          <text:p text:style-name="P199"><text:a xlink:type="simple" xlink:href="#__RefHeading___Toc2373_4032534388" text:style-name="Index_20_Link" text:visited-style-name="Index_20_Link">Armature Options<text:tab/>32</text:a></text:p>
          <text:p text:style-name="P200"><text:a xlink:type="simple" xlink:href="#__RefHeading___Toc2375_4032534388" text:style-name="Index_20_Link" text:visited-style-name="Index_20_Link">Deform Bones only<text:tab/>32</text:a></text:p>
          <text:p text:style-name="P200"><text:a xlink:type="simple" xlink:href="#__RefHeading___Toc2377_4032534388" text:style-name="Index_20_Link" text:visited-style-name="Index_20_Link">Export to SL/OpenSim<text:tab/>32</text:a></text:p>
          <text:p text:style-name="P199"><text:soft-page-break/><text:a xlink:type="simple" xlink:href="#__RefHeading___Toc6068_265988952" text:style-name="Index_20_Link" text:visited-style-name="Index_20_Link">Anim<text:tab/>32</text:a></text:p>
          <text:p text:style-name="P200"><text:a xlink:type="simple" xlink:href="#__RefHeading___Toc2381_4032534388" text:style-name="Index_20_Link" text:visited-style-name="Index_20_Link">Include Animations<text:tab/>32</text:a></text:p>
          <text:p text:style-name="P200"><text:a xlink:type="simple" xlink:href="#__RefHeading___Toc2383_4032534388" text:style-name="Index_20_Link" text:visited-style-name="Index_20_Link">Key Type<text:tab/>32</text:a></text:p>
          <text:p text:style-name="P201"><text:a xlink:type="simple" xlink:href="#__RefHeading___Toc5305_2648114210" text:style-name="Index_20_Link" text:visited-style-name="Index_20_Link">Samples/Curves<text:tab/>32</text:a></text:p>
          <text:p text:style-name="P200"><text:a xlink:type="simple" xlink:href="#__RefHeading___Toc5307_2648114210" text:style-name="Index_20_Link" text:visited-style-name="Index_20_Link">Keep Smooth Curve<text:tab/>32</text:a></text:p>
          <text:p text:style-name="P200"><text:a xlink:type="simple" xlink:href="#__RefHeading___Toc2389_4032534388" text:style-name="Index_20_Link" text:visited-style-name="Index_20_Link">Sampling Rate<text:tab/>32</text:a></text:p>
          <text:p text:style-name="P200"><text:a xlink:type="simple" xlink:href="#__RefHeading___Toc2391_4032534388" text:style-name="Index_20_Link" text:visited-style-name="Index_20_Link">Keep Key frames<text:tab/>32</text:a></text:p>
          <text:p text:style-name="P200"><text:a xlink:type="simple" xlink:href="#__RefHeading___Toc2393_4032534388" text:style-name="Index_20_Link" text:visited-style-name="Index_20_Link">All Keyed Curves<text:tab/>33</text:a></text:p>
          <text:p text:style-name="P200"><text:a xlink:type="simple" xlink:href="#__RefHeading___Toc2395_4032534388" text:style-name="Index_20_Link" text:visited-style-name="Index_20_Link">Include all Actions<text:tab/>33</text:a></text:p>
          <text:p text:style-name="P200"><text:a xlink:type="simple" xlink:href="#__RefHeading___Toc5309_2648114210" text:style-name="Index_20_Link" text:visited-style-name="Index_20_Link">Transform Type<text:tab/>33</text:a></text:p>
          <text:p text:style-name="P198"><text:a xlink:type="simple" xlink:href="#__RefHeading___Toc2397_4032534388" text:style-name="Index_20_Link" text:visited-style-name="Index_20_Link">Extra<text:tab/>33</text:a></text:p>
          <text:p text:style-name="P199"><text:a xlink:type="simple" xlink:href="#__RefHeading___Toc2399_4032534388" text:style-name="Index_20_Link" text:visited-style-name="Index_20_Link">Collada Options<text:tab/>33</text:a></text:p>
          <text:p text:style-name="P200"><text:a xlink:type="simple" xlink:href="#__RefHeading___Toc2401_4032534388" text:style-name="Index_20_Link" text:visited-style-name="Index_20_Link">Use Object Instances<text:tab/>33</text:a></text:p>
          <text:p text:style-name="P200"><text:a xlink:type="simple" xlink:href="#__RefHeading___Toc2403_4032534388" text:style-name="Index_20_Link" text:visited-style-name="Index_20_Link">Use Blender Profile<text:tab/>33</text:a></text:p>
          <text:p text:style-name="P200"><text:a xlink:type="simple" xlink:href="#__RefHeading___Toc2405_4032534388" text:style-name="Index_20_Link" text:visited-style-name="Index_20_Link">Sort by Object Name<text:tab/>33</text:a></text:p>
          <text:p text:style-name="P200"><text:a xlink:type="simple" xlink:href="#__RefHeading___Toc2407_4032534388" text:style-name="Index_20_Link" text:visited-style-name="Index_20_Link">Keep Bind Info<text:tab/>33</text:a></text:p>
          <text:p text:style-name="P200"><text:a xlink:type="simple" xlink:href="#__RefHeading___Toc2409_4032534388" text:style-name="Index_20_Link" text:visited-style-name="Index_20_Link">Limit Precision<text:tab/>33</text:a></text:p>
          <text:p text:style-name="P197"><text:a xlink:type="simple" xlink:href="#__RefHeading___Toc6070_265988952" text:style-name="Index_20_Link" text:visited-style-name="Index_20_Link">Alembic<text:tab/>33</text:a></text:p>
          <text:p text:style-name="P198"><text:a xlink:type="simple" xlink:href="#__RefHeading___Toc2413_4032534388" text:style-name="Index_20_Link" text:visited-style-name="Index_20_Link">Manual Transform<text:tab/>33</text:a></text:p>
          <text:p text:style-name="P199"><text:a xlink:type="simple" xlink:href="#__RefHeading___Toc2415_4032534388" text:style-name="Index_20_Link" text:visited-style-name="Index_20_Link">Scale<text:tab/>33</text:a></text:p>
          <text:p text:style-name="P198"><text:a xlink:type="simple" xlink:href="#__RefHeading___Toc2417_4032534388" text:style-name="Index_20_Link" text:visited-style-name="Index_20_Link">Scene Options<text:tab/>34</text:a></text:p>
          <text:p text:style-name="P199"><text:a xlink:type="simple" xlink:href="#__RefHeading___Toc2419_4032534388" text:style-name="Index_20_Link" text:visited-style-name="Index_20_Link">Frame Start<text:tab/>34</text:a></text:p>
          <text:p text:style-name="P199"><text:a xlink:type="simple" xlink:href="#__RefHeading___Toc2421_4032534388" text:style-name="Index_20_Link" text:visited-style-name="Index_20_Link">End<text:tab/>34</text:a></text:p>
          <text:p text:style-name="P199"><text:a xlink:type="simple" xlink:href="#__RefHeading___Toc2423_4032534388" text:style-name="Index_20_Link" text:visited-style-name="Index_20_Link">Samples Transform<text:tab/>34</text:a></text:p>
          <text:p text:style-name="P199"><text:a xlink:type="simple" xlink:href="#__RefHeading___Toc2425_4032534388" text:style-name="Index_20_Link" text:visited-style-name="Index_20_Link">Geometry Samples<text:tab/>34</text:a></text:p>
          <text:p text:style-name="P199"><text:a xlink:type="simple" xlink:href="#__RefHeading___Toc2427_4032534388" text:style-name="Index_20_Link" text:visited-style-name="Index_20_Link">Shutter Open<text:tab/>34</text:a></text:p>
          <text:p text:style-name="P199"><text:a xlink:type="simple" xlink:href="#__RefHeading___Toc2429_4032534388" text:style-name="Index_20_Link" text:visited-style-name="Index_20_Link">Shutter Closed<text:tab/>34</text:a></text:p>
          <text:p text:style-name="P199"><text:a xlink:type="simple" xlink:href="#__RefHeading___Toc5311_2648114210" text:style-name="Index_20_Link" text:visited-style-name="Index_20_Link">Use Instancing<text:tab/>34</text:a></text:p>
          <text:p text:style-name="P199"><text:a xlink:type="simple" xlink:href="#__RefHeading___Toc5313_2648114210" text:style-name="Index_20_Link" text:visited-style-name="Index_20_Link">Custom Properties<text:tab/>34</text:a></text:p>
          <text:p text:style-name="P199"><text:a xlink:type="simple" xlink:href="#__RefHeading___Toc2437_4032534388" text:style-name="Index_20_Link" text:visited-style-name="Index_20_Link">Flatten Hierarchy<text:tab/>34</text:a></text:p>
          <text:p text:style-name="P199"><text:a xlink:type="simple" xlink:href="#__RefHeading___Toc5315_2648114210" text:style-name="Index_20_Link" text:visited-style-name="Index_20_Link">Only<text:tab/>34</text:a></text:p>
          <text:p text:style-name="P200"><text:a xlink:type="simple" xlink:href="#__RefHeading___Toc5317_2648114210" text:style-name="Index_20_Link" text:visited-style-name="Index_20_Link">Selected Objects<text:tab/>34</text:a></text:p>
          <text:p text:style-name="P200"><text:a xlink:type="simple" xlink:href="#__RefHeading___Toc5319_2648114210" text:style-name="Index_20_Link" text:visited-style-name="Index_20_Link">Visible Objects<text:tab/>34</text:a></text:p>
          <text:p text:style-name="P198"><text:a xlink:type="simple" xlink:href="#__RefHeading___Toc2439_4032534388" text:style-name="Index_20_Link" text:visited-style-name="Index_20_Link">Object Options<text:tab/>35</text:a></text:p>
          <text:p text:style-name="P199"><text:a xlink:type="simple" xlink:href="#__RefHeading___Toc2441_4032534388" text:style-name="Index_20_Link" text:visited-style-name="Index_20_Link">UV's<text:tab/>35</text:a></text:p>
          <text:p text:style-name="P199"><text:a xlink:type="simple" xlink:href="#__RefHeading___Toc2443_4032534388" text:style-name="Index_20_Link" text:visited-style-name="Index_20_Link">Pack UV Islands<text:tab/>35</text:a></text:p>
          <text:p text:style-name="P199"><text:a xlink:type="simple" xlink:href="#__RefHeading___Toc2445_4032534388" text:style-name="Index_20_Link" text:visited-style-name="Index_20_Link">Normals<text:tab/>35</text:a></text:p>
          <text:p text:style-name="P199"><text:a xlink:type="simple" xlink:href="#__RefHeading___Toc2447_4032534388" text:style-name="Index_20_Link" text:visited-style-name="Index_20_Link">Vertex Colors<text:tab/>35</text:a></text:p>
          <text:p text:style-name="P199"><text:a xlink:type="simple" xlink:href="#__RefHeading___Toc5321_2648114210" text:style-name="Index_20_Link" text:visited-style-name="Index_20_Link">Generate Coordinates<text:tab/>35</text:a></text:p>
          <text:p text:style-name="P199"><text:a xlink:type="simple" xlink:href="#__RefHeading___Toc2449_4032534388" text:style-name="Index_20_Link" text:visited-style-name="Index_20_Link">Face Sets<text:tab/>35</text:a></text:p>
          <text:p text:style-name="P199"><text:a xlink:type="simple" xlink:href="#__RefHeading___Toc5323_2648114210" text:style-name="Index_20_Link" text:visited-style-name="Index_20_Link">Curves as Mesh<text:tab/>35</text:a></text:p>
          <text:p text:style-name="P199"><text:a xlink:type="simple" xlink:href="#__RefHeading___Toc5325_2648114210" text:style-name="Index_20_Link" text:visited-style-name="Index_20_Link">Subdivisions<text:tab/>35</text:a></text:p>
          <text:p text:style-name="P200"><text:a xlink:type="simple" xlink:href="#__RefHeading___Toc5327_2648114210" text:style-name="Index_20_Link" text:visited-style-name="Index_20_Link">Apply<text:tab/>35</text:a></text:p>
          <text:p text:style-name="P200"><text:a xlink:type="simple" xlink:href="#__RefHeading___Toc2451_4032534388" text:style-name="Index_20_Link" text:visited-style-name="Index_20_Link">Use Schema<text:tab/>35</text:a></text:p>
          <text:p text:style-name="P199"><text:a xlink:type="simple" xlink:href="#__RefHeading___Toc2457_4032534388" text:style-name="Index_20_Link" text:visited-style-name="Index_20_Link">Triangulate<text:tab/>35</text:a></text:p>
          <text:p text:style-name="P200"><text:a xlink:type="simple" xlink:href="#__RefHeading___Toc2459_4032534388" text:style-name="Index_20_Link" text:visited-style-name="Index_20_Link">Quad Method<text:tab/>35</text:a></text:p>
          <text:p text:style-name="P200"><text:a xlink:type="simple" xlink:href="#__RefHeading___Toc2461_4032534388" text:style-name="Index_20_Link" text:visited-style-name="Index_20_Link">Polygon Method<text:tab/>35</text:a></text:p>
          <text:p text:style-name="P198"><text:a xlink:type="simple" xlink:href="#__RefHeading___Toc2463_4032534388" text:style-name="Index_20_Link" text:visited-style-name="Index_20_Link">Particle Systems<text:tab/>36</text:a></text:p>
          <text:p text:style-name="P199"><text:a xlink:type="simple" xlink:href="#__RefHeading___Toc2465_4032534388" text:style-name="Index_20_Link" text:visited-style-name="Index_20_Link">Export Hair<text:tab/>36</text:a></text:p>
          <text:p text:style-name="P199"><text:a xlink:type="simple" xlink:href="#__RefHeading___Toc2467_4032534388" text:style-name="Index_20_Link" text:visited-style-name="Index_20_Link">Export Particles<text:tab/>36</text:a></text:p>
          <text:p text:style-name="P197"><text:a xlink:type="simple" xlink:href="#__RefHeading___Toc4092_3388899830" text:style-name="Index_20_Link" text:visited-style-name="Index_20_Link">Universal Scene Description ( USD )<text:tab/>36</text:a></text:p>
          <text:p text:style-name="P198"><text:a xlink:type="simple" xlink:href="#__RefHeading___Toc6072_265988952" text:style-name="Index_20_Link" text:visited-style-name="Index_20_Link">Export settings<text:tab/>36</text:a></text:p>
          <text:p text:style-name="P199"><text:soft-page-break/><text:a xlink:type="simple" xlink:href="#__RefHeading___Toc4096_3388899830" text:style-name="Index_20_Link" text:visited-style-name="Index_20_Link">Selection Only<text:tab/>36</text:a></text:p>
          <text:p text:style-name="P199"><text:a xlink:type="simple" xlink:href="#__RefHeading___Toc4098_3388899830" text:style-name="Index_20_Link" text:visited-style-name="Index_20_Link">Visible Only<text:tab/>36</text:a></text:p>
          <text:p text:style-name="P199"><text:a xlink:type="simple" xlink:href="#__RefHeading___Toc4100_3388899830" text:style-name="Index_20_Link" text:visited-style-name="Index_20_Link">Animation<text:tab/>36</text:a></text:p>
          <text:p text:style-name="P199"><text:a xlink:type="simple" xlink:href="#__RefHeading___Toc4102_3388899830" text:style-name="Index_20_Link" text:visited-style-name="Index_20_Link">Hair<text:tab/>36</text:a></text:p>
          <text:p text:style-name="P199"><text:a xlink:type="simple" xlink:href="#__RefHeading___Toc4104_3388899830" text:style-name="Index_20_Link" text:visited-style-name="Index_20_Link">UV Maps<text:tab/>36</text:a></text:p>
          <text:p text:style-name="P199"><text:a xlink:type="simple" xlink:href="#__RefHeading___Toc4106_3388899830" text:style-name="Index_20_Link" text:visited-style-name="Index_20_Link">Normals<text:tab/>36</text:a></text:p>
          <text:p text:style-name="P199"><text:a xlink:type="simple" xlink:href="#__RefHeading___Toc4108_3388899830" text:style-name="Index_20_Link" text:visited-style-name="Index_20_Link">Materials<text:tab/>36</text:a></text:p>
          <text:p text:style-name="P199"><text:a xlink:type="simple" xlink:href="#__RefHeading___Toc4110_3388899830" text:style-name="Index_20_Link" text:visited-style-name="Index_20_Link">Use Settings for<text:tab/>36</text:a></text:p>
          <text:p text:style-name="P199"><text:a xlink:type="simple" xlink:href="#__RefHeading___Toc5329_2648114210" text:style-name="Index_20_Link" text:visited-style-name="Index_20_Link">Materials<text:tab/>37</text:a></text:p>
          <text:p text:style-name="P200"><text:a xlink:type="simple" xlink:href="#__RefHeading___Toc5331_2648114210" text:style-name="Index_20_Link" text:visited-style-name="Index_20_Link">To USD Preview Surface<text:tab/>37</text:a></text:p>
          <text:p text:style-name="P200"><text:a xlink:type="simple" xlink:href="#__RefHeading___Toc5333_2648114210" text:style-name="Index_20_Link" text:visited-style-name="Index_20_Link">Export Textures<text:tab/>37</text:a></text:p>
          <text:p text:style-name="P200"><text:a xlink:type="simple" xlink:href="#__RefHeading___Toc5335_2648114210" text:style-name="Index_20_Link" text:visited-style-name="Index_20_Link">Overwrite Textures<text:tab/>37</text:a></text:p>
          <text:p text:style-name="P199"><text:a xlink:type="simple" xlink:href="#__RefHeading___Toc6002_1861793700" text:style-name="Index_20_Link" text:visited-style-name="Index_20_Link">File References<text:tab/>37</text:a></text:p>
          <text:p text:style-name="P200"><text:a xlink:type="simple" xlink:href="#__RefHeading___Toc5337_2648114210" text:style-name="Index_20_Link" text:visited-style-name="Index_20_Link">Relative Texture Paths<text:tab/>37</text:a></text:p>
          <text:p text:style-name="P199"><text:a xlink:type="simple" xlink:href="#__RefHeading___Toc4112_3388899830" text:style-name="Index_20_Link" text:visited-style-name="Index_20_Link">Experimental<text:tab/>37</text:a></text:p>
          <text:p text:style-name="P200"><text:a xlink:type="simple" xlink:href="#__RefHeading___Toc4114_3388899830" text:style-name="Index_20_Link" text:visited-style-name="Index_20_Link">Instancing<text:tab/>37</text:a></text:p>
          <text:p text:style-name="P197"><text:a xlink:type="simple" xlink:href="#__RefHeading___Toc6074_265988952" text:style-name="Index_20_Link" text:visited-style-name="Index_20_Link">Grease Pencil as SVG<text:tab/>37</text:a></text:p>
          <text:p text:style-name="P198"><text:a xlink:type="simple" xlink:href="#__RefHeading___Toc6076_265988952" text:style-name="Index_20_Link" text:visited-style-name="Index_20_Link">Scene Options<text:tab/>37</text:a></text:p>
          <text:p text:style-name="P199"><text:a xlink:type="simple" xlink:href="#__RefHeading___Toc4344_321451050" text:style-name="Index_20_Link" text:visited-style-name="Index_20_Link">Object<text:tab/>37</text:a></text:p>
          <text:p text:style-name="P198"><text:a xlink:type="simple" xlink:href="#__RefHeading___Toc4346_321451050" text:style-name="Index_20_Link" text:visited-style-name="Index_20_Link">Export Options<text:tab/>37</text:a></text:p>
          <text:p text:style-name="P198"><text:a xlink:type="simple" xlink:href="#__RefHeading___Toc4348_321451050" text:style-name="Index_20_Link" text:visited-style-name="Index_20_Link">Sampling<text:tab/>37</text:a></text:p>
          <text:p text:style-name="P198"><text:a xlink:type="simple" xlink:href="#__RefHeading___Toc4350_321451050" text:style-name="Index_20_Link" text:visited-style-name="Index_20_Link">Fill<text:tab/>37</text:a></text:p>
          <text:p text:style-name="P198"><text:a xlink:type="simple" xlink:href="#__RefHeading___Toc4352_321451050" text:style-name="Index_20_Link" text:visited-style-name="Index_20_Link">Normalize<text:tab/>37</text:a></text:p>
          <text:p text:style-name="P198"><text:a xlink:type="simple" xlink:href="#__RefHeading___Toc4354_321451050" text:style-name="Index_20_Link" text:visited-style-name="Index_20_Link">Clip Camera<text:tab/>37</text:a></text:p>
          <text:p text:style-name="P197"><text:a xlink:type="simple" xlink:href="#__RefHeading___Toc4356_321451050" text:style-name="Index_20_Link" text:visited-style-name="Index_20_Link">Grease Pencil as PDF<text:tab/>38</text:a></text:p>
          <text:p text:style-name="P198"><text:a xlink:type="simple" xlink:href="#__RefHeading___Toc5341_2648114210" text:style-name="Index_20_Link" text:visited-style-name="Index_20_Link">Scene Options<text:tab/>38</text:a></text:p>
          <text:p text:style-name="P199"><text:a xlink:type="simple" xlink:href="#__RefHeading___Toc4360_321451050" text:style-name="Index_20_Link" text:visited-style-name="Index_20_Link">Object<text:tab/>38</text:a></text:p>
          <text:p text:style-name="P198"><text:a xlink:type="simple" xlink:href="#__RefHeading___Toc6078_265988952" text:style-name="Index_20_Link" text:visited-style-name="Index_20_Link">Export Options<text:tab/>38</text:a></text:p>
          <text:p text:style-name="P198"><text:a xlink:type="simple" xlink:href="#__RefHeading___Toc4364_321451050" text:style-name="Index_20_Link" text:visited-style-name="Index_20_Link">Frame<text:tab/>38</text:a></text:p>
          <text:p text:style-name="P198"><text:a xlink:type="simple" xlink:href="#__RefHeading___Toc4366_321451050" text:style-name="Index_20_Link" text:visited-style-name="Index_20_Link">Sampling<text:tab/>38</text:a></text:p>
          <text:p text:style-name="P198"><text:a xlink:type="simple" xlink:href="#__RefHeading___Toc4368_321451050" text:style-name="Index_20_Link" text:visited-style-name="Index_20_Link">Fill<text:tab/>38</text:a></text:p>
          <text:p text:style-name="P198"><text:a xlink:type="simple" xlink:href="#__RefHeading___Toc4370_321451050" text:style-name="Index_20_Link" text:visited-style-name="Index_20_Link">Normalize<text:tab/>38</text:a></text:p>
          <text:p text:style-name="P197"><text:a xlink:type="simple" xlink:href="#__RefHeading___Toc2569_4032534388" text:style-name="Index_20_Link" text:visited-style-name="Index_20_Link">Wavefront(OBJ)<text:tab/>39</text:a></text:p>
          <text:p text:style-name="P198"><text:a xlink:type="simple" xlink:href="#__RefHeading___Toc6058_265988952" text:style-name="Index_20_Link" text:visited-style-name="Index_20_Link">Limit to<text:tab/>39</text:a></text:p>
          <text:p text:style-name="P199"><text:a xlink:type="simple" xlink:href="#__RefHeading___Toc6221_2451257372" text:style-name="Index_20_Link" text:visited-style-name="Index_20_Link">Selected Only<text:tab/>39</text:a></text:p>
          <text:p text:style-name="P199"><text:a xlink:type="simple" xlink:href="#__RefHeading___Toc5003_3439223462" text:style-name="Index_20_Link" text:visited-style-name="Index_20_Link">Scale<text:tab/>39</text:a></text:p>
          <text:p text:style-name="P199"><text:a xlink:type="simple" xlink:href="#__RefHeading___Toc4999_3439223462" text:style-name="Index_20_Link" text:visited-style-name="Index_20_Link">Forward Axis<text:tab/>39</text:a></text:p>
          <text:p text:style-name="P199"><text:a xlink:type="simple" xlink:href="#__RefHeading___Toc6060_265988952" text:style-name="Index_20_Link" text:visited-style-name="Index_20_Link">Up Axis<text:tab/>39</text:a></text:p>
          <text:p text:style-name="P199"><text:a xlink:type="simple" xlink:href="#__RefHeading___Toc5005_3439223462" text:style-name="Index_20_Link" text:visited-style-name="Index_20_Link">Object<text:tab/>39</text:a></text:p>
          <text:p text:style-name="P200"><text:a xlink:type="simple" xlink:href="#__RefHeading___Toc6223_2451257372" text:style-name="Index_20_Link" text:visited-style-name="Index_20_Link">Apply Modifiers<text:tab/>39</text:a></text:p>
          <text:p text:style-name="P199"><text:a xlink:type="simple" xlink:href="#__RefHeading___Toc6062_265988952" text:style-name="Index_20_Link" text:visited-style-name="Index_20_Link">Properties<text:tab/>39</text:a></text:p>
          <text:p text:style-name="P198"><text:a xlink:type="simple" xlink:href="#__RefHeading___Toc6064_265988952" text:style-name="Index_20_Link" text:visited-style-name="Index_20_Link">Geometry<text:tab/>40</text:a></text:p>
          <text:p text:style-name="P198"><text:a xlink:type="simple" xlink:href="#__RefHeading___Toc6225_2451257372" text:style-name="Index_20_Link" text:visited-style-name="Index_20_Link">Materials<text:tab/>40</text:a></text:p>
          <text:p text:style-name="P199"><text:a xlink:type="simple" xlink:href="#__RefHeading___Toc6227_2451257372" text:style-name="Index_20_Link" text:visited-style-name="Index_20_Link">Export<text:tab/>40</text:a></text:p>
          <text:p text:style-name="P199"><text:a xlink:type="simple" xlink:href="#__RefHeading___Toc6229_2451257372" text:style-name="Index_20_Link" text:visited-style-name="Index_20_Link">PBR Extensions<text:tab/>40</text:a></text:p>
          <text:p text:style-name="P199"><text:a xlink:type="simple" xlink:href="#__RefHeading___Toc6231_2451257372" text:style-name="Index_20_Link" text:visited-style-name="Index_20_Link">Path Mode<text:tab/>40</text:a></text:p>
          <text:p text:style-name="P198"><text:a xlink:type="simple" xlink:href="#__RefHeading___Toc6066_265988952" text:style-name="Index_20_Link" text:visited-style-name="Index_20_Link">Grouping</text:a><text:a xlink:type="simple" xlink:href="#__RefHeading___Toc6066_265988952" text:style-name="Index_20_Link" text:visited-style-name="Index_20_Link"> export<text:tab/>40</text:a></text:p>
          <text:p text:style-name="P198"><text:a xlink:type="simple" xlink:href="#__RefHeading___Toc6056_265988952" text:style-name="Index_20_Link" text:visited-style-name="Index_20_Link">Animation<text:tab/>40</text:a></text:p>
          <text:p text:style-name="P199"><text:a xlink:type="simple" xlink:href="#__RefHeading___Toc4993_3439223462" text:style-name="Index_20_Link" text:visited-style-name="Index_20_Link">Export Animation<text:tab/>40</text:a></text:p>
          <text:p text:style-name="P199"><text:a xlink:type="simple" xlink:href="#__RefHeading___Toc4995_3439223462" text:style-name="Index_20_Link" text:visited-style-name="Index_20_Link">Frame Start / End<text:tab/>40</text:a></text:p>
          <text:p text:style-name="P197"><text:a xlink:type="simple" xlink:href="#__RefHeading___Toc2541_4032534388" text:style-name="Index_20_Link" text:visited-style-name="Index_20_Link">Motion Capture BVH<text:tab/>41</text:a></text:p>
          <text:p text:style-name="P198"><text:a xlink:type="simple" xlink:href="#__RefHeading___Toc5345_2648114210" text:style-name="Index_20_Link" text:visited-style-name="Index_20_Link">Transform Panel<text:tab/>41</text:a></text:p>
          <text:p text:style-name="P199"><text:soft-page-break/><text:a xlink:type="simple" xlink:href="#__RefHeading___Toc2543_4032534388" text:style-name="Index_20_Link" text:visited-style-name="Index_20_Link">Scale<text:tab/>41</text:a></text:p>
          <text:p text:style-name="P199"><text:a xlink:type="simple" xlink:href="#__RefHeading___Toc5347_2648114210" text:style-name="Index_20_Link" text:visited-style-name="Index_20_Link">Rotation<text:tab/>41</text:a></text:p>
          <text:p text:style-name="P198"><text:a xlink:type="simple" xlink:href="#__RefHeading___Toc5349_2648114210" text:style-name="Index_20_Link" text:visited-style-name="Index_20_Link">Root Translation Only<text:tab/>41</text:a></text:p>
          <text:p text:style-name="P198"><text:a xlink:type="simple" xlink:href="#__RefHeading___Toc5351_2648114210" text:style-name="Index_20_Link" text:visited-style-name="Index_20_Link">Animation Panel<text:tab/>41</text:a></text:p>
          <text:p text:style-name="P199"><text:a xlink:type="simple" xlink:href="#__RefHeading___Toc2545_4032534388" text:style-name="Index_20_Link" text:visited-style-name="Index_20_Link">Start Frame<text:tab/>41</text:a></text:p>
          <text:p text:style-name="P199"><text:a xlink:type="simple" xlink:href="#__RefHeading___Toc2547_4032534388" text:style-name="Index_20_Link" text:visited-style-name="Index_20_Link">End Frame<text:tab/>41</text:a></text:p>
          <text:p text:style-name="P197"><text:a xlink:type="simple" xlink:href="#__RefHeading___Toc2553_4032534388" text:style-name="Index_20_Link" text:visited-style-name="Index_20_Link">Stanford (PLY)<text:tab/>41</text:a></text:p>
          <text:p text:style-name="P198"><text:a xlink:type="simple" xlink:href="#__RefHeading___Toc5353_2648114210" text:style-name="Index_20_Link" text:visited-style-name="Index_20_Link">Format<text:tab/>41</text:a></text:p>
          <text:p text:style-name="P199"><text:a xlink:type="simple" xlink:href="#__RefHeading___Toc6474_4124453082" text:style-name="Index_20_Link" text:visited-style-name="Index_20_Link">Ascii<text:tab/>41</text:a></text:p>
          <text:p text:style-name="P198"><text:a xlink:type="simple" xlink:href="#__RefHeading___Toc6476_4124453082" text:style-name="Index_20_Link" text:visited-style-name="Index_20_Link">Limit to<text:tab/>41</text:a></text:p>
          <text:p text:style-name="P199"><text:a xlink:type="simple" xlink:href="#__RefHeading___Toc6478_4124453082" text:style-name="Index_20_Link" text:visited-style-name="Index_20_Link">Selected only<text:tab/>41</text:a></text:p>
          <text:p text:style-name="P198"><text:a xlink:type="simple" xlink:href="#__RefHeading___Toc5359_2648114210" text:style-name="Index_20_Link" text:visited-style-name="Index_20_Link">Scale<text:tab/>41</text:a></text:p>
          <text:p text:style-name="P198"><text:a xlink:type="simple" xlink:href="#__RefHeading___Toc5357_2648114210" text:style-name="Index_20_Link" text:visited-style-name="Index_20_Link">Forward Axis<text:tab/>41</text:a></text:p>
          <text:p text:style-name="P199"><text:a xlink:type="simple" xlink:href="#__RefHeading___Toc2565_4032534388" text:style-name="Index_20_Link" text:visited-style-name="Index_20_Link">Up Axis<text:tab/>42</text:a></text:p>
          <text:p text:style-name="P198"><text:a xlink:type="simple" xlink:href="#__RefHeading___Toc2555_4032534388" text:style-name="Index_20_Link" text:visited-style-name="Index_20_Link">Objects<text:tab/>42</text:a></text:p>
          <text:p text:style-name="P199"><text:a xlink:type="simple" xlink:href="#__RefHeading___Toc6480_4124453082" text:style-name="Index_20_Link" text:visited-style-name="Index_20_Link">Apply Modifiers<text:tab/>42</text:a></text:p>
          <text:p text:style-name="P198"><text:a xlink:type="simple" xlink:href="#__RefHeading___Toc6482_4124453082" text:style-name="Index_20_Link" text:visited-style-name="Index_20_Link">Geometry<text:tab/>42</text:a></text:p>
          <text:p text:style-name="P199"><text:a xlink:type="simple" xlink:href="#__RefHeading___Toc6484_4124453082" text:style-name="Index_20_Link" text:visited-style-name="Index_20_Link">UV Coordinates<text:tab/>42</text:a></text:p>
          <text:p text:style-name="P199"><text:a xlink:type="simple" xlink:href="#__RefHeading___Toc2557_4032534388" text:style-name="Index_20_Link" text:visited-style-name="Index_20_Link">Vertex Normals<text:tab/>42</text:a></text:p>
          <text:p text:style-name="P199"><text:a xlink:type="simple" xlink:href="#__RefHeading___Toc2559_4032534388" text:style-name="Index_20_Link" text:visited-style-name="Index_20_Link">UV's<text:tab/>42</text:a></text:p>
          <text:p text:style-name="P198"><text:a xlink:type="simple" xlink:href="#__RefHeading___Toc2561_4032534388" text:style-name="Index_20_Link" text:visited-style-name="Index_20_Link">Vertex Colors<text:tab/>42</text:a></text:p>
          <text:p text:style-name="P198"><text:a xlink:type="simple" xlink:href="#__RefHeading___Toc6486_4124453082" text:style-name="Index_20_Link" text:visited-style-name="Index_20_Link">Vertex Attributes<text:tab/>42</text:a></text:p>
          <text:p text:style-name="P198"><text:a xlink:type="simple" xlink:href="#__RefHeading___Toc6488_4124453082" text:style-name="Index_20_Link" text:visited-style-name="Index_20_Link">Triangulated Mesh<text:tab/>42</text:a></text:p>
          <text:p text:style-name="P197"><text:a xlink:type="simple" xlink:href="#__RefHeading___Toc6080_265988952" text:style-name="Index_20_Link" text:visited-style-name="Index_20_Link">STL<text:tab/>42</text:a></text:p>
          <text:p text:style-name="P198"><text:a xlink:type="simple" xlink:href="#__RefHeading___Toc5363_2648114210" text:style-name="Index_20_Link" text:visited-style-name="Index_20_Link">ASCII<text:tab/>42</text:a></text:p>
          <text:p text:style-name="P198"><text:a xlink:type="simple" xlink:href="#__RefHeading___Toc6082_265988952" text:style-name="Index_20_Link" text:visited-style-name="Index_20_Link">Batch Mode<text:tab/>43</text:a></text:p>
          <text:p text:style-name="P198"><text:a xlink:type="simple" xlink:href="#__RefHeading___Toc5367_2648114210" text:style-name="Index_20_Link" text:visited-style-name="Index_20_Link">Include Panel<text:tab/>43</text:a></text:p>
          <text:p text:style-name="P199"><text:a xlink:type="simple" xlink:href="#__RefHeading___Toc2617_4032534388" text:style-name="Index_20_Link" text:visited-style-name="Index_20_Link">Selected Only<text:tab/>43</text:a></text:p>
          <text:p text:style-name="P198"><text:a xlink:type="simple" xlink:href="#__RefHeading___Toc5369_2648114210" text:style-name="Index_20_Link" text:visited-style-name="Index_20_Link">Transform Panel<text:tab/>43</text:a></text:p>
          <text:p text:style-name="P199"><text:a xlink:type="simple" xlink:href="#__RefHeading___Toc2619_4032534388" text:style-name="Index_20_Link" text:visited-style-name="Index_20_Link">Scale<text:tab/>43</text:a></text:p>
          <text:p text:style-name="P199"><text:a xlink:type="simple" xlink:href="#__RefHeading___Toc2621_4032534388" text:style-name="Index_20_Link" text:visited-style-name="Index_20_Link">Scene Unit<text:tab/>43</text:a></text:p>
          <text:p text:style-name="P198"><text:a xlink:type="simple" xlink:href="#__RefHeading___Toc5371_2648114210" text:style-name="Index_20_Link" text:visited-style-name="Index_20_Link">Forward<text:tab/>43</text:a></text:p>
          <text:p text:style-name="P198"><text:a xlink:type="simple" xlink:href="#__RefHeading___Toc2631_4032534388" text:style-name="Index_20_Link" text:visited-style-name="Index_20_Link">Up<text:tab/>43</text:a></text:p>
          <text:p text:style-name="P198"><text:a xlink:type="simple" xlink:href="#__RefHeading___Toc5373_2648114210" text:style-name="Index_20_Link" text:visited-style-name="Index_20_Link">Geometry panel<text:tab/>43</text:a></text:p>
          <text:p text:style-name="P199"><text:a xlink:type="simple" xlink:href="#__RefHeading___Toc2625_4032534388" text:style-name="Index_20_Link" text:visited-style-name="Index_20_Link">Apply Modifiers<text:tab/>43</text:a></text:p>
          <text:p text:style-name="P197"><text:a xlink:type="simple" xlink:href="#__RefHeading___Toc2469_4032534388" text:style-name="Index_20_Link" text:visited-style-name="Index_20_Link">FBX<text:tab/>43</text:a></text:p>
          <text:p text:style-name="P198"><text:a xlink:type="simple" xlink:href="#__RefHeading___Toc6084_265988952" text:style-name="Index_20_Link" text:visited-style-name="Index_20_Link">Path Mode<text:tab/>44</text:a></text:p>
          <text:p text:style-name="P199"><text:a xlink:type="simple" xlink:href="#__RefHeading___Toc5377_2648114210" text:style-name="Index_20_Link" text:visited-style-name="Index_20_Link">Embed Textures<text:tab/>44</text:a></text:p>
          <text:p text:style-name="P198"><text:a xlink:type="simple" xlink:href="#__RefHeading___Toc5379_2648114210" text:style-name="Index_20_Link" text:visited-style-name="Index_20_Link">Batch Mode<text:tab/>44</text:a></text:p>
          <text:p text:style-name="P199"><text:a xlink:type="simple" xlink:href="#__RefHeading___Toc5381_2648114210" text:style-name="Index_20_Link" text:visited-style-name="Index_20_Link">Batch Own Dir<text:tab/>44</text:a></text:p>
          <text:p text:style-name="P198"><text:a xlink:type="simple" xlink:href="#__RefHeading___Toc6086_265988952" text:style-name="Index_20_Link" text:visited-style-name="Index_20_Link">Include Panel<text:tab/>44</text:a></text:p>
          <text:p text:style-name="P199"><text:a xlink:type="simple" xlink:href="#__RefHeading___Toc5385_2648114210" text:style-name="Index_20_Link" text:visited-style-name="Index_20_Link">Limit to<text:tab/>44</text:a></text:p>
          <text:p text:style-name="P200"><text:a xlink:type="simple" xlink:href="#__RefHeading___Toc2475_4032534388" text:style-name="Index_20_Link" text:visited-style-name="Index_20_Link">Selected Objects<text:tab/>44</text:a></text:p>
          <text:p text:style-name="P200"><text:a xlink:type="simple" xlink:href="#__RefHeading___Toc2477_4032534388" text:style-name="Index_20_Link" text:visited-style-name="Index_20_Link">Active Collection<text:tab/>44</text:a></text:p>
          <text:p text:style-name="P200"><text:a xlink:type="simple" xlink:href="#__RefHeading___Toc5387_2648114210" text:style-name="Index_20_Link" text:visited-style-name="Index_20_Link">Object Types<text:tab/>44</text:a></text:p>
          <text:p text:style-name="P199"><text:a xlink:type="simple" xlink:href="#__RefHeading___Toc5389_2648114210" text:style-name="Index_20_Link" text:visited-style-name="Index_20_Link">Custom Properties<text:tab/>44</text:a></text:p>
          <text:p text:style-name="P198"><text:a xlink:type="simple" xlink:href="#__RefHeading___Toc6088_265988952" text:style-name="Index_20_Link" text:visited-style-name="Index_20_Link">Transform Panel<text:tab/>44</text:a></text:p>
          <text:p text:style-name="P199"><text:a xlink:type="simple" xlink:href="#__RefHeading___Toc2479_4032534388" text:style-name="Index_20_Link" text:visited-style-name="Index_20_Link">Scale<text:tab/>44</text:a></text:p>
          <text:p text:style-name="P199"><text:a xlink:type="simple" xlink:href="#__RefHeading___Toc6090_265988952" text:style-name="Index_20_Link" text:visited-style-name="Index_20_Link">Apply Scaling<text:tab/>44</text:a></text:p>
          <text:p text:style-name="P199"><text:a xlink:type="simple" xlink:href="#__RefHeading___Toc2485_4032534388" text:style-name="Index_20_Link" text:visited-style-name="Index_20_Link">Forward<text:tab/>44</text:a></text:p>
          <text:p text:style-name="P199"><text:a xlink:type="simple" xlink:href="#__RefHeading___Toc2487_4032534388" text:style-name="Index_20_Link" text:visited-style-name="Index_20_Link">Up<text:tab/>45</text:a></text:p>
          <text:p text:style-name="P199"><text:a xlink:type="simple" xlink:href="#__RefHeading___Toc5393_2648114210" text:style-name="Index_20_Link" text:visited-style-name="Index_20_Link">Apply Unit<text:tab/>45</text:a></text:p>
          <text:p text:style-name="P199"><text:soft-page-break/><text:a xlink:type="simple" xlink:href="#__RefHeading___Toc5395_2648114210" text:style-name="Index_20_Link" text:visited-style-name="Index_20_Link">Use Space Transform<text:tab/>45</text:a></text:p>
          <text:p text:style-name="P199"><text:a xlink:type="simple" xlink:href="#__RefHeading___Toc5397_2648114210" text:style-name="Index_20_Link" text:visited-style-name="Index_20_Link">!Experimental! Apply Transform<text:tab/>45</text:a></text:p>
          <text:p text:style-name="P198"><text:a xlink:type="simple" xlink:href="#__RefHeading___Toc5399_2648114210" text:style-name="Index_20_Link" text:visited-style-name="Index_20_Link">Geometry Panel<text:tab/>45</text:a></text:p>
          <text:p text:style-name="P199"><text:a xlink:type="simple" xlink:href="#__RefHeading___Toc5401_2648114210" text:style-name="Index_20_Link" text:visited-style-name="Index_20_Link">Smoothing<text:tab/>45</text:a></text:p>
          <text:p text:style-name="P199"><text:a xlink:type="simple" xlink:href="#__RefHeading___Toc5403_2648114210" text:style-name="Index_20_Link" text:visited-style-name="Index_20_Link">Export Subdivision Surface<text:tab/>45</text:a></text:p>
          <text:p text:style-name="P199"><text:a xlink:type="simple" xlink:href="#__RefHeading___Toc5405_2648114210" text:style-name="Index_20_Link" text:visited-style-name="Index_20_Link">Apply Modifiers<text:tab/>45</text:a></text:p>
          <text:p text:style-name="P199"><text:a xlink:type="simple" xlink:href="#__RefHeading___Toc5407_2648114210" text:style-name="Index_20_Link" text:visited-style-name="Index_20_Link">Loose Edges<text:tab/>45</text:a></text:p>
          <text:p text:style-name="P199"><text:a xlink:type="simple" xlink:href="#__RefHeading___Toc2511_4032534388" text:style-name="Index_20_Link" text:visited-style-name="Index_20_Link">Tangent Space<text:tab/>45</text:a></text:p>
          <text:p text:style-name="P198"><text:a xlink:type="simple" xlink:href="#__RefHeading___Toc6092_265988952" text:style-name="Index_20_Link" text:visited-style-name="Index_20_Link">Armatures<text:tab/>45</text:a></text:p>
          <text:p text:style-name="P199"><text:a xlink:type="simple" xlink:href="#__RefHeading___Toc2519_4032534388" text:style-name="Index_20_Link" text:visited-style-name="Index_20_Link">Primary Bone Axis<text:tab/>45</text:a></text:p>
          <text:p text:style-name="P199"><text:a xlink:type="simple" xlink:href="#__RefHeading___Toc2521_4032534388" text:style-name="Index_20_Link" text:visited-style-name="Index_20_Link">Secondary Bone Axis<text:tab/>45</text:a></text:p>
          <text:p text:style-name="P199"><text:a xlink:type="simple" xlink:href="#__RefHeading___Toc6094_265988952" text:style-name="Index_20_Link" text:visited-style-name="Index_20_Link">Armature FBX Node Type<text:tab/>46</text:a></text:p>
          <text:p text:style-name="P199"><text:a xlink:type="simple" xlink:href="#__RefHeading___Toc5411_2648114210" text:style-name="Index_20_Link" text:visited-style-name="Index_20_Link">Only Deform Bones<text:tab/>46</text:a></text:p>
          <text:p text:style-name="P199"><text:a xlink:type="simple" xlink:href="#__RefHeading___Toc2517_4032534388" text:style-name="Index_20_Link" text:visited-style-name="Index_20_Link">Add Leaf Bones<text:tab/>46</text:a></text:p>
          <text:p text:style-name="P198"><text:a xlink:type="simple" xlink:href="#__RefHeading___Toc5413_2648114210" text:style-name="Index_20_Link" text:visited-style-name="Index_20_Link">Bake Animation<text:tab/>46</text:a></text:p>
          <text:p text:style-name="P199"><text:a xlink:type="simple" xlink:href="#__RefHeading___Toc5415_2648114210" text:style-name="Index_20_Link" text:visited-style-name="Index_20_Link">Key all Bones<text:tab/>46</text:a></text:p>
          <text:p text:style-name="P199"><text:a xlink:type="simple" xlink:href="#__RefHeading___Toc2531_4032534388" text:style-name="Index_20_Link" text:visited-style-name="Index_20_Link">NLA Strips<text:tab/>46</text:a></text:p>
          <text:p text:style-name="P199"><text:a xlink:type="simple" xlink:href="#__RefHeading___Toc2533_4032534388" text:style-name="Index_20_Link" text:visited-style-name="Index_20_Link">All Actions<text:tab/>46</text:a></text:p>
          <text:p text:style-name="P199"><text:a xlink:type="simple" xlink:href="#__RefHeading___Toc5417_2648114210" text:style-name="Index_20_Link" text:visited-style-name="Index_20_Link">Force Start/ End Keying<text:tab/>46</text:a></text:p>
          <text:p text:style-name="P199"><text:a xlink:type="simple" xlink:href="#__RefHeading___Toc2537_4032534388" text:style-name="Index_20_Link" text:visited-style-name="Index_20_Link">Sampling Rate<text:tab/>46</text:a></text:p>
          <text:p text:style-name="P199"><text:a xlink:type="simple" xlink:href="#__RefHeading___Toc2539_4032534388" text:style-name="Index_20_Link" text:visited-style-name="Index_20_Link">Simplify<text:tab/>46</text:a></text:p>
          <text:p text:style-name="P197"><text:a xlink:type="simple" xlink:href="#__RefHeading___Toc2633_4032534388" text:style-name="Index_20_Link" text:visited-style-name="Index_20_Link">glTF 2.0 (glb, gltf )<text:tab/>46</text:a></text:p>
          <text:p text:style-name="P198"><text:a xlink:type="simple" xlink:href="#__RefHeading___Toc5778_1794927051" text:style-name="Index_20_Link" text:visited-style-name="Index_20_Link">Format<text:tab/>47</text:a></text:p>
          <text:p text:style-name="P198"><text:a xlink:type="simple" xlink:href="#__RefHeading___Toc5419_2648114210" text:style-name="Index_20_Link" text:visited-style-name="Index_20_Link">Copyright<text:tab/>47</text:a></text:p>
          <text:p text:style-name="P198"><text:a xlink:type="simple" xlink:href="#__RefHeading___Toc5421_2648114210" text:style-name="Index_20_Link" text:visited-style-name="Index_20_Link">Remember Export Settings<text:tab/>47</text:a></text:p>
          <text:p text:style-name="P198"><text:a xlink:type="simple" xlink:href="#__RefHeading___Toc5423_2648114210" text:style-name="Index_20_Link" text:visited-style-name="Index_20_Link">Include panel<text:tab/>47</text:a></text:p>
          <text:p text:style-name="P199"><text:a xlink:type="simple" xlink:href="#__RefHeading___Toc5425_2648114210" text:style-name="Index_20_Link" text:visited-style-name="Index_20_Link">Limit to<text:tab/>47</text:a></text:p>
          <text:p text:style-name="P200"><text:a xlink:type="simple" xlink:href="#__RefHeading___Toc5427_2648114210" text:style-name="Index_20_Link" text:visited-style-name="Index_20_Link">Selected Objects<text:tab/>47</text:a></text:p>
          <text:p text:style-name="P200"><text:a xlink:type="simple" xlink:href="#__RefHeading___Toc5429_2648114210" text:style-name="Index_20_Link" text:visited-style-name="Index_20_Link">Visible Objects<text:tab/>47</text:a></text:p>
          <text:p text:style-name="P200"><text:a xlink:type="simple" xlink:href="#__RefHeading___Toc5431_2648114210" text:style-name="Index_20_Link" text:visited-style-name="Index_20_Link">Renderable Objects<text:tab/>47</text:a></text:p>
          <text:p text:style-name="P200"><text:a xlink:type="simple" xlink:href="#__RefHeading___Toc5433_2648114210" text:style-name="Index_20_Link" text:visited-style-name="Index_20_Link">Active Collection<text:tab/>47</text:a></text:p>
          <text:p text:style-name="P200"><text:a xlink:type="simple" xlink:href="#__RefHeading___Toc5433_26481142101" text:style-name="Index_20_Link" text:visited-style-name="Index_20_Link">Active Scene<text:tab/>47</text:a></text:p>
          <text:p text:style-name="P199"><text:a xlink:type="simple" xlink:href="#__RefHeading___Toc5435_2648114210" text:style-name="Index_20_Link" text:visited-style-name="Index_20_Link">Data<text:tab/>47</text:a></text:p>
          <text:p text:style-name="P200"><text:a xlink:type="simple" xlink:href="#__RefHeading___Toc5437_2648114210" text:style-name="Index_20_Link" text:visited-style-name="Index_20_Link">Custom Properties<text:tab/>47</text:a></text:p>
          <text:p text:style-name="P200"><text:a xlink:type="simple" xlink:href="#__RefHeading___Toc5439_2648114210" text:style-name="Index_20_Link" text:visited-style-name="Index_20_Link">Cameras<text:tab/>47</text:a></text:p>
          <text:p text:style-name="P200"><text:a xlink:type="simple" xlink:href="#__RefHeading___Toc5441_2648114210" text:style-name="Index_20_Link" text:visited-style-name="Index_20_Link">Punctual Lights<text:tab/>47</text:a></text:p>
          <text:p text:style-name="P198"><text:a xlink:type="simple" xlink:href="#__RefHeading___Toc6096_265988952" text:style-name="Index_20_Link" text:visited-style-name="Index_20_Link">Transform Panel<text:tab/>47</text:a></text:p>
          <text:p text:style-name="P199"><text:a xlink:type="simple" xlink:href="#__RefHeading___Toc5445_2648114210" text:style-name="Index_20_Link" text:visited-style-name="Index_20_Link">Y Up<text:tab/>47</text:a></text:p>
          <text:p text:style-name="P198"><text:a xlink:type="simple" xlink:href="#__RefHeading___Toc5447_2648114210" text:style-name="Index_20_Link" text:visited-style-name="Index_20_Link">Geometry Panel<text:tab/>48</text:a></text:p>
          <text:p text:style-name="P199"><text:a xlink:type="simple" xlink:href="#__RefHeading___Toc2643_4032534388" text:style-name="Index_20_Link" text:visited-style-name="Index_20_Link">Apply Modifiers<text:tab/>48</text:a></text:p>
          <text:p text:style-name="P199"><text:a xlink:type="simple" xlink:href="#__RefHeading___Toc5449_2648114210" text:style-name="Index_20_Link" text:visited-style-name="Index_20_Link">UV's<text:tab/>48</text:a></text:p>
          <text:p text:style-name="P199"><text:a xlink:type="simple" xlink:href="#__RefHeading___Toc2657_4032534388" text:style-name="Index_20_Link" text:visited-style-name="Index_20_Link">Normals<text:tab/>48</text:a></text:p>
          <text:p text:style-name="P199"><text:a xlink:type="simple" xlink:href="#__RefHeading___Toc2659_4032534388" text:style-name="Index_20_Link" text:visited-style-name="Index_20_Link">Tangents<text:tab/>48</text:a></text:p>
          <text:p text:style-name="P199"><text:a xlink:type="simple" xlink:href="#__RefHeading___Toc2661_4032534388" text:style-name="Index_20_Link" text:visited-style-name="Index_20_Link">Vertex Colors<text:tab/>48</text:a></text:p>
          <text:p text:style-name="P199"><text:a xlink:type="simple" xlink:href="#__RefHeading___Toc5451_2648114210" text:style-name="Index_20_Link" text:visited-style-name="Index_20_Link">Loose Edges<text:tab/>48</text:a></text:p>
          <text:p text:style-name="P199"><text:a xlink:type="simple" xlink:href="#__RefHeading___Toc5453_2648114210" text:style-name="Index_20_Link" text:visited-style-name="Index_20_Link">Loose Points<text:tab/>48</text:a></text:p>
          <text:p text:style-name="P199"><text:a xlink:type="simple" xlink:href="#__RefHeading___Toc6098_265988952" text:style-name="Index_20_Link" text:visited-style-name="Index_20_Link">Materials<text:tab/>48</text:a></text:p>
          <text:p text:style-name="P199"><text:a xlink:type="simple" xlink:href="#__RefHeading___Toc6100_265988952" text:style-name="Index_20_Link" text:visited-style-name="Index_20_Link">Images<text:tab/>48</text:a></text:p>
          <text:p text:style-name="P200"><text:a xlink:type="simple" xlink:href="#__RefHeading___Toc5459_2648114210" text:style-name="Index_20_Link" text:visited-style-name="Index_20_Link">Automatic<text:tab/>48</text:a></text:p>
          <text:p text:style-name="P200"><text:a xlink:type="simple" xlink:href="#__RefHeading___Toc5461_2648114210" text:style-name="Index_20_Link" text:visited-style-name="Index_20_Link">Jpeg Format (jpg)<text:tab/>48</text:a></text:p>
          <text:p text:style-name="P200"><text:a xlink:type="simple" xlink:href="#__RefHeading___Toc5461_26481142101" text:style-name="Index_20_Link" text:visited-style-name="Index_20_Link">None<text:tab/>48</text:a></text:p>
          <text:p text:style-name="P199"><text:a xlink:type="simple" xlink:href="#__RefHeading___Toc6102_265988952" text:style-name="Index_20_Link" text:visited-style-name="Index_20_Link">Compression sub subpanel<text:tab/>48</text:a></text:p>
          <text:p text:style-name="P198"><text:soft-page-break/><text:a xlink:type="simple" xlink:href="#__RefHeading___Toc6104_265988952" text:style-name="Index_20_Link" text:visited-style-name="Index_20_Link">Animation<text:tab/>49</text:a></text:p>
          <text:p text:style-name="P199"><text:a xlink:type="simple" xlink:href="#__RefHeading___Toc2673_4032534388" text:style-name="Index_20_Link" text:visited-style-name="Index_20_Link">Use Current Frame<text:tab/>49</text:a></text:p>
          <text:p text:style-name="P199"><text:a xlink:type="simple" xlink:href="#__RefHeading___Toc2675_4032534388" text:style-name="Index_20_Link" text:visited-style-name="Index_20_Link">Animation sub subpanel<text:tab/>49</text:a></text:p>
          <text:p text:style-name="P200"><text:a xlink:type="simple" xlink:href="#__RefHeading___Toc2677_4032534388" text:style-name="Index_20_Link" text:visited-style-name="Index_20_Link">Limit to Playback Range<text:tab/>49</text:a></text:p>
          <text:p text:style-name="P200"><text:a xlink:type="simple" xlink:href="#__RefHeading___Toc2679_4032534388" text:style-name="Index_20_Link" text:visited-style-name="Index_20_Link">Sampling Rate<text:tab/>49</text:a></text:p>
          <text:p text:style-name="P200"><text:a xlink:type="simple" xlink:href="#__RefHeading___Toc2681_4032534388" text:style-name="Index_20_Link" text:visited-style-name="Index_20_Link">Always Sample Animations<text:tab/>49</text:a></text:p>
          <text:p text:style-name="P200"><text:a xlink:type="simple" xlink:href="#__RefHeading___Toc5465_2648114210" text:style-name="Index_20_Link" text:visited-style-name="Index_20_Link">Group by NLA Tracks<text:tab/>49</text:a></text:p>
          <text:p text:style-name="P200"><text:a xlink:type="simple" xlink:href="#__RefHeading___Toc5467_2648114210" text:style-name="Index_20_Link" text:visited-style-name="Index_20_Link">Export Deformation Bones only<text:tab/>49</text:a></text:p>
          <text:p text:style-name="P199"><text:a xlink:type="simple" xlink:href="#__RefHeading___Toc5469_2648114210" text:style-name="Index_20_Link" text:visited-style-name="Index_20_Link">Shape Keys sub subpanel<text:tab/>49</text:a></text:p>
          <text:p text:style-name="P199"><text:a xlink:type="simple" xlink:href="#__RefHeading___Toc2691_4032534388" text:style-name="Index_20_Link" text:visited-style-name="Index_20_Link">Shape Key Normals<text:tab/>49</text:a></text:p>
          <text:p text:style-name="P199"><text:a xlink:type="simple" xlink:href="#__RefHeading___Toc2693_4032534388" text:style-name="Index_20_Link" text:visited-style-name="Index_20_Link">Shape Key Tangents<text:tab/>49</text:a></text:p>
          <text:p text:style-name="P199"><text:a xlink:type="simple" xlink:href="#__RefHeading___Toc6106_265988952" text:style-name="Index_20_Link" text:visited-style-name="Index_20_Link">Skinning<text:tab/>49</text:a></text:p>
          <text:p text:style-name="P199"><text:a xlink:type="simple" xlink:href="#__RefHeading___Toc2687_4032534388" text:style-name="Index_20_Link" text:visited-style-name="Index_20_Link">Include all Bone Influences<text:tab/>49</text:a></text:p>
          <text:p text:style-name="P197"><text:a xlink:type="simple" xlink:href="#__RefHeading___Toc6108_265988952" text:style-name="Index_20_Link" text:visited-style-name="Index_20_Link">X3D Extensible 3D<text:tab/>49</text:a></text:p>
          <text:p text:style-name="P198"><text:a xlink:type="simple" xlink:href="#__RefHeading___Toc5846_265988952" text:style-name="Index_20_Link" text:visited-style-name="Index_20_Link">Include Panel<text:tab/>50</text:a></text:p>
          <text:p text:style-name="P200"><text:a xlink:type="simple" xlink:href="#__RefHeading___Toc5477_2648114210" text:style-name="Index_20_Link" text:visited-style-name="Index_20_Link">Selection Only<text:tab/>50</text:a></text:p>
          <text:p text:style-name="P200"><text:a xlink:type="simple" xlink:href="#__RefHeading___Toc5479_2648114210" text:style-name="Index_20_Link" text:visited-style-name="Index_20_Link">Hierarchy<text:tab/>50</text:a></text:p>
          <text:p text:style-name="P200"><text:a xlink:type="simple" xlink:href="#__RefHeading___Toc5481_2648114210" text:style-name="Index_20_Link" text:visited-style-name="Index_20_Link">Name Decorations<text:tab/>50</text:a></text:p>
          <text:p text:style-name="P200"><text:a xlink:type="simple" xlink:href="#__RefHeading___Toc5483_2648114210" text:style-name="Index_20_Link" text:visited-style-name="Index_20_Link">H3D Extensions<text:tab/>50</text:a></text:p>
          <text:p text:style-name="P198"><text:a xlink:type="simple" xlink:href="#__RefHeading___Toc6110_265988952" text:style-name="Index_20_Link" text:visited-style-name="Index_20_Link">Transform Panel<text:tab/>50</text:a></text:p>
          <text:p text:style-name="P199"><text:a xlink:type="simple" xlink:href="#__RefHeading___Toc5487_2648114210" text:style-name="Index_20_Link" text:visited-style-name="Index_20_Link">Scale<text:tab/>50</text:a></text:p>
          <text:p text:style-name="P199"><text:a xlink:type="simple" xlink:href="#__RefHeading___Toc5489_2648114210" text:style-name="Index_20_Link" text:visited-style-name="Index_20_Link">Forward<text:tab/>50</text:a></text:p>
          <text:p text:style-name="P199"><text:a xlink:type="simple" xlink:href="#__RefHeading___Toc5491_2648114210" text:style-name="Index_20_Link" text:visited-style-name="Index_20_Link">Up<text:tab/>50</text:a></text:p>
          <text:p text:style-name="P198"><text:a xlink:type="simple" xlink:href="#__RefHeading___Toc6112_265988952" text:style-name="Index_20_Link" text:visited-style-name="Index_20_Link">Geometry Panel<text:tab/>50</text:a></text:p>
          <text:p text:style-name="P199"><text:a xlink:type="simple" xlink:href="#__RefHeading___Toc5495_2648114210" text:style-name="Index_20_Link" text:visited-style-name="Index_20_Link">Apply Modifiers<text:tab/>50</text:a></text:p>
          <text:p text:style-name="P199"><text:a xlink:type="simple" xlink:href="#__RefHeading___Toc5497_2648114210" text:style-name="Index_20_Link" text:visited-style-name="Index_20_Link">Triangulate<text:tab/>50</text:a></text:p>
          <text:p text:style-name="P199"><text:a xlink:type="simple" xlink:href="#__RefHeading___Toc5499_2648114210" text:style-name="Index_20_Link" text:visited-style-name="Index_20_Link">Normals<text:tab/>50</text:a></text:p>
          <text:p text:style-name="P199"><text:a xlink:type="simple" xlink:href="#__RefHeading___Toc5501_2648114210" text:style-name="Index_20_Link" text:visited-style-name="Index_20_Link">Compress<text:tab/>50</text:a></text:p>
          <text:p text:style-name="P196"><text:a xlink:type="simple" xlink:href="#__RefHeading___Toc2695_4032534388" text:style-name="Index_20_Link" text:visited-style-name="Index_20_Link">External Data<text:tab/>51</text:a></text:p>
          <text:p text:style-name="P197"><text:a xlink:type="simple" xlink:href="#__RefHeading___Toc2697_4032534388" text:style-name="Index_20_Link" text:visited-style-name="Index_20_Link">Automatically Pack into .blend<text:tab/>51</text:a></text:p>
          <text:p text:style-name="P197"><text:a xlink:type="simple" xlink:href="#__RefHeading___Toc2699_4032534388" text:style-name="Index_20_Link" text:visited-style-name="Index_20_Link">Pack Resources<text:tab/>51</text:a></text:p>
          <text:p text:style-name="P197"><text:a xlink:type="simple" xlink:href="#__RefHeading___Toc4584_3509090338" text:style-name="Index_20_Link" text:visited-style-name="Index_20_Link">Pack linked libraries<text:tab/>51</text:a></text:p>
          <text:p text:style-name="P197"><text:a xlink:type="simple" xlink:href="#__RefHeading___Toc4586_3509090338" text:style-name="Index_20_Link" text:visited-style-name="Index_20_Link">Unpack linked libraries<text:tab/>51</text:a></text:p>
          <text:p text:style-name="P197"><text:a xlink:type="simple" xlink:href="#__RefHeading___Toc2701_4032534388" text:style-name="Index_20_Link" text:visited-style-name="Index_20_Link">Unpack Resources<text:tab/>51</text:a></text:p>
          <text:p text:style-name="P198"><text:a xlink:type="simple" xlink:href="#__RefHeading___Toc2703_4032534388" text:style-name="Index_20_Link" text:visited-style-name="Index_20_Link">Use Files in current Directory (create when necessary)<text:tab/>52</text:a></text:p>
          <text:p text:style-name="P198"><text:a xlink:type="simple" xlink:href="#__RefHeading___Toc2705_4032534388" text:style-name="Index_20_Link" text:visited-style-name="Index_20_Link">Write files to current directory (overwrite existing files)<text:tab/>52</text:a></text:p>
          <text:p text:style-name="P198"><text:a xlink:type="simple" xlink:href="#__RefHeading___Toc2707_4032534388" text:style-name="Index_20_Link" text:visited-style-name="Index_20_Link">Use files in original location (create when necessary)<text:tab/>52</text:a></text:p>
          <text:p text:style-name="P198"><text:a xlink:type="simple" xlink:href="#__RefHeading___Toc2709_4032534388" text:style-name="Index_20_Link" text:visited-style-name="Index_20_Link">Write files to original location(overwrite existing files)<text:tab/>52</text:a></text:p>
          <text:p text:style-name="P197"><text:a xlink:type="simple" xlink:href="#__RefHeading___Toc2713_4032534388" text:style-name="Index_20_Link" text:visited-style-name="Index_20_Link">Make Paths Relative<text:tab/>52</text:a></text:p>
          <text:p text:style-name="P197"><text:a xlink:type="simple" xlink:href="#__RefHeading___Toc2715_4032534388" text:style-name="Index_20_Link" text:visited-style-name="Index_20_Link">Make Paths Absolute<text:tab/>52</text:a></text:p>
          <text:p text:style-name="P197"><text:a xlink:type="simple" xlink:href="#__RefHeading___Toc2717_4032534388" text:style-name="Index_20_Link" text:visited-style-name="Index_20_Link">Report Missing Files<text:tab/>52</text:a></text:p>
          <text:p text:style-name="P197"><text:a xlink:type="simple" xlink:href="#__RefHeading___Toc2719_4032534388" text:style-name="Index_20_Link" text:visited-style-name="Index_20_Link">Find Missing Files<text:tab/>52</text:a></text:p>
          <text:p text:style-name="P196"><text:a xlink:type="simple" xlink:href="#__RefHeading___Toc5482_3876747245" text:style-name="Index_20_Link" text:visited-style-name="Index_20_Link">Clean Up<text:tab/>53</text:a></text:p>
          <text:p text:style-name="P197"><text:a xlink:type="simple" xlink:href="#__RefHeading___Toc5484_3876747245" text:style-name="Index_20_Link" text:visited-style-name="Index_20_Link">Unused Data<text:tab/>53</text:a></text:p>
          <text:p text:style-name="P197"><text:a xlink:type="simple" xlink:href="#__RefHeading___Toc4239_2209119115" text:style-name="Index_20_Link" text:visited-style-name="Index_20_Link">Recursive Unused Data<text:tab/>53</text:a></text:p>
          <text:p text:style-name="P197"><text:a xlink:type="simple" xlink:href="#__RefHeading___Toc4241_2209119115" text:style-name="Index_20_Link" text:visited-style-name="Index_20_Link">Unused Linked Data<text:tab/>53</text:a></text:p>
          <text:p text:style-name="P197"><text:a xlink:type="simple" xlink:href="#__RefHeading___Toc4243_2209119115" text:style-name="Index_20_Link" text:visited-style-name="Index_20_Link">Recursive Unused Linked Data<text:tab/>53</text:a></text:p>
          <text:p text:style-name="P197"><text:a xlink:type="simple" xlink:href="#__RefHeading___Toc4245_2209119115" text:style-name="Index_20_Link" text:visited-style-name="Index_20_Link">Unused Local Data<text:tab/>53</text:a></text:p>
          <text:p text:style-name="P197"><text:a xlink:type="simple" xlink:href="#__RefHeading___Toc4247_2209119115" text:style-name="Index_20_Link" text:visited-style-name="Index_20_Link">Recursive Unused Local Data<text:tab/>53</text:a></text:p>
          <text:p text:style-name="P196"><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ext:soft-page-break/>
        <table:table-row table:style-name="TableLine2643919590080">
          <table:table-cell table:style-name="Tabelle4.A1" office:value-type="string">
            <text:p text:style-name="P203"><text:bookmark-start text:name="__RefHeading___Toc2165_4032534388"/>File Menu<text:bookmark-end text:name="__RefHeading___Toc2165_4032534388"/></text:p>
          </table:table-cell>
        </table:table-row>
      </table:table>
      <text:p text:style-name="P3"><draw:frame draw:style-name="fr1" draw:name="Bild6" text:anchor-type="paragraph" svg:y="0.335cm" svg:width="3.099cm" svg:height="7.74cm"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2">Creates a new scene, using the current active template.</text:p>
      <text:p text:style-name="P11"/>
      <text:p text:style-name="P11"/>
      <text:h text:style-name="Heading_20_2" text:outline-level="2"><draw:frame draw:style-name="fr1"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08" text:outline-level="3"/>
      <text:h text:style-name="P208"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1" draw:name="Bild92" text:anchor-type="paragraph" svg:y="0.032cm" svg:width="11.65cm" svg:height="0.469cm" draw:z-index="30"><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4"><draw:frame draw:style-name="fr1" draw:name="Bild93" text:anchor-type="paragraph" svg:y="0.093cm" svg:width="2.709cm" svg:height="0.529cm"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1" draw:name="Bild94" text:anchor-type="paragraph" svg:y="-0.161cm" svg:width="5.66cm" svg:height="0.49cm"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84"><draw:frame draw:style-name="fr15" draw:name="Bild95" text:anchor-type="paragraph" svg:y="-0.049cm" svg:width="3.129cm" svg:height="0.469cm"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04" text:outline-level="2"><text:bookmark-start text:name="__RefHeading___Toc4921_1454566840"/>Incremental Save<draw:frame draw:style-name="fr14" draw:name="Bild75" text:anchor-type="char" svg:y="0.189cm" svg:width="3.56cm" svg:height="1.221cm" draw:z-index="119"><draw:image xlink:href="Pictures/10000001000000D20000004806244C4D1A6B3255.png" xlink:type="simple" xlink:show="embed" xlink:actuate="onLoad" draw:mime-type="image/png"/></draw:frame><text:bookmark-end text:name="__RefHeading___Toc4921_1454566840"/></text:h>
      <text:p text:style-name="P106">Saves an already saved blend file with incremental file name. myfile.blend gets saved as myfile1.blend, <text:s/>myfile2.blend, myfile3.blend, and so on.<draw:frame draw:style-name="fr14" draw:name="Bild76" text:anchor-type="char" svg:y="0.681cm" svg:width="3.281cm" svg:height="1.39cm" draw:z-index="120"><draw:image xlink:href="Pictures/10000001000000C20000005232A9A8E23FE206A9.png" xlink:type="simple" xlink:show="embed" xlink:actuate="onLoad" draw:mime-type="image/png"/></draw:frame></text:p>
      <text:p text:style-name="P106">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1" draw:name="Bild122" text:anchor-type="paragraph" svg:y="-0.093cm" svg:width="4.08cm" svg:height="5.009cm" draw:z-index="34"><draw:image xlink:href="Pictures/10000001000000F100000128691885C1D3BB5C0D.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09" text:outline-level="3"><draw:frame draw:style-name="fr1" draw:name="Bild2" text:anchor-type="paragraph" svg:y="-0.093cm" svg:width="4.08cm" svg:height="3.3cm"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13" text:outline-level="3"><text:bookmark-start text:name="__RefHeading___Toc6430_510649927"/>Advanced Filter<text:bookmark-end text:name="__RefHeading___Toc6430_510649927"/></text:h>
      <text:p text:style-name="P86"><draw:frame draw:style-name="fr1" draw:name="Bild123" text:anchor-type="paragraph" svg:y="-0.168cm" svg:width="4.08cm" svg:height="5.009cm" draw:z-index="35"><draw:image xlink:href="Pictures/10000001000000F100000128691885C1D3BB5C0D.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210" text:outline-level="3"><draw:frame draw:style-name="fr1" draw:name="Bild3" text:anchor-type="paragraph" svg:y="-0.093cm" svg:width="4.08cm" svg:height="3.069cm" draw:z-index="38"><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05" text:outline-level="2"><text:bookmark-start text:name="__RefHeading___Toc4455_4154669917"/><text:soft-page-break/>Data Previews<text:bookmark-end text:name="__RefHeading___Toc4455_4154669917"/></text:h>
      <text:p text:style-name="P6"><draw:frame draw:style-name="fr1" draw:name="Bild87" text:anchor-type="paragraph" svg:y="0.139cm" svg:width="5.99cm" svg:height="1.66cm"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3">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2">This feature is currently broken. You can't create data previews yet<text:span text:style-name="T15"> in Bforartists 2</text:span>.<text:span text:style-name="T15"> Example images taken from Bforartists 1.</text:span></text:p>
      <text:p text:style-name="P51">Workflow:</text:p>
      <text:p text:style-name="P49"><draw:frame draw:style-name="fr1" draw:name="Bild23" text:anchor-type="paragraph" svg:y="-0.053cm" svg:width="4.334cm" svg:height="2.625cm"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49"><draw:frame draw:style-name="fr1" draw:name="Bild30" text:anchor-type="paragraph" svg:y="1.783cm" svg:width="4.03cm" svg:height="2.251cm"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49"/>
      <text:p text:style-name="P49"/>
      <text:p text:style-name="P49"><draw:frame draw:style-name="fr13" draw:name="Bild25" text:anchor-type="paragraph" svg:y="0.199cm" svg:width="7.535cm" svg:height="2.946cm" draw:z-index="6"><draw:image xlink:href="Pictures/100000010000037A0000015C9E3EA575F1BE83BB.png" xlink:type="simple" xlink:show="embed" xlink:actuate="onLoad" draw:mime-type="image/png"/></draw:frame><draw:frame draw:style-name="fr1" draw:name="Bild29" text:anchor-type="paragraph" svg:y="0.187cm" svg:width="9.922cm" svg:height="3.014cm" draw:z-index="11"><draw:image xlink:href="Pictures/100000010000049400000164323ECFDF3870D8E6.png" xlink:type="simple" xlink:show="embed" xlink:actuate="onLoad" draw:mime-type="image/png"/></draw:frame></text:p>
      <text:p text:style-name="P49"/>
      <text:p text:style-name="P49"/>
      <text:p text:style-name="P49"/>
      <text:p text:style-name="P49"/>
      <text:p text:style-name="P49">Now let's run Batch Generate Previews at this blend file.</text:p>
      <text:p text:style-name="P49"><draw:frame draw:style-name="fr13" draw:name="Bild26" text:anchor-type="paragraph" svg:y="0.393cm" svg:width="6.01cm" svg:height="1.66cm" draw:z-index="7"><draw:image xlink:href="Pictures/1000000100000163000000622E3F444D5E3286CE.png" xlink:type="simple" xlink:show="embed" xlink:actuate="onLoad" draw:mime-type="image/png"/></draw:frame><draw:frame draw:style-name="fr12" draw:name="Bild27" text:anchor-type="paragraph" svg:x="7.491cm" svg:y="0.228cm" svg:width="10.22cm" svg:height="3.821cm" draw:z-index="8"><draw:image xlink:href="Pictures/10000001000003250000012DB7C4B762C968013F.png" xlink:type="simple" xlink:show="embed" xlink:actuate="onLoad" draw:mime-type="image/png"/></draw:frame></text:p>
      <text:p text:style-name="P49"/>
      <text:p text:style-name="P49"/>
      <text:p text:style-name="P49"/>
      <text:p text:style-name="P49"/>
      <text:p text:style-name="P49"/>
      <text:p text:style-name="P50">This process takes a while. Now let's try to append from the same file again. You will get proper preview <text:soft-page-break/>thumbnails now. Left Materials, right the objects.<text:span text:style-name="T17"> </text:span>Here you will see again that lamps have no preview icon.</text:p>
      <text:p text:style-name="P49"><draw:frame draw:style-name="fr4" draw:name="Bild24" text:anchor-type="paragraph" svg:x="0cm" svg:y="0.157cm" svg:width="7.662cm" svg:height="2.76cm" draw:z-index="9"><draw:image xlink:href="Pictures/100000010000038900000146E6A79622E7C0C26F.png" xlink:type="simple" xlink:show="embed" xlink:actuate="onLoad" draw:mime-type="image/png"/></draw:frame><draw:frame draw:style-name="fr12" draw:name="Bild28" text:anchor-type="paragraph" svg:x="8.294cm" svg:y="0cm" svg:width="9.701cm" svg:height="3.141cm" draw:z-index="10"><draw:image xlink:href="Pictures/100000010000047A000001739418637DD0948C58.png" xlink:type="simple" xlink:show="embed" xlink:actuate="onLoad" draw:mime-type="image/png"/></draw:frame></text:p>
      <text:p text:style-name="P49"/>
      <text:p text:style-name="P49"/>
      <text:p text:style-name="P49"/>
      <text:p text:style-name="P49"/>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5">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5">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5">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6">Removes all existing previews<text:span text:style-name="T6"> in the target blend file.</text:span></text:p>
      <text:p text:style-name="P16"/>
      <text:p text:style-name="Horizontal_20_Line"/>
      <text:h text:style-name="P206" text:outline-level="2"><text:bookmark-start text:name="__RefHeading___Toc2199_4032534388"/>Import<text:bookmark-end text:name="__RefHeading___Toc2199_4032534388"/></text:h>
      <text:p text:style-name="P251"><draw:frame draw:style-name="fr1" draw:name="Bild10" text:anchor-type="paragraph" svg:y="0.095cm" svg:width="7.5cm" svg:height="4.911cm"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51"/>
      <text:p text:style-name="P251"/>
      <text:p text:style-name="P251"/>
      <text:p text:style-name="P251"/>
      <text:p text:style-name="P251"/>
      <text:h text:style-name="Heading_20_3" text:outline-level="3"><draw:frame draw:style-name="fr4" draw:name="Bild131" text:anchor-type="paragraph" svg:x="14.577cm" svg:y="0.303cm" svg:width="4.099cm" svg:height="1.51cm" draw:z-index="121"><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49"><draw:frame draw:style-name="fr2" draw:name="Bild134" text:anchor-type="paragraph" svg:y="0.303cm" svg:width="4.27cm" svg:height="1.76cm" draw:z-index="122"><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text:soft-page-break/>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52">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52">The list of available presets. The string *Missing Paths* indicates that no custom preset exists yet.</text:p>
      <text:h text:style-name="Heading_20_4" text:outline-level="4"><draw:frame draw:style-name="fr1" draw:name="Bild135" text:anchor-type="paragraph" svg:y="0.303cm" svg:width="5.279cm" svg:height="1.461cm" draw:z-index="123"><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52">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52">Removes the active preset. Note that you cannot display the current active preset. So choose it from the list, and then click at the remove operator. </text:p>
      <text:p text:style-name="Horizontal_20_Line"/>
      <text:h text:style-name="P214" text:outline-level="3"><draw:frame draw:style-name="fr1" draw:name="Bild11" text:anchor-type="paragraph" svg:y="-0.162cm" svg:width="3.829cm" svg:height="4.099cm" draw:z-index="43"><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8">Imports a file in collada file format. Collada is a general file format that is able to store and load animation.</text:p>
      <text:h text:style-name="P151" text:outline-level="4"><text:bookmark-start text:name="__RefHeading___Toc2203_4032534388"/>Import Data Options<text:bookmark-end text:name="__RefHeading___Toc2203_4032534388"/></text:h>
      <text:h text:style-name="P152" text:outline-level="5"><text:bookmark-start text:name="__RefHeading___Toc2205_4032534388"/>Import Units<text:bookmark-end text:name="__RefHeading___Toc2205_4032534388"/></text:h>
      <text:p text:style-name="P18">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0">Import custom normals if available. </text:p>
      <text:h text:style-name="P151" text:outline-level="4"><text:bookmark-start text:name="__RefHeading___Toc2207_4032534388"/>Armature Options<text:bookmark-end text:name="__RefHeading___Toc2207_4032534388"/></text:h>
      <text:h text:style-name="P152" text:outline-level="5"><text:bookmark-start text:name="__RefHeading___Toc2209_4032534388"/>Fix Leaf Bones<text:bookmark-end text:name="__RefHeading___Toc2209_4032534388"/></text:h>
      <text:p text:style-name="P18">Fix orientation of Leaf bones. Collada file formats only supports joints, not bones.</text:p>
      <text:h text:style-name="P152" text:outline-level="5"><text:bookmark-start text:name="__RefHeading___Toc2211_4032534388"/>Find Bone Chains<text:bookmark-end text:name="__RefHeading___Toc2211_4032534388"/></text:h>
      <text:p text:style-name="P18">Find best matching bone chains and ensure that the bones in the chain are connected.</text:p>
      <text:h text:style-name="P152" text:outline-level="5"><text:bookmark-start text:name="__RefHeading___Toc2213_4032534388"/>Auto Connect<text:bookmark-end text:name="__RefHeading___Toc2213_4032534388"/></text:h>
      <text:p text:style-name="P18">Auto connect parent bones that have exactly one child bone<text:span text:style-name="T5">.</text:span></text:p>
      <text:h text:style-name="Heading_20_5" text:outline-level="5"><text:bookmark-start text:name="__RefHeading___Toc2215_4032534388"/><text:soft-page-break/>Minimum Chain Length<text:bookmark-end text:name="__RefHeading___Toc2215_4032534388"/></text:h>
      <text:p text:style-name="P17">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7">Store Bindpose Information in custom bone properties for later use in later collada export.</text:p>
      <text:p text:style-name="Horizontal_20_Line"/>
      <text:h text:style-name="P215" text:outline-level="3"><text:bookmark-start text:name="__RefHeading___Toc2219_4032534388"/>Alembic<text:bookmark-end text:name="__RefHeading___Toc2219_4032534388"/></text:h>
      <text:p text:style-name="P57"><draw:frame draw:style-name="fr1"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2">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07">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2">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2">Import sequenced files that are split in cache parts.</text:p>
      <text:h text:style-name="Heading_20_5" text:outline-level="5"><text:bookmark-start text:name="__RefHeading___Toc2231_4032534388"/>Validate Meshes<text:bookmark-end text:name="__RefHeading___Toc2231_4032534388"/></text:h>
      <text:p text:style-name="P22">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07">Add cache modifiers and constraints to imported objects even when they are not animated. This allows updating the alembic archive when reloading.</text:p>
      <text:p text:style-name="P167"><draw:frame draw:style-name="fr4" draw:name="Bild74" text:anchor-type="paragraph" svg:x="14.741cm" svg:y="0.827cm" svg:width="3.96cm" svg:height="12.46cm" draw:z-index="42"><draw:image xlink:href="Pictures/10000001000000EA000002E04F829971205B9544.png" xlink:type="simple" xlink:show="embed" xlink:actuate="onLoad" draw:mime-type="image/png"/></draw:frame></text:p>
      <text:h text:style-name="P211" text:outline-level="3"><text:bookmark-start text:name="__RefHeading___Toc4334_3214510501"/><text:soft-page-break/>USD<text:bookmark-end text:name="__RefHeading___Toc4334_3214510501"/></text:h>
      <text:p text:style-name="P97">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4">Import cameras (perspective and orthographic).</text:p>
      <text:h text:style-name="Heading_20_5" text:outline-level="5"><text:bookmark-start text:name="__RefHeading___Toc4634_55351524"/>Curves<text:bookmark-end text:name="__RefHeading___Toc4634_55351524"/></text:h>
      <text:p text:style-name="P104">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4">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4">Import materials. See also the experimental Import USD Preview option.</text:p>
      <text:h text:style-name="Heading_20_5" text:outline-level="5"><text:bookmark-start text:name="__RefHeading___Toc4640_55351524"/>Meshes<text:bookmark-end text:name="__RefHeading___Toc4640_55351524"/></text:h>
      <text:p text:style-name="P104">Import meshes.</text:p>
      <text:h text:style-name="Heading_20_5" text:outline-level="5"><text:bookmark-start text:name="__RefHeading___Toc4642_55351524"/>Volumes<text:bookmark-end text:name="__RefHeading___Toc4642_55351524"/></text:h>
      <text:p text:style-name="P104">Import USD OpenVDB field assets.</text:p>
      <text:h text:style-name="Heading_20_5" text:outline-level="5"><text:bookmark-start text:name="__RefHeading___Toc5875_1861793700"/>Shapes<text:bookmark-end text:name="__RefHeading___Toc5875_1861793700"/></text:h>
      <text:p text:style-name="P175">Import USD Shapes<text:span text:style-name="T62">.</text:span></text:p>
      <text:h text:style-name="Heading_20_5" text:outline-level="5"><text:bookmark-start text:name="__RefHeading___Toc6261_2846592914"/>Skeletons<text:bookmark-end text:name="__RefHeading___Toc6261_2846592914"/></text:h>
      <text:p text:style-name="P176">Import USD <text:span text:style-name="T62">Skeletons.</text:span></text:p>
      <text:h text:style-name="Heading_20_5" text:outline-level="5"><text:bookmark-start text:name="__RefHeading___Toc6263_2846592914"/>Blend Shapes<text:bookmark-end text:name="__RefHeading___Toc6263_2846592914"/></text:h>
      <text:p text:style-name="P176">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4">Import only the subset of the USD scene rooted at the given primitive.</text:p>
      <text:h text:style-name="Heading_20_4" text:outline-level="4"><text:bookmark-start text:name="__RefHeading___Toc4646_55351524"/>Scale<text:bookmark-end text:name="__RefHeading___Toc4646_55351524"/></text:h>
      <text:p text:style-name="P105">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4">Load mesh UV coordinates.</text:p>
      <text:h text:style-name="Heading_20_5" text:outline-level="5"><text:bookmark-start text:name="__RefHeading___Toc4652_55351524"/><text:soft-page-break/>Vertex Colors<text:bookmark-end text:name="__RefHeading___Toc4652_55351524"/></text:h>
      <text:p text:style-name="P104">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4">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4">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4">Create unique Blender objects for USD instances.</text:p>
      <text:h text:style-name="Heading_20_5" text:outline-level="5"><text:bookmark-start text:name="__RefHeading___Toc4660_55351524"/>Visible Primitives Only<text:bookmark-end text:name="__RefHeading___Toc4660_55351524"/></text:h>
      <text:p text:style-name="P104">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4">Include primitives with purpose guide.</text:p>
      <text:h text:style-name="Heading_20_5" text:outline-level="5"><text:bookmark-start text:name="__RefHeading___Toc4664_55351524"/>Proxy<text:bookmark-end text:name="__RefHeading___Toc4664_55351524"/></text:h>
      <text:p text:style-name="P104">Include primitives with purpose proxy.</text:p>
      <text:h text:style-name="Heading_20_5" text:outline-level="5"><text:bookmark-start text:name="__RefHeading___Toc4666_55351524"/>Render<text:bookmark-end text:name="__RefHeading___Toc4666_55351524"/></text:h>
      <text:p text:style-name="P104">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4">Update the scene’s start and end frame to match those of the USD stage.</text:p>
      <text:h text:style-name="Heading_20_4" text:outline-level="4"><text:bookmark-start text:name="__RefHeading___Toc4672_55351524"/>Relative Path<text:bookmark-end text:name="__RefHeading___Toc4672_55351524"/></text:h>
      <text:p text:style-name="P104">Select the file relative to the blend file.</text:p>
      <text:h text:style-name="Heading_20_5" text:outline-level="5"><text:bookmark-start text:name="__RefHeading___Toc4674_55351524"/>Create Collection<text:bookmark-end text:name="__RefHeading___Toc4674_55351524"/></text:h>
      <text:p text:style-name="P104">Add all imported objects to a new collection.</text:p>
      <text:h text:style-name="Heading_20_4" text:outline-level="4"><text:bookmark-start text:name="__RefHeading___Toc4676_55351524"/>Light Intensity Scale<text:bookmark-end text:name="__RefHeading___Toc4676_55351524"/></text:h>
      <text:p text:style-name="P104">Scale for the intensity of imported lights.</text:p>
      <text:h text:style-name="P174"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75">Import all materials. Also materials that are not used by the geometry.</text:p>
      <text:h text:style-name="Heading_20_5" text:outline-level="5"><text:bookmark-start text:name="__RefHeading___Toc4680_55351524"/><text:soft-page-break/>Import USD Preview<text:bookmark-end text:name="__RefHeading___Toc4680_55351524"/></text:h>
      <text:p text:style-name="P104">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4">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1" draw:name="Bild21" text:anchor-type="paragraph" svg:y="0.51cm" svg:width="3.009cm" svg:height="1.371cm" draw:z-index="103"><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75">How to import the material name when it conflicts with an existing material in the scene.</text:p>
      <text:h text:style-name="Heading_20_5" text:outline-level="5"><draw:frame draw:style-name="fr1" draw:name="Bild44" text:anchor-type="paragraph" svg:y="0.693cm" svg:width="2.3cm" svg:height="1.739cm" draw:z-index="104"><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75">How to import textures.</text:p>
      <text:h text:style-name="Heading_20_6" text:outline-level="6"><text:bookmark-start text:name="__RefHeading___Toc5883_1861793700"/>None<text:bookmark-end text:name="__RefHeading___Toc5883_1861793700"/></text:h>
      <text:p text:style-name="P175">Don't import textures.</text:p>
      <text:h text:style-name="Heading_20_6" text:outline-level="6"><text:bookmark-start text:name="__RefHeading___Toc5885_1861793700"/>Packed<text:bookmark-end text:name="__RefHeading___Toc5885_1861793700"/></text:h>
      <text:p text:style-name="P175">Import Texture as packed data.</text:p>
      <text:h text:style-name="Heading_20_6" text:outline-level="6"><draw:frame draw:style-name="fr1" draw:name="Bild112" text:anchor-type="paragraph" svg:y="0.51cm" svg:width="3.769cm" svg:height="1.169cm" draw:z-index="105"><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75">Copy files to texture directory.</text:p>
      <text:h text:style-name="Heading_20_7" text:outline-level="7"><text:bookmark-start text:name="__RefHeading___Toc5889_1861793700"/>Textures Directory<text:bookmark-end text:name="__RefHeading___Toc5889_1861793700"/></text:h>
      <text:p text:style-name="P175">The textures directory.</text:p>
      <text:h text:style-name="Heading_20_7" text:outline-level="7"><draw:frame draw:style-name="fr1" draw:name="Bild127" text:anchor-type="paragraph" svg:y="0.51cm" svg:width="3.641cm" svg:height="1.401cm" draw:z-index="106"><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75">What to do if a texture name already exists.</text:p>
      <text:p text:style-name="P175"/>
      <text:p text:style-name="Horizontal_20_Line"/>
      <text:h text:style-name="P214" text:outline-level="3"><draw:frame draw:style-name="fr1" draw:name="Bild68" text:anchor-type="paragraph" svg:y="0.51cm" svg:width="4.099cm" svg:height="1.08cm" draw:z-index="44"><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98">Imports a svg file as a grease pencil object.</text:p>
      <text:h text:style-name="P151" text:outline-level="4"><text:bookmark-start text:name="__RefHeading___Toc4336_321451050"/>Resolution<text:bookmark-end text:name="__RefHeading___Toc4336_321451050"/></text:h>
      <text:p text:style-name="P98">The resolution of the svg import.</text:p>
      <text:h text:style-name="P151" text:outline-level="4"><text:bookmark-start text:name="__RefHeading___Toc4338_321451050"/>Scale<text:bookmark-end text:name="__RefHeading___Toc4338_321451050"/></text:h>
      <text:p text:style-name="P98">The scale of the svg import.</text:p>
      <text:p text:style-name="Horizontal_20_Line"/>
      <text:h text:style-name="P217" text:outline-level="3"><draw:frame draw:style-name="fr1" draw:name="Bild128" text:anchor-type="paragraph" svg:y="0.34cm" svg:width="3.81cm" svg:height="4.2cm" draw:z-index="107"><draw:image xlink:href="Pictures/10000001000000E1000000F878AB9310F85B8100.png" xlink:type="simple" xlink:show="embed" xlink:actuate="onLoad" draw:mime-type="image/png"/></draw:frame><text:bookmark-start text:name="__RefHeading___Toc2297_40325343881"/><text:soft-page-break/>Wavefront(OBJ)<text:span text:style-name="T60"> </text:span><text:bookmark-end text:name="__RefHeading___Toc2297_40325343881"/></text:h>
      <text:h text:style-name="P39" text:outline-level="4"/>
      <text:p text:style-name="P41"/>
      <text:p text:style-name="P41"/>
      <text:h text:style-name="P177"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0">Scale factor for the obj import.</text:p>
      <text:h text:style-name="P178" text:outline-level="5"><text:bookmark-start text:name="__RefHeading___Toc4916_7710247081"/>Clamp <text:span text:style-name="T60">Bounding Box</text:span><text:bookmark-end text:name="__RefHeading___Toc4916_7710247081"/></text:h>
      <text:p text:style-name="P41"><draw:frame draw:style-name="fr11" draw:name="Bild132" text:anchor-type="paragraph" svg:y="0.646cm" svg:width="2.221cm" svg:height="2.84cm" draw:z-index="108"><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1">The Forward orientation at import.</text:p>
      <text:p text:style-name="P41"/>
      <text:p text:style-name="P41"/>
      <text:h text:style-name="P178" text:outline-level="5"><draw:frame draw:style-name="fr10" draw:name="Bild133" text:anchor-type="paragraph" svg:y="0.598cm" svg:width="2.17cm" svg:height="2.88cm" draw:z-index="109"><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1">The Up orientation at import.</text:p>
      <text:p text:style-name="P41"/>
      <text:p text:style-name="P41"/>
      <text:h text:style-name="P179" text:outline-level="4"><text:bookmark-start text:name="__RefHeading___Toc5836_2659889521"/>Options<text:bookmark-end text:name="__RefHeading___Toc5836_2659889521"/></text:h>
      <text:h text:style-name="P40" text:outline-level="5"/>
      <text:h text:style-name="P178" text:outline-level="5"><text:bookmark-start text:name="__RefHeading___Toc2307_40325343881"/>Split by Object<text:bookmark-end text:name="__RefHeading___Toc2307_40325343881"/></text:h>
      <text:p text:style-name="P41">Import loose mesh parts as single objects.</text:p>
      <text:h text:style-name="P178" text:outline-level="5"><text:bookmark-start text:name="__RefHeading___Toc2309_40325343881"/>Split by Group<text:bookmark-end text:name="__RefHeading___Toc2309_40325343881"/></text:h>
      <text:p text:style-name="P41">Import Obj Groups as meshes.</text:p>
      <text:h text:style-name="P181" text:outline-level="5"><text:bookmark-start text:name="__RefHeading___Toc2311_40325343881"/>Vertex Groups<text:bookmark-end text:name="__RefHeading___Toc2311_40325343881"/></text:h>
      <text:p text:style-name="P41">Import Obj groups as vertex groups.</text:p>
      <text:h text:style-name="P181" text:outline-level="5"><text:bookmark-start text:name="__RefHeading___Toc2305_40325343881"/>Validate Meshes<text:bookmark-end text:name="__RefHeading___Toc2305_40325343881"/></text:h>
      <text:p text:style-name="P182">Check at import for invalid data.</text:p>
      <text:p text:style-name="P98"/>
      <text:p text:style-name="P110"/>
      <text:h text:style-name="P218" text:outline-level="3"><text:bookmark-start text:name="__RefHeading___Toc2273_4032534388"/><text:soft-page-break/>Motion Capture (BVH)<text:bookmark-end text:name="__RefHeading___Toc2273_4032534388"/></text:h>
      <text:p text:style-name="P108"><draw:frame draw:style-name="fr4" draw:name="Bild16" text:anchor-type="paragraph" svg:x="14.651cm" svg:y="0.021cm" svg:width="4.129cm" svg:height="5.761cm" draw:z-index="45"><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08"/>
      <text:p text:style-name="P108"/>
      <text:p text:style-name="P108"/>
      <text:p text:style-name="P108"/>
      <text:p text:style-name="P108"/>
      <text:p text:style-name="P108"/>
      <text:h text:style-name="P109" text:outline-level="4"><draw:frame draw:style-name="fr1" draw:name="Bild84" text:anchor-type="paragraph" svg:y="0.258cm" svg:width="2.221cm" svg:height="1.39cm" draw:z-index="46"><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5">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5">The import scale.</text:p>
      <text:h text:style-name="Heading_20_5" text:outline-level="5"><text:bookmark-start text:name="__RefHeading___Toc4959_2247063723"/>Rotation<text:bookmark-end text:name="__RefHeading___Toc4959_2247063723"/></text:h>
      <text:p text:style-name="P26">The rotation type.</text:p>
      <text:h text:style-name="Heading_20_5" text:outline-level="5"><text:bookmark-start text:name="__RefHeading___Toc2291_4032534388"/>Forward<text:bookmark-end text:name="__RefHeading___Toc2291_4032534388"/></text:h>
      <text:p text:style-name="P26">The forward orientation<text:span text:style-name="T9">.</text:span></text:p>
      <text:h text:style-name="Heading_20_5" text:outline-level="5"><text:bookmark-start text:name="__RefHeading___Toc2293_4032534388"/>Up<text:bookmark-end text:name="__RefHeading___Toc2293_4032534388"/></text:h>
      <text:p text:style-name="P26">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5">The start frame for the animation.</text:p>
      <text:h text:style-name="Heading_20_5" text:outline-level="5"><text:bookmark-start text:name="__RefHeading___Toc2281_4032534388"/>Scale FPS<text:bookmark-end text:name="__RefHeading___Toc2281_4032534388"/></text:h>
      <text:p text:style-name="P25">Scale the frame rate of the BVH file to the current scenes. With off every frame of the BVH is one frame in Bforartists.</text:p>
      <text:h text:style-name="P157" text:outline-level="5"><text:bookmark-start text:name="__RefHeading___Toc4963_2247063723"/>Loop<text:bookmark-end text:name="__RefHeading___Toc4963_2247063723"/></text:h>
      <text:p text:style-name="P26">Loop the animation playback.</text:p>
      <text:h text:style-name="Heading_20_5" text:outline-level="5"><text:bookmark-start text:name="__RefHeading___Toc2283_4032534388"/>Update Scene FP<text:span text:style-name="T8">S</text:span><text:bookmark-end text:name="__RefHeading___Toc2283_4032534388"/></text:h>
      <text:p text:style-name="P25">Sets the scene frame rate to that of the BVH file. Note that this nullifies the Scale FPS feature since the scale will be 1:1.</text:p>
      <text:h text:style-name="Heading_20_5" text:outline-level="5"><text:bookmark-start text:name="__RefHeading___Toc2285_4032534388"/><text:soft-page-break/>Update Scene Duration<text:bookmark-end text:name="__RefHeading___Toc2285_4032534388"/></text:h>
      <text:p text:style-name="P25">Extend the scene duration to be the one of the BVH file duration.</text:p>
      <text:p text:style-name="P158"/>
      <text:h text:style-name="P219"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SVG has no import properties.</text:p>
      <text:p text:style-name="P37"/>
      <text:p text:style-name="P168"/>
      <text:h text:style-name="P220" text:outline-level="3"><draw:frame draw:style-name="fr1" draw:name="Bild85" text:anchor-type="paragraph" svg:y="0.51cm" svg:width="4.159cm" svg:height="2.949cm" draw:z-index="66"><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46">The Stanford Triangle Format was designed to store three-dimensional data from 3D scanners. It is a static file format for mesh data, and cannot carry animation data.</text:p>
      <text:h text:style-name="P231" text:outline-level="4"><text:bookmark-start text:name="__RefHeading___Toc6460_4124453082"/>Scale<text:bookmark-end text:name="__RefHeading___Toc6460_4124453082"/></text:h>
      <text:p text:style-name="P257">The scale factor for the imported geometry.</text:p>
      <text:h text:style-name="Heading_20_4" text:outline-level="4"><text:bookmark-start text:name="__RefHeading___Toc6462_4124453082"/>Scene Unit<text:bookmark-end text:name="__RefHeading___Toc6462_4124453082"/></text:h>
      <text:p text:style-name="P257">Apply current scene units at importing the geometry.</text:p>
      <text:h text:style-name="Heading_20_4" text:outline-level="4"><text:bookmark-start text:name="__RefHeading___Toc6464_4124453082"/>Forward Axis<text:bookmark-end text:name="__RefHeading___Toc6464_4124453082"/></text:h>
      <text:p text:style-name="P257">The forward axis for the imported geometry.</text:p>
      <text:h text:style-name="Heading_20_4" text:outline-level="4"><text:bookmark-start text:name="__RefHeading___Toc6466_4124453082"/>Up Axis<text:bookmark-end text:name="__RefHeading___Toc6466_4124453082"/></text:h>
      <text:p text:style-name="P257">The up axis for the imported geometry.</text:p>
      <text:h text:style-name="Heading_20_4" text:outline-level="4"><text:bookmark-start text:name="__RefHeading___Toc6468_4124453082"/>Merge Vertices<text:bookmark-end text:name="__RefHeading___Toc6468_4124453082"/></text:h>
      <text:p text:style-name="P257">Merges vertices by distance.</text:p>
      <text:h text:style-name="Heading_20_4" text:outline-level="4"><draw:frame draw:style-name="fr2" draw:name="Bild14" text:anchor-type="paragraph" svg:y="0.51cm" svg:width="2.18cm" svg:height="1.199cm" draw:z-index="127"><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57">Vertex colors settings if existent.</text:p>
      <text:h text:style-name="Heading_20_4" text:outline-level="4"><text:bookmark-start text:name="__RefHeading___Toc6472_4124453082"/>Vertex Attributes<text:bookmark-end text:name="__RefHeading___Toc6472_4124453082"/></text:h>
      <text:p text:style-name="P257">Import custom vertex attributes.</text:p>
      <text:p text:style-name="P33"/>
      <text:p text:style-name="P168"/>
      <text:h text:style-name="P221" text:outline-level="3"><text:bookmark-start text:name="__RefHeading___Toc2321_4032534388"/><text:soft-page-break/>STL<text:bookmark-end text:name="__RefHeading___Toc2321_4032534388"/></text:h>
      <text:p text:style-name="Text_20_body"><draw:frame draw:style-name="fr4" draw:name="Bild20" text:anchor-type="paragraph" svg:x="14.764cm" svg:y="0.005cm" svg:width="4.05cm" svg:height="3.35cm" draw:z-index="47"><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7">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P147" text:outline-level="4"><draw:frame draw:style-name="fr10" draw:name="Bild86" text:anchor-type="paragraph" svg:y="0.069cm" svg:width="2.221cm" svg:height="2.84cm" draw:z-index="64"><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5">The Forward orientation at import.</text:p>
      <text:p text:style-name="P35"/>
      <text:p text:style-name="P32"/>
      <text:h text:style-name="P147" text:outline-level="4"><draw:frame draw:style-name="fr10" draw:name="Bild88" text:anchor-type="paragraph" svg:y="0.598cm" svg:width="2.17cm" svg:height="2.88cm" draw:z-index="65"><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5">The Up orientation at import.</text:p>
      <text:p text:style-name="P35"/>
      <text:p text:style-name="P35"/>
      <text:h text:style-name="P147" text:outline-level="4"><text:bookmark-start text:name="__RefHeading___Toc4969_2247063723"/>Facet Normals<text:bookmark-end text:name="__RefHeading___Toc4969_2247063723"/></text:h>
      <text:p text:style-name="P44">Import the geometry with faceted faces.</text:p>
      <text:p text:style-name="Horizontal_20_Line"/>
      <text:h text:style-name="P216" text:outline-level="3"><text:bookmark-start text:name="__RefHeading___Toc2233_4032534388"/>FBX<text:bookmark-end text:name="__RefHeading___Toc2233_4032534388"/></text:h>
      <text:p text:style-name="P24"><draw:frame draw:style-name="fr1"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4"><text:soft-page-break/></text:p>
      <text:p text:style-name="P24"/>
      <text:p text:style-name="P24"/>
      <text:p text:style-name="P24"/>
      <text:p text:style-name="P24"/>
      <text:p text:style-name="P24"/>
      <text:h text:style-name="Heading_20_4" text:outline-level="4"/>
      <text:p text:style-name="Text_20_body"/>
      <text:p text:style-name="P255"/>
      <text:h text:style-name="P112" text:outline-level="4"><text:bookmark-start text:name="__RefHeading___Toc4971_2247063723"/>Include Panel<text:bookmark-end text:name="__RefHeading___Toc4971_2247063723"/></text:h>
      <text:p text:style-name="P111">What data to import.</text:p>
      <text:h text:style-name="Heading_20_5" text:outline-level="5"><text:bookmark-start text:name="__RefHeading___Toc4973_2247063723"/>Custom Normals<text:bookmark-end text:name="__RefHeading___Toc4973_2247063723"/></text:h>
      <text:p text:style-name="P111">Import custom normals.</text:p>
      <text:h text:style-name="Heading_20_5" text:outline-level="5"><text:bookmark-start text:name="__RefHeading___Toc4975_2247063723"/>Subdivision Data<text:bookmark-end text:name="__RefHeading___Toc4975_2247063723"/></text:h>
      <text:p text:style-name="P111">Import Subdivision.</text:p>
      <text:h text:style-name="Heading_20_5" text:outline-level="5"><text:bookmark-start text:name="__RefHeading___Toc4977_2247063723"/>Custom Properties<text:bookmark-end text:name="__RefHeading___Toc4977_2247063723"/></text:h>
      <text:p text:style-name="P111">Import User properties as Custom properties</text:p>
      <text:h text:style-name="Heading_20_5" text:outline-level="5"><text:bookmark-start text:name="__RefHeading___Toc4979_2247063723"/>Import Enums as Strings<text:bookmark-end text:name="__RefHeading___Toc4979_2247063723"/></text:h>
      <text:p text:style-name="P111">Store enumeration values as strings.</text:p>
      <text:h text:style-name="Heading_20_5" text:outline-level="5"><text:bookmark-start text:name="__RefHeading___Toc4981_2247063723"/>Image Search<text:bookmark-end text:name="__RefHeading___Toc4981_2247063723"/></text:h>
      <text:p text:style-name="P111">Search the sub directions for associated images.</text:p>
      <text:h text:style-name="Heading_20_4" text:outline-level="4"><text:bookmark-start text:name="__RefHeading___Toc4983_2247063723"/>Transform Panel<text:bookmark-end text:name="__RefHeading___Toc4983_2247063723"/></text:h>
      <text:h text:style-name="P154" text:outline-level="5"><text:bookmark-start text:name="__RefHeading___Toc4985_2247063723"/>Scale <text:bookmark-end text:name="__RefHeading___Toc4985_2247063723"/></text:h>
      <text:p text:style-name="P28">Adjust the scale factor at import.</text:p>
      <text:h text:style-name="Heading_20_5" text:outline-level="5"><text:bookmark-start text:name="__RefHeading___Toc4987_2247063723"/>Decal Offset<text:bookmark-end text:name="__RefHeading___Toc4987_2247063723"/></text:h>
      <text:p text:style-name="P111">Displa<text:span text:style-name="T44">ce</text:span> geometry of alpha meshes. </text:p>
      <text:h text:style-name="P154" text:outline-level="5"><text:bookmark-start text:name="__RefHeading___Toc2245_4032534388"/>!Experimental! Apply Transform<text:bookmark-end text:name="__RefHeading___Toc2245_4032534388"/></text:h>
      <text:p text:style-name="P28">Bake space transform into object data. This avoids unwanted rotations when the target space is not aligned with the Bforartists space. Warning! This feature is experimental. Use at own risk.</text:p>
      <text:h text:style-name="P154" text:outline-level="5"><text:bookmark-start text:name="__RefHeading___Toc4989_2247063723"/>Use Pre/ Post Rotation<text:bookmark-end text:name="__RefHeading___Toc4989_2247063723"/></text:h>
      <text:p text:style-name="P28">Use Pre or Post Rotation from FBX transform. This feature may not work in all cases.</text:p>
      <text:h text:style-name="Heading_20_4" text:outline-level="4"><text:bookmark-start text:name="__RefHeading___Toc4991_2247063723"/><text:soft-page-break/>Manual Orientation panel<text:bookmark-end text:name="__RefHeading___Toc4991_2247063723"/></text:h>
      <text:p text:style-name="P111">Enables custom orientation instead of using the orientation from the fbx file.</text:p>
      <text:h text:style-name="P147" text:outline-level="4"><draw:frame draw:style-name="fr10" draw:name="Bild89" text:anchor-type="paragraph" svg:y="0.069cm" svg:width="2.221cm" svg:height="2.84cm" draw:z-index="63"><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5">The Forward orientation at import.</text:p>
      <text:p text:style-name="P35"/>
      <text:p text:style-name="P34"/>
      <text:h text:style-name="P153" text:outline-level="4"><draw:frame draw:style-name="fr10" draw:name="Bild96" text:anchor-type="paragraph" svg:y="0.002cm" svg:width="2.17cm" svg:height="2.88cm" draw:z-index="48"><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4">The Up orientation at import.</text:p>
      <text:p text:style-name="P34"/>
      <text:p text:style-name="P34"/>
      <text:h text:style-name="Heading_20_4" text:outline-level="4"><text:bookmark-start text:name="__RefHeading___Toc4995_2247063723"/>Animation Panel<text:bookmark-end text:name="__RefHeading___Toc4995_2247063723"/></text:h>
      <text:h text:style-name="P154" text:outline-level="5"><text:bookmark-start text:name="__RefHeading___Toc4997_2247063723"/>Animation Offset<text:bookmark-end text:name="__RefHeading___Toc4997_2247063723"/></text:h>
      <text:p text:style-name="P28">Adjust an offset in frames for the imported animation<text:span text:style-name="T10">.</text:span></text:p>
      <text:p text:style-name="P28"/>
      <text:h text:style-name="Heading_20_4" text:outline-level="4"><text:bookmark-start text:name="__RefHeading___Toc4999_2247063723"/>Armature Panel<text:bookmark-end text:name="__RefHeading___Toc4999_2247063723"/></text:h>
      <text:h text:style-name="P154" text:outline-level="5"><text:bookmark-start text:name="__RefHeading___Toc2265_4032534388"/>Ignore Leaf Bones<text:bookmark-end text:name="__RefHeading___Toc2265_4032534388"/></text:h>
      <text:p text:style-name="P28">Ignore the last bone at the end of the chain.</text:p>
      <text:h text:style-name="P154" text:outline-level="5"><text:bookmark-start text:name="__RefHeading___Toc2267_4032534388"/>Force Connect Children<text:bookmark-end text:name="__RefHeading___Toc2267_4032534388"/></text:h>
      <text:p text:style-name="P28">Force connection of the children bones to their parent.</text:p>
      <text:h text:style-name="P154" text:outline-level="5"><text:bookmark-start text:name="__RefHeading___Toc2269_4032534388"/>Automatic Bone Orientation<text:bookmark-end text:name="__RefHeading___Toc2269_4032534388"/></text:h>
      <text:p text:style-name="P28">Try to align the mayor bone axis with the bone children.</text:p>
      <text:h text:style-name="P170" text:outline-level="5"><draw:frame draw:style-name="fr10" draw:name="Bild97" text:anchor-type="paragraph" svg:y="0.598cm" svg:width="2.81cm" svg:height="2.859cm" draw:z-index="69"><draw:image xlink:href="Pictures/10000001000000A6000000A95A2347417A6A28E6.png" xlink:type="simple" xlink:show="embed" xlink:actuate="onLoad" draw:mime-type="image/png"/></draw:frame><draw:frame draw:style-name="fr10" draw:name="Bild98" text:anchor-type="paragraph" svg:y="0.598cm" svg:width="2.589cm" svg:height="2.889cm" draw:z-index="70"><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0">Manually adjust the bone orientation per axis. Note that this features are greyed out when Automatic Bone Orientation is ticked.</text:p>
      <text:p text:style-name="P30"/>
      <text:p text:style-name="P30"/>
      <text:p text:style-name="P149"/>
      <text:p text:style-name="P149"/>
      <text:h text:style-name="P222"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00"><draw:image xlink:href="Pictures/10000000000000ED0000007A82F478EDE79324A2.png" xlink:type="simple" xlink:show="embed" xlink:actuate="onLoad" draw:mime-type="image/png"/></draw:frame></text:p>
      <text:h text:style-name="Heading_20_4" text:outline-level="4"><text:bookmark-start text:name="__RefHeading___Toc2337_4032534388"/><text:soft-page-break/>Pack Images<text:bookmark-end text:name="__RefHeading___Toc2337_4032534388"/></text:h>
      <text:p text:style-name="P47">Pack all images into the Blend file at loading the glTF file.</text:p>
      <text:h text:style-name="Heading_20_4" text:outline-level="4"><text:bookmark-start text:name="__RefHeading___Toc5001_2247063723"/>Merge Vertices<text:bookmark-end text:name="__RefHeading___Toc5001_2247063723"/></text:h>
      <text:p text:style-name="P113">glTF stores every vertice of faces as an extra vertice. There is no shared vertice between two faces. Merge vertices merges the vertices of neighbor faces together. </text:p>
      <text:p text:style-name="P113">Attiention! It currently cannot combine vertices with different normals.</text:p>
      <text:h text:style-name="P169" text:outline-level="4"><draw:frame draw:style-name="fr1" draw:name="Bild22" text:anchor-type="paragraph" svg:y="0.328cm" svg:width="2.521cm" svg:height="1.799cm" draw:z-index="71"><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p text:style-name="P48">Use Normal Data uses the existing Normals.</text:p>
      <text:p text:style-name="P48">Flat shading shades the whole mesh flat and faceted.</text:p>
      <text:p text:style-name="P48">Smooth shading shades the whole mesh smooth.</text:p>
      <text:h text:style-name="P169" text:outline-level="4"><text:bookmark-start text:name="__RefHeading___Toc5003_2247063723"/>Guess original b<text:span text:style-name="T45">i</text:span>nd pose<text:bookmark-end text:name="__RefHeading___Toc5003_2247063723"/></text:h>
      <text:p text:style-name="P115">Tries to guess the original bind pose for skinned meshes. Off means the rest pose is used as the bind pose.</text:p>
      <text:h text:style-name="P223" text:outline-level="3"><text:bookmark-start text:name="__RefHeading___Toc5005_2247063723"/>Bone Direction<text:bookmark-end text:name="__RefHeading___Toc5005_2247063723"/></text:h>
      <text:p text:style-name="P115"><draw:frame draw:style-name="fr1" draw:name="Bild99" text:anchor-type="paragraph" svg:y="-0.148cm" svg:width="4.399cm" svg:height="1.799cm" draw:z-index="72"><draw:image xlink:href="Pictures/10000001000001040000006AA0B55F9AD4361570.png" xlink:type="simple" xlink:show="embed" xlink:actuate="onLoad" draw:mime-type="image/png"/></draw:frame>Heuristic method for placing bones.</text:p>
      <text:p text:style-name="P115"/>
      <text:p text:style-name="P115"/>
      <text:p text:style-name="P149"/>
      <text:h text:style-name="P220" text:outline-level="3"><text:bookmark-start text:name="__RefHeading___Toc2297_4032534388"/>Wavefront(OBJ)<text:span text:style-name="T60"> (legacy)</text:span><text:bookmark-end text:name="__RefHeading___Toc2297_4032534388"/></text:h>
      <text:p text:style-name="P180">This is the legacy Obj importer.</text:p>
      <text:p text:style-name="P35"><draw:frame draw:style-name="fr4" draw:name="Bild17" text:anchor-type="paragraph" svg:x="14.651cm" svg:y="-0.021cm" svg:width="4.08cm" svg:height="5.031cm" draw:z-index="61"><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56"/>
      <text:h text:style-name="P147" text:outline-level="4"><text:bookmark-start text:name="__RefHeading___Toc4910_771024708"/>Include panel<text:bookmark-end text:name="__RefHeading___Toc4910_771024708"/></text:h>
      <text:h text:style-name="P147" text:outline-level="4"><text:bookmark-start text:name="__RefHeading___Toc4912_771024708"/>Image Search<text:bookmark-end text:name="__RefHeading___Toc4912_771024708"/></text:h>
      <text:p text:style-name="P35">Search sub directions for associated images.</text:p>
      <text:h text:style-name="P147" text:outline-level="4"><text:bookmark-start text:name="__RefHeading___Toc2301_4032534388"/>Smooth Groups<text:bookmark-end text:name="__RefHeading___Toc2301_4032534388"/></text:h>
      <text:p text:style-name="P35">Surround smooth groups by sharp edges<text:span text:style-name="T10">.</text:span></text:p>
      <text:h text:style-name="P147" text:outline-level="4"><text:bookmark-start text:name="__RefHeading___Toc2303_4032534388"/><text:soft-page-break/>Lines<text:bookmark-end text:name="__RefHeading___Toc2303_4032534388"/></text:h>
      <text:p text:style-name="P35">Import Lines and Faces with 2 verts as edge<text:span text:style-name="T10">.</text:span></text:p>
      <text:h text:style-name="P147" text:outline-level="4"><text:bookmark-start text:name="__RefHeading___Toc4914_771024708"/>Transform Panel<text:bookmark-end text:name="__RefHeading___Toc4914_771024708"/></text:h>
      <text:h text:style-name="P148" text:outline-level="5"><text:bookmark-start text:name="__RefHeading___Toc4916_771024708"/>Clamp Size<text:bookmark-end text:name="__RefHeading___Toc4916_771024708"/></text:h>
      <text:p text:style-name="P38"><draw:frame draw:style-name="fr10" draw:name="Bild55" text:anchor-type="paragraph" svg:y="0.646cm" svg:width="2.221cm" svg:height="2.84cm" draw:z-index="73"><draw:image xlink:href="Pictures/1000000100000083000000A84232889F522576F1.png" xlink:type="simple" xlink:show="embed" xlink:actuate="onLoad" draw:mime-type="image/png"/></draw:frame>Clamp bounds under this value. A value of zero disables this feature.Forward</text:p>
      <text:p text:style-name="P38">The Forward orientation at import.</text:p>
      <text:p text:style-name="P38"/>
      <text:p text:style-name="P38"/>
      <text:p text:style-name="P38"/>
      <text:h text:style-name="P36" text:outline-level="5"/>
      <text:h text:style-name="P170" text:outline-level="5"><draw:frame draw:style-name="fr10" draw:name="Bild82" text:anchor-type="paragraph" svg:y="0.598cm" svg:width="2.17cm" svg:height="2.88cm" draw:z-index="74"><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38">The Up orientation at import.</text:p>
      <text:p text:style-name="P38"/>
      <text:p text:style-name="P38"/>
      <text:p text:style-name="P38"/>
      <text:h text:style-name="P147" text:outline-level="4"><draw:frame draw:style-name="fr10" draw:name="Bild83" text:anchor-type="paragraph" svg:y="0.598cm" svg:width="4.06cm" svg:height="1.88cm" draw:z-index="68"><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48" text:outline-level="5"><text:bookmark-start text:name="__RefHeading___Toc2305_4032534388"/>Split / Keep Vert Order<text:bookmark-end text:name="__RefHeading___Toc2305_4032534388"/></text:h>
      <text:p text:style-name="P35">Split splits the mesh up. Keep Vertex Order imports everything as one mesh. Both methods have some further options.</text:p>
      <text:h text:style-name="P148" text:outline-level="5"><text:bookmark-start text:name="__RefHeading___Toc2307_4032534388"/>Split by Object<text:bookmark-end text:name="__RefHeading___Toc2307_4032534388"/></text:h>
      <text:p text:style-name="P35">Import loose mesh parts as single objects.</text:p>
      <text:h text:style-name="P148" text:outline-level="5"><text:bookmark-start text:name="__RefHeading___Toc2309_4032534388"/>Split by Group<text:bookmark-end text:name="__RefHeading___Toc2309_4032534388"/></text:h>
      <text:p text:style-name="P35">Import Obj Groups as meshes.</text:p>
      <text:h text:style-name="P148" text:outline-level="5"><text:bookmark-start text:name="__RefHeading___Toc2311_4032534388"/><text:span text:style-name="T9">Keep Vert Order </text:span>Poly Groups<text:bookmark-end text:name="__RefHeading___Toc2311_4032534388"/></text:h>
      <text:p text:style-name="P35">Import Obj groups as vertex groups.</text:p>
      <text:p text:style-name="P35"/>
      <text:p text:style-name="Horizontal_20_Line"/>
      <text:h text:style-name="P212" text:outline-level="3"><draw:frame draw:style-name="fr1" draw:name="Bild124" text:anchor-type="paragraph" svg:y="0.25cm" svg:width="4.08cm" svg:height="2.2cm" draw:z-index="75"><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2">Extensible 3D (X3D) is a family of co-ordinated royalty-free open standards for file formats that can store representations of interactive 3D objects and scenes.</text:p>
      <text:h text:style-name="P160" text:outline-level="5"><text:bookmark-start text:name="__RefHeading___Toc5487_26481142101"/><text:soft-page-break/>Transform Panel<text:bookmark-end text:name="__RefHeading___Toc5487_26481142101"/></text:h>
      <text:p text:style-name="P145">The scale factor.</text:p>
      <text:h text:style-name="P170" text:outline-level="5"><text:bookmark-start text:name="__RefHeading___Toc5489_26481142101"/>Forward<text:bookmark-end text:name="__RefHeading___Toc5489_26481142101"/></text:h>
      <text:p text:style-name="P145">The forward orientation.</text:p>
      <text:h text:style-name="P170" text:outline-level="5"><text:bookmark-start text:name="__RefHeading___Toc5491_26481142101"/>Up<text:bookmark-end text:name="__RefHeading___Toc5491_26481142101"/></text:h>
      <text:p text:style-name="P145">The up orientation.</text:p>
      <text:p text:style-name="P114"/>
      <text:p text:style-name="Horizontal_20_Line"/>
      <text:h text:style-name="P207" text:outline-level="2"><draw:frame draw:style-name="fr2" draw:name="Bild9" text:anchor-type="paragraph" svg:y="0.64cm" svg:width="7.541cm" svg:height="4.551cm" draw:z-index="62"><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19">Export is a sub menu <text:span text:style-name="T9">with</text:span> the available export formats.</text:p>
      <text:p text:style-name="P19"/>
      <text:p text:style-name="P19"/>
      <text:p text:style-name="P19"/>
      <text:p text:style-name="P19"/>
      <text:p text:style-name="P19"/>
      <text:h text:style-name="P228" text:outline-level="3"><draw:frame draw:style-name="fr4" draw:name="Bild136" text:anchor-type="paragraph" svg:x="14.577cm" svg:y="0.303cm" svg:width="4.099cm" svg:height="1.51cm" draw:z-index="124"><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50"><draw:frame draw:style-name="fr3" draw:name="Bild137" text:anchor-type="paragraph" svg:x="14.43cm" svg:y="1.66cm" svg:width="4.27cm" svg:height="1.76cm" draw:z-index="125"><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29" text:outline-level="4"><text:bookmark-start text:name="__RefHeading___Toc6324_4124453082"/>Operator Presets dropdown<text:bookmark-end text:name="__RefHeading___Toc6324_4124453082"/></text:h>
      <text:h text:style-name="P233" text:outline-level="5"><text:bookmark-start text:name="__RefHeading___Toc6326_4124453082"/>Restore Operator Defaults<text:bookmark-end text:name="__RefHeading___Toc6326_4124453082"/></text:h>
      <text:p text:style-name="P252">Restores the im or exporter settings to their default values</text:p>
      <text:h text:style-name="P233" text:outline-level="5"><text:bookmark-start text:name="__RefHeading___Toc6328_4124453082"/><text:span text:style-name="T64">Li</text:span>st of available presets<text:bookmark-end text:name="__RefHeading___Toc6328_4124453082"/></text:h>
      <text:p text:style-name="P252">The list of available presets. The string *Missing Paths* indicates that no custom preset exists yet.</text:p>
      <text:h text:style-name="P229" text:outline-level="4"><draw:frame draw:style-name="fr1" draw:name="Bild138" text:anchor-type="paragraph" svg:y="0.303cm" svg:width="5.279cm" svg:height="1.461cm" draw:z-index="126"><draw:image xlink:href="Pictures/100000000000013800000056485FF7256D9CCA96.jpg" xlink:type="simple" xlink:show="embed" xlink:actuate="onLoad" draw:mime-type="image/jpeg"/></draw:frame><text:bookmark-start text:name="__RefHeading___Toc6330_4124453082"/>Add Operator Preset<text:bookmark-end text:name="__RefHeading___Toc6330_4124453082"/></text:h>
      <text:p text:style-name="P252">Adds a new operator preset. A popup dialog will appear where you can give the new preset a name.</text:p>
      <text:h text:style-name="P229" text:outline-level="4"><text:bookmark-start text:name="__RefHeading___Toc6332_4124453082"/>Remove Operator Preset<text:bookmark-end text:name="__RefHeading___Toc6332_4124453082"/></text:h>
      <text:p text:style-name="P252">Removes the active preset. Note that you cannot display the current active preset. So choose it from the list, and then click at the remove operator. </text:p>
      <text:p text:style-name="P171"/>
      <text:h text:style-name="P223" text:outline-level="3"><text:bookmark-start text:name="__RefHeading___Toc2343_4032534388"/><text:soft-page-break/>Collada<text:bookmark-end text:name="__RefHeading___Toc2343_4032534388"/></text:h>
      <text:p text:style-name="P20"><text:span text:style-name="T18">Exports</text:span> a file in collada file format. Collada is a general file format that is able to store and load animation.</text:p>
      <text:p text:style-name="Horizontal_20_Line"/>
      <text:p text:style-name="P53"><draw:frame draw:style-name="fr4" draw:name="Bild33" text:anchor-type="paragraph" svg:x="14.691cm" svg:y="0.076cm" svg:width="3.81cm" svg:height="5.279cm"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0"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3">Only export selected elements, not the whole scene.</text:p>
      <text:h text:style-name="Heading_20_5" text:outline-level="5"><text:bookmark-start text:name="__RefHeading___Toc2351_4032534388"/>Include Children<text:bookmark-end text:name="__RefHeading___Toc2351_4032534388"/></text:h>
      <text:p text:style-name="P53">Export all children of selected objects, even if not selected.</text:p>
      <text:h text:style-name="Heading_20_5" text:outline-level="5"><text:bookmark-start text:name="__RefHeading___Toc2353_4032534388"/>Include Armatures<text:bookmark-end text:name="__RefHeading___Toc2353_4032534388"/></text:h>
      <text:p text:style-name="P53">Export related armatures, even if not selected.</text:p>
      <text:h text:style-name="Heading_20_5" text:outline-level="5"><text:bookmark-start text:name="__RefHeading___Toc2355_4032534388"/>Include Shape Keys<text:bookmark-end text:name="__RefHeading___Toc2355_4032534388"/></text:h>
      <text:p text:style-name="P53">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16">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16">The forward axis orientation.</text:p>
      <text:h text:style-name="Heading_20_6" text:outline-level="6"><text:bookmark-start text:name="__RefHeading___Toc5295_2648114210"/>Up Axis<text:bookmark-end text:name="__RefHeading___Toc5295_2648114210"/></text:h>
      <text:p text:style-name="P116">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3">Copy the textures to the same folder where the .dae file is exported.</text:p>
      <text:h text:style-name="P235"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4">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3"><draw:frame draw:style-name="fr4" draw:name="Bild34" text:anchor-type="paragraph" svg:x="14.76cm" svg:y="-0.03cm" svg:width="3.84cm" svg:height="2.08cm"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text:soft-page-break/>Export Data Options<text:bookmark-end text:name="__RefHeading___Toc2365_4032534388"/></text:h>
      <text:h text:style-name="P236" text:outline-level="6"><text:bookmark-start text:name="__RefHeading___Toc5301_2648114210"/>Triangulate<text:bookmark-end text:name="__RefHeading___Toc5301_2648114210"/></text:h>
      <text:p text:style-name="P54">Triangulates the mesh at export.</text:p>
      <text:h text:style-name="Heading_20_6" text:outline-level="6"><text:bookmark-start text:name="__RefHeading___Toc2367_4032534388"/>Apply Modifiers<text:bookmark-end text:name="__RefHeading___Toc2367_4032534388"/></text:h>
      <text:p text:style-name="P53"><draw:frame draw:style-name="fr1" draw:name="Bild35" text:anchor-type="paragraph" svg:y="0.249cm" svg:width="1.93cm" svg:height="1.81cm"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3"/>
      <text:h text:style-name="Heading_20_6" text:outline-level="6"><draw:frame draw:style-name="fr1" draw:name="Bild100" text:anchor-type="paragraph" svg:y="0.249cm" svg:width="2.101cm" svg:height="1.371cm" draw:z-index="49"><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16">The transform type.<text:span text:style-name="T47"> Either transform the whole matrix. Or decomposed into the single components.</text:span></text:p>
      <text:h text:style-name="P237" text:outline-level="6"/>
      <text:p text:style-name="Horizontal_20_Line"/>
      <text:h text:style-name="Heading_20_4" text:outline-level="4"><text:bookmark-start text:name="__RefHeading___Toc2371_4032534388"/>Arm<text:bookmark-end text:name="__RefHeading___Toc2371_4032534388"/></text:h>
      <text:p text:style-name="P53"><draw:frame draw:style-name="fr4" draw:name="Bild36" text:anchor-type="paragraph" svg:x="14.691cm" svg:y="-0.002cm" svg:width="3.84cm" svg:height="1.739cm"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5">Only export deforming bones with armatures.</text:p>
      <text:h text:style-name="Heading_20_6" text:outline-level="6"><text:bookmark-start text:name="__RefHeading___Toc2377_4032534388"/>Export to SL/OpenSim<text:bookmark-end text:name="__RefHeading___Toc2377_4032534388"/></text:h>
      <text:p text:style-name="P55">Compatibility mode for SL, OpenSim and other compatible online worlds.</text:p>
      <text:p text:style-name="Horizontal_20_Line"/>
      <text:h text:style-name="P170" text:outline-level="5"><draw:frame draw:style-name="fr4" draw:name="Bild101" text:anchor-type="paragraph" svg:x="14.691cm" svg:y="-0.002cm" svg:width="3.791cm" svg:height="3.649cm" draw:z-index="76"><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6">The Animation export section.</text:p>
      <text:h text:style-name="P238" text:outline-level="6"><text:bookmark-start text:name="__RefHeading___Toc2381_4032534388"/>Include Animations<text:bookmark-end text:name="__RefHeading___Toc2381_4032534388"/></text:h>
      <text:p text:style-name="P56">Export Animation if available.</text:p>
      <text:h text:style-name="P239" text:outline-level="6"><text:bookmark-start text:name="__RefHeading___Toc2383_4032534388"/>Key Type<text:bookmark-end text:name="__RefHeading___Toc2383_4032534388"/></text:h>
      <text:h text:style-name="P247" text:outline-level="7"><text:bookmark-start text:name="__RefHeading___Toc5305_2648114210"/>Samples/Curves<text:bookmark-end text:name="__RefHeading___Toc5305_2648114210"/></text:h>
      <text:p text:style-name="P56">Export sample keys or curves keys.</text:p>
      <text:h text:style-name="P238" text:outline-level="6"><text:bookmark-start text:name="__RefHeading___Toc5307_2648114210"/>Keep Smooth Curve<text:bookmark-end text:name="__RefHeading___Toc5307_2648114210"/></text:h>
      <text:p text:style-name="P56">Just available with TransRotLoc transformation type. Export also the curve handles if available.</text:p>
      <text:h text:style-name="P238" text:outline-level="6"><text:bookmark-start text:name="__RefHeading___Toc2389_4032534388"/>Sampling Rate<text:bookmark-end text:name="__RefHeading___Toc2389_4032534388"/></text:h>
      <text:p text:style-name="P56">The distance between two key frames.</text:p>
      <text:h text:style-name="P238" text:outline-level="6"><text:bookmark-start text:name="__RefHeading___Toc2391_4032534388"/>Keep Key frames<text:bookmark-end text:name="__RefHeading___Toc2391_4032534388"/></text:h>
      <text:p text:style-name="P56">Use existing key frames. as sample points.</text:p>
      <text:h text:style-name="P238" text:outline-level="6"><text:bookmark-start text:name="__RefHeading___Toc2393_4032534388"/><text:soft-page-break/>All Keyed Curves<text:bookmark-end text:name="__RefHeading___Toc2393_4032534388"/></text:h>
      <text:p text:style-name="P56">Export also curves that has just one key or are completely flat.</text:p>
      <text:h text:style-name="P238" text:outline-level="6"><text:bookmark-start text:name="__RefHeading___Toc2395_4032534388"/>Include all Actions<text:bookmark-end text:name="__RefHeading___Toc2395_4032534388"/></text:h>
      <text:p text:style-name="P56">Export also unassigned actions.</text:p>
      <text:h text:style-name="P238" text:outline-level="6"><text:bookmark-start text:name="__RefHeading___Toc5309_2648114210"/>Transform Type<text:bookmark-end text:name="__RefHeading___Toc5309_2648114210"/></text:h>
      <text:p text:style-name="P56">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5"><draw:frame draw:style-name="fr4" draw:name="Bild37" text:anchor-type="paragraph" svg:x="14.64cm" svg:y="0.086cm" svg:width="3.791cm" svg:height="2.81cm"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5">Instantiate multiple objects from same data.</text:p>
      <text:h text:style-name="Heading_20_6" text:outline-level="6"><text:bookmark-start text:name="__RefHeading___Toc2403_4032534388"/>Use Blender Profile<text:bookmark-end text:name="__RefHeading___Toc2403_4032534388"/></text:h>
      <text:p text:style-name="P55">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5">Sort exported data by name.</text:p>
      <text:h text:style-name="Heading_20_6" text:outline-level="6"><text:bookmark-start text:name="__RefHeading___Toc2407_4032534388"/>Keep Bind Info<text:bookmark-end text:name="__RefHeading___Toc2407_4032534388"/></text:h>
      <text:p text:style-name="P55">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5">Reduce the precision of the exported data to 6 digits.</text:p>
      <text:p text:style-name="P55"/>
      <text:p text:style-name="Horizontal_20_Line"/>
      <text:h text:style-name="P223" text:outline-level="3"><draw:frame draw:style-name="fr9" draw:name="Bild38" text:anchor-type="paragraph" svg:y="0.497cm" svg:width="3.979cm" svg:height="6.181cm" draw:z-index="77"><draw:image xlink:href="Pictures/10000001000000EB0000016D894A8FB5F2DB7737.png" xlink:type="simple" xlink:show="embed" xlink:actuate="onLoad" draw:mime-type="image/png"/></draw:frame><draw:frame draw:style-name="fr9" draw:name="Bild102" text:anchor-type="paragraph" svg:y="0.582cm" svg:width="3.791cm" svg:height="6.74cm" draw:z-index="78"><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59">The alembic file format is for static geometry. It does not support armatures, hair or particles. However, there are some options to export at least some data of it.</text:p>
      <text:p text:style-name="P59">The alembic export options are divided into four sections.</text:p>
      <text:h text:style-name="P169" text:outline-level="4"><text:bookmark-start text:name="__RefHeading___Toc2413_4032534388"/>Manual Transform<text:bookmark-end text:name="__RefHeading___Toc2413_4032534388"/></text:h>
      <text:h text:style-name="P170" text:outline-level="5"><text:bookmark-start text:name="__RefHeading___Toc2415_4032534388"/>Scale<text:bookmark-end text:name="__RefHeading___Toc2415_4032534388"/></text:h>
      <text:p text:style-name="P59">The export scale factor.</text:p>
      <text:h text:style-name="P169" text:outline-level="4"><text:bookmark-start text:name="__RefHeading___Toc2417_4032534388"/><text:soft-page-break/>Scene Options<text:bookmark-end text:name="__RefHeading___Toc2417_4032534388"/></text:h>
      <text:h text:style-name="P159" text:outline-level="5"><text:bookmark-start text:name="__RefHeading___Toc2419_4032534388"/>Frame Start<text:bookmark-end text:name="__RefHeading___Toc2419_4032534388"/></text:h>
      <text:p text:style-name="P59">The start frame of the export.</text:p>
      <text:h text:style-name="P170" text:outline-level="5"><text:bookmark-start text:name="__RefHeading___Toc2421_4032534388"/>End<text:bookmark-end text:name="__RefHeading___Toc2421_4032534388"/></text:h>
      <text:p text:style-name="P59">The end frame of the export.</text:p>
      <text:h text:style-name="P162" text:outline-level="5"><text:bookmark-start text:name="__RefHeading___Toc2423_4032534388"/>Samples<text:span text:style-name="T47"> Transform </text:span><text:bookmark-end text:name="__RefHeading___Toc2423_4032534388"/></text:h>
      <text:p text:style-name="P57">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7">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7">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7">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17">Export data duplicated objects as alembic instances.</text:p>
      <text:h text:style-name="Heading_20_5" text:outline-level="5"><text:bookmark-start text:name="__RefHeading___Toc5313_2648114210"/>Custom Properties<text:bookmark-end text:name="__RefHeading___Toc5313_2648114210"/></text:h>
      <text:p text:style-name="P117">Export custom properties to Alembic . userProperties</text:p>
      <text:h text:style-name="Heading_20_5" text:outline-level="5"><text:bookmark-start text:name="__RefHeading___Toc2437_4032534388"/>Flatten Hierarchy<text:bookmark-end text:name="__RefHeading___Toc2437_4032534388"/></text:h>
      <text:p text:style-name="P57">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17">Export selected objects only.</text:p>
      <text:h text:style-name="Heading_20_6" text:outline-level="6"><text:bookmark-start text:name="__RefHeading___Toc5319_2648114210"/>Visible Objects<text:bookmark-end text:name="__RefHeading___Toc5319_2648114210"/></text:h>
      <text:p text:style-name="P117">Export visible objects only.</text:p>
      <text:p text:style-name="P117"/>
      <text:p text:style-name="Horizontal_20_Line"/>
      <text:h text:style-name="Heading_20_4" text:outline-level="4"><draw:frame draw:style-name="fr8" draw:name="Bild103" text:anchor-type="paragraph" svg:x="14.91cm" svg:y="0.185cm" svg:width="3.791cm" svg:height="6.74cm" draw:z-index="50"><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0">Export UV's. Note that Alembic just supports a single UV map.</text:p>
      <text:h text:style-name="Heading_20_5" text:outline-level="5"><text:bookmark-start text:name="__RefHeading___Toc2443_4032534388"/>Pack UV Islands<text:bookmark-end text:name="__RefHeading___Toc2443_4032534388"/></text:h>
      <text:p text:style-name="P60">Export UV's with packed islands.</text:p>
      <text:h text:style-name="Heading_20_5" text:outline-level="5"><text:bookmark-start text:name="__RefHeading___Toc2445_4032534388"/>Normals<text:bookmark-end text:name="__RefHeading___Toc2445_4032534388"/></text:h>
      <text:p text:style-name="P60">Export Normals.</text:p>
      <text:h text:style-name="Heading_20_5" text:outline-level="5"><text:bookmark-start text:name="__RefHeading___Toc2447_4032534388"/>Vertex Colors<text:bookmark-end text:name="__RefHeading___Toc2447_4032534388"/></text:h>
      <text:p text:style-name="P60">Export Vertex Colors.</text:p>
      <text:h text:style-name="Heading_20_5" text:outline-level="5"><text:bookmark-start text:name="__RefHeading___Toc5321_2648114210"/>Generate Coordinates<text:bookmark-end text:name="__RefHeading___Toc5321_2648114210"/></text:h>
      <text:p text:style-name="P117">Export undeformed mesh vertex coordinates.</text:p>
      <text:h text:style-name="Heading_20_5" text:outline-level="5"><text:bookmark-start text:name="__RefHeading___Toc2449_4032534388"/>Face Sets<text:bookmark-end text:name="__RefHeading___Toc2449_4032534388"/></text:h>
      <text:p text:style-name="P60">Export per Face shading group assignments.</text:p>
      <text:h text:style-name="P163" text:outline-level="5"><text:bookmark-start text:name="__RefHeading___Toc5323_2648114210"/>Curves as Mesh<text:bookmark-end text:name="__RefHeading___Toc5323_2648114210"/></text:h>
      <text:p text:style-name="P61">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40" text:outline-level="6"><text:bookmark-start text:name="__RefHeading___Toc5327_2648114210"/>Apply<text:bookmark-end text:name="__RefHeading___Toc5327_2648114210"/></text:h>
      <text:p text:style-name="P61">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0">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0">Triangulate meshes before export.</text:p>
      <text:h text:style-name="Heading_20_6" text:outline-level="6"><text:bookmark-start text:name="__RefHeading___Toc2459_4032534388"/>Quad Method<text:bookmark-end text:name="__RefHeading___Toc2459_4032534388"/></text:h>
      <text:p text:style-name="P60"><draw:frame draw:style-name="fr4" draw:name="Bild1" text:anchor-type="paragraph" svg:x="13.871cm" svg:y="0.169cm" svg:width="4.83cm" svg:height="2.54cm"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18"/>
      <text:h text:style-name="Heading_20_6" text:outline-level="6"><text:bookmark-start text:name="__RefHeading___Toc2461_4032534388"/>Polygon Method<text:bookmark-end text:name="__RefHeading___Toc2461_4032534388"/></text:h>
      <text:p text:style-name="P61"><draw:frame draw:style-name="fr7" draw:name="Bild39" text:anchor-type="paragraph" svg:x="13.931cm" svg:width="4.77cm" svg:height="2.499cm"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1"/>
      <text:p text:style-name="P60"/>
      <text:p text:style-name="P60"/>
      <text:h text:style-name="Heading_20_4" text:outline-level="4"><text:bookmark-start text:name="__RefHeading___Toc2463_4032534388"/><text:soft-page-break/>Particle Systems<text:bookmark-end text:name="__RefHeading___Toc2463_4032534388"/></text:h>
      <text:p text:style-name="P58"><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2">Export hair particle systems as animated curves.</text:p>
      <text:h text:style-name="Heading_20_5" text:outline-level="5"><text:bookmark-start text:name="__RefHeading___Toc2467_4032534388"/>Export Particles<text:bookmark-end text:name="__RefHeading___Toc2467_4032534388"/></text:h>
      <text:p text:style-name="P6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2">USD is a system for authoring, composing and reading hierarchically organized scene description. It is developed by Pixar.</text:p>
      <text:h text:style-name="P169" text:outline-level="4"><text:bookmark-start text:name="__RefHeading___Toc6072_265988952"/>Export settings<text:bookmark-end text:name="__RefHeading___Toc6072_265988952"/></text:h>
      <text:h text:style-name="P170" text:outline-level="5"><text:bookmark-start text:name="__RefHeading___Toc4096_3388899830"/><draw:frame draw:style-name="fr6" draw:name="Bild4" text:anchor-type="char" svg:width="3.791cm" svg:height="5.791cm" draw:z-index="79"><draw:image xlink:href="Pictures/10000001000000E000000156710B0A53D1A2AB3F.png" xlink:type="simple" xlink:show="embed" xlink:actuate="onLoad" draw:mime-type="image/png"/></draw:frame>Selection Only<text:bookmark-end text:name="__RefHeading___Toc4096_3388899830"/></text:h>
      <text:p text:style-name="P93">Export just the selected object(s), and not the whole scene.</text:p>
      <text:h text:style-name="P170" text:outline-level="5"><text:bookmark-start text:name="__RefHeading___Toc4098_3388899830"/>Visible Only<text:bookmark-end text:name="__RefHeading___Toc4098_3388899830"/></text:h>
      <text:p text:style-name="P93">Export visible geometry only.</text:p>
      <text:h text:style-name="P170" text:outline-level="5"><text:bookmark-start text:name="__RefHeading___Toc4100_3388899830"/>Animation<text:bookmark-end text:name="__RefHeading___Toc4100_3388899830"/></text:h>
      <text:p text:style-name="P93">Export animation.</text:p>
      <text:h text:style-name="P170" text:outline-level="5"><text:bookmark-start text:name="__RefHeading___Toc4102_3388899830"/>Hair<text:bookmark-end text:name="__RefHeading___Toc4102_3388899830"/></text:h>
      <text:p text:style-name="P93">Export hair<text:span text:style-name="T59">.</text:span></text:p>
      <text:h text:style-name="P170" text:outline-level="5"><text:bookmark-start text:name="__RefHeading___Toc4104_3388899830"/>UV Maps<text:bookmark-end text:name="__RefHeading___Toc4104_3388899830"/></text:h>
      <text:p text:style-name="P93">Export UV Maps.</text:p>
      <text:h text:style-name="P170" text:outline-level="5"><text:bookmark-start text:name="__RefHeading___Toc4106_3388899830"/>Normals<text:bookmark-end text:name="__RefHeading___Toc4106_3388899830"/></text:h>
      <text:p text:style-name="P92">Export Normals.</text:p>
      <text:h text:style-name="Heading_20_5" text:outline-level="5"><text:bookmark-start text:name="__RefHeading___Toc4108_3388899830"/>Materials<text:bookmark-end text:name="__RefHeading___Toc4108_3388899830"/></text:h>
      <text:p text:style-name="P92">Export Materials.</text:p>
      <text:h text:style-name="Heading_20_5" text:outline-level="5"><text:bookmark-start text:name="__RefHeading___Toc4110_3388899830"/>Use Settings for<text:bookmark-end text:name="__RefHeading___Toc4110_3388899830"/></text:h>
      <text:p text:style-name="P92"><draw:frame draw:style-name="fr6" draw:name="Bild8" text:anchor-type="char" svg:width="7.061cm" svg:height="1.76cm" draw:z-index="39"><draw:image xlink:href="Pictures/10000001000001A10000006870A371DCFDAE88CB.png" xlink:type="simple" xlink:show="embed" xlink:actuate="onLoad" draw:mime-type="image/png"/></draw:frame>Use the render settings or the viewport settings for the export.</text:p>
      <text:p text:style-name="P63"/>
      <text:h text:style-name="Heading_20_5" text:outline-level="5"><text:bookmark-start text:name="__RefHeading___Toc5329_2648114210"/><text:soft-page-break/>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19">Generate a USD preview shader.</text:p>
      <text:h text:style-name="Heading_20_6" text:outline-level="6"><text:bookmark-start text:name="__RefHeading___Toc5333_2648114210"/>Export Textures<text:bookmark-end text:name="__RefHeading___Toc5333_2648114210"/></text:h>
      <text:p text:style-name="P119">Export referenced textures to a "textures" directory.</text:p>
      <text:h text:style-name="Heading_20_6" text:outline-level="6"><text:bookmark-start text:name="__RefHeading___Toc5335_2648114210"/>Overwrite Textures<text:bookmark-end text:name="__RefHeading___Toc5335_2648114210"/></text:h>
      <text:p text:style-name="P119">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19">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2">Istanced objects are exported as references in USD. Else they are exported as real objects.</text:p>
      <text:p text:style-name="Horizontal_20_Line"/>
      <text:h text:style-name="P223" text:outline-level="3"><text:bookmark-start text:name="__RefHeading___Toc6074_265988952"/><draw:frame draw:style-name="fr6" draw:name="Bild69" text:anchor-type="char" svg:width="4.06cm" svg:height="3.251cm" draw:z-index="80"><draw:image xlink:href="Pictures/10000001000000F0000000C037097CB295E0EAEA.png" xlink:type="simple" xlink:show="embed" xlink:actuate="onLoad" draw:mime-type="image/png"/></draw:frame>Grease Pencil as SVG<text:bookmark-end text:name="__RefHeading___Toc6074_265988952"/></text:h>
      <text:p text:style-name="P101">Exports the grease pencil object as a svg file.</text:p>
      <text:p text:style-name="P101"/>
      <text:h text:style-name="P169" text:outline-level="4"><text:bookmark-start text:name="__RefHeading___Toc6076_265988952"/>Scene Options<text:bookmark-end text:name="__RefHeading___Toc6076_265988952"/></text:h>
      <text:h text:style-name="P170" text:outline-level="5"><text:bookmark-start text:name="__RefHeading___Toc4344_321451050"/>Object<draw:frame draw:style-name="fr6" draw:name="Bild70" text:anchor-type="char" svg:width="2.101cm" svg:height="1.78cm" draw:z-index="82"><draw:image xlink:href="Pictures/100000010000007C00000069387ACCB5CF24DEA3.png" xlink:type="simple" xlink:show="embed" xlink:actuate="onLoad" draw:mime-type="image/png"/></draw:frame><text:bookmark-end text:name="__RefHeading___Toc4344_321451050"/></text:h>
      <text:p text:style-name="P100">What kind of objects to export from the scene.</text:p>
      <text:p text:style-name="P172"/>
      <text:h text:style-name="P169" text:outline-level="4"><text:bookmark-start text:name="__RefHeading___Toc4346_321451050"/>Export Options<text:bookmark-end text:name="__RefHeading___Toc4346_321451050"/></text:h>
      <text:h text:style-name="P169" text:outline-level="4"><text:bookmark-start text:name="__RefHeading___Toc4348_321451050"/>Sampling<text:bookmark-end text:name="__RefHeading___Toc4348_321451050"/></text:h>
      <text:p text:style-name="P100">Precision of Stroke sampling. Low values gives high precision. Zero disables the feature.</text:p>
      <text:h text:style-name="P169" text:outline-level="4"><text:bookmark-start text:name="__RefHeading___Toc4350_321451050"/>Fill<text:bookmark-end text:name="__RefHeading___Toc4350_321451050"/></text:h>
      <text:p text:style-name="P100">Export strokes with fill enabled.</text:p>
      <text:h text:style-name="P169" text:outline-level="4"><text:bookmark-start text:name="__RefHeading___Toc4352_321451050"/>Normalize<text:bookmark-end text:name="__RefHeading___Toc4352_321451050"/></text:h>
      <text:p text:style-name="P100">Export strokes with constant thickness.</text:p>
      <text:h text:style-name="P169" text:outline-level="4"><text:bookmark-start text:name="__RefHeading___Toc4354_321451050"/>Clip Camera<text:bookmark-end text:name="__RefHeading___Toc4354_321451050"/></text:h>
      <text:p text:style-name="P100">Clip drawings to camera size when exporting.</text:p>
      <text:p text:style-name="P171"/>
      <text:h text:style-name="P223" text:outline-level="3"><text:bookmark-start text:name="__RefHeading___Toc4356_321451050"/><text:soft-page-break/>Grease Pencil as PDF<text:bookmark-end text:name="__RefHeading___Toc4356_321451050"/></text:h>
      <text:p text:style-name="P101"><draw:frame draw:style-name="fr6" draw:name="Bild71" text:anchor-type="char" svg:width="4.05cm" svg:height="3.27cm" draw:z-index="81"><draw:image xlink:href="Pictures/10000001000000EF000000C101AA4188ADF14F76.png" xlink:type="simple" xlink:show="embed" xlink:actuate="onLoad" draw:mime-type="image/png"/></draw:frame>Exports the grease pencil object as a pdf file.</text:p>
      <text:p text:style-name="P172"/>
      <text:p text:style-name="P102"/>
      <text:p text:style-name="P102"/>
      <text:h text:style-name="P121" text:outline-level="4"><text:bookmark-start text:name="__RefHeading___Toc5341_2648114210"/>Scene Options<text:bookmark-end text:name="__RefHeading___Toc5341_2648114210"/></text:h>
      <text:h text:style-name="P122" text:outline-level="5"><text:bookmark-start text:name="__RefHeading___Toc4360_321451050"/>Object<draw:frame draw:style-name="fr6" draw:name="Bild72" text:anchor-type="char" svg:width="2.101cm" svg:height="1.78cm" draw:z-index="51"><draw:image xlink:href="Pictures/100000010000007C00000069387ACCB5CF24DEA3.png" xlink:type="simple" xlink:show="embed" xlink:actuate="onLoad" draw:mime-type="image/png"/></draw:frame><text:bookmark-end text:name="__RefHeading___Toc4360_321451050"/></text:h>
      <text:p text:style-name="P99">What kind of objects to export from the scene.</text:p>
      <text:p text:style-name="P120"/>
      <text:h text:style-name="P169" text:outline-level="4"><text:bookmark-start text:name="__RefHeading___Toc6078_265988952"/>Export Options<text:bookmark-end text:name="__RefHeading___Toc6078_265988952"/></text:h>
      <text:h text:style-name="P169" text:outline-level="4"><text:bookmark-start text:name="__RefHeading___Toc4364_321451050"/>Frame<draw:frame draw:style-name="fr6" draw:name="Bild73" text:anchor-type="char" svg:width="2.101cm" svg:height="1.401cm" draw:z-index="83"><draw:image xlink:href="Pictures/100000010000007C0000005312B9B0479959D0FE.png" xlink:type="simple" xlink:show="embed" xlink:actuate="onLoad" draw:mime-type="image/png"/></draw:frame><text:bookmark-end text:name="__RefHeading___Toc4364_321451050"/></text:h>
      <text:p text:style-name="P101">Which frames to include in the export. The active frame or the selected frames. The active frame must not be the selected frames since you can select more than one.</text:p>
      <text:h text:style-name="P169" text:outline-level="4"><text:bookmark-start text:name="__RefHeading___Toc4366_321451050"/>Sampling<text:bookmark-end text:name="__RefHeading___Toc4366_321451050"/></text:h>
      <text:p text:style-name="P100">Precision of Stroke sampling. Low values gives high precision. Zero disables the feature.</text:p>
      <text:h text:style-name="P169" text:outline-level="4"><text:bookmark-start text:name="__RefHeading___Toc4368_321451050"/>Fill<text:bookmark-end text:name="__RefHeading___Toc4368_321451050"/></text:h>
      <text:p text:style-name="P100">Export strokes with fill enabled.</text:p>
      <text:h text:style-name="P169" text:outline-level="4"><text:bookmark-start text:name="__RefHeading___Toc4370_321451050"/>Normalize<text:bookmark-end text:name="__RefHeading___Toc4370_321451050"/></text:h>
      <text:p text:style-name="P100">Export strokes with constant thickness.</text:p>
      <text:p text:style-name="P21"/>
      <text:p text:style-name="P21"/>
      <text:p text:style-name="P21"/>
      <text:p text:style-name="P21"/>
      <text:p text:style-name="P21"/>
      <text:p text:style-name="P21"/>
      <text:p text:style-name="P21"/>
      <text:p text:style-name="P21"/>
      <text:p text:style-name="P185"/>
      <text:h text:style-name="P224" text:outline-level="3"><draw:frame draw:style-name="fr1" draw:name="Bild129" text:anchor-type="paragraph" svg:y="0.203cm" svg:width="3.84cm" svg:height="8.991cm" draw:z-index="116"><draw:image xlink:href="Pictures/10000001000000E30000021391061515BD3D7418.png" xlink:type="simple" xlink:show="embed" xlink:actuate="onLoad" draw:mime-type="image/png"/></draw:frame><text:bookmark-start text:name="__RefHeading___Toc2569_4032534388"/><text:soft-page-break/>Wavefront(OBJ)<text:bookmark-end text:name="__RefHeading___Toc2569_4032534388"/></text:h>
      <text:p text:style-name="P42">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2"/>
      <text:p text:style-name="P42"/>
      <text:p text:style-name="P42"/>
      <text:p text:style-name="P42"/>
      <text:p text:style-name="P42"/>
      <text:p text:style-name="P42"/>
      <text:p text:style-name="P42"/>
      <text:p text:style-name="P185"/>
      <text:h text:style-name="P186"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87">Just export the selected geometry.</text:p>
      <text:h text:style-name="P184" text:outline-level="5"><text:bookmark-start text:name="__RefHeading___Toc5003_3439223462"/>Scale<text:bookmark-end text:name="__RefHeading___Toc5003_3439223462"/></text:h>
      <text:p text:style-name="P192">The export scale factor.</text:p>
      <text:h text:style-name="P184" text:outline-level="5"><draw:frame draw:style-name="fr1" draw:name="Bild77" text:anchor-type="paragraph" svg:y="0.203cm" svg:width="2.15cm" svg:height="2.889cm" draw:z-index="112"><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3">Which axis points foward.</text:p>
      <text:p text:style-name="P193"/>
      <text:p text:style-name="P193"/>
      <text:h text:style-name="P184" text:outline-level="5"><draw:frame draw:style-name="fr1" draw:name="Bild78" text:anchor-type="paragraph" svg:y="0.203cm" svg:width="2.131cm" svg:height="2.88cm" draw:z-index="113"><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193">Which axis points upwards.</text:p>
      <text:h text:style-name="P190" text:outline-level="5"/>
      <text:h text:style-name="P184" text:outline-level="5"><text:bookmark-start text:name="__RefHeading___Toc5005_3439223462"/>Object<text:bookmark-end text:name="__RefHeading___Toc5005_3439223462"/></text:h>
      <text:h text:style-name="P241" text:outline-level="6"><text:bookmark-start text:name="__RefHeading___Toc6223_2451257372"/>Apply Modifiers<text:bookmark-end text:name="__RefHeading___Toc6223_2451257372"/></text:h>
      <text:p text:style-name="P187">Apply modifiers before exporting the geometry.</text:p>
      <text:h text:style-name="P184" text:outline-level="5"><draw:frame draw:style-name="fr1" draw:name="Bild79" text:anchor-type="paragraph" svg:y="0.203cm" svg:width="2.589cm" svg:height="1.39cm" draw:z-index="114"><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2">Where to grab the object properties from. They can differ between viewport settings and render settings.</text:p>
      <text:p text:style-name="P67"><text:soft-page-break/></text:p>
      <text:p text:style-name="P191"/>
      <text:h text:style-name="P183" text:outline-level="4"><draw:frame draw:style-name="fr1" draw:name="Bild53" text:anchor-type="paragraph" svg:y="0.203cm" svg:width="3.859cm" svg:height="2.03cm" draw:z-index="110"><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2">What kind of data to export. The labels should be self explaining.</text:p>
      <text:p text:style-name="P70">Note that the OBJ file format cannot carry the Blender material settings. The Obj file format uses a primitive Phong shader.</text:p>
      <text:h text:style-name="Heading_20_4" text:outline-level="4"><draw:frame draw:style-name="fr1" draw:name="Bild54" text:anchor-type="paragraph" svg:y="0.203cm" svg:width="3.829cm" svg:height="1.289cm" draw:z-index="117"><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87">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87">Export MTL Library using PBR extensions. Roughness, Metallic, Sheen, Clearcoat, Anisotropic and Transmission.</text:p>
      <text:h text:style-name="Heading_20_5" text:outline-level="5"><draw:frame draw:style-name="fr1" draw:name="Bild130" text:anchor-type="paragraph" svg:y="0.203cm" svg:width="2.101cm" svg:height="2.84cm" draw:z-index="118"><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89">The method to use reference paths.</text:p>
      <text:p text:style-name="Text_20_body"/>
      <text:p text:style-name="Text_20_body"/>
      <text:p text:style-name="Text_20_body"/>
      <text:h text:style-name="P188" text:outline-level="4"><draw:frame draw:style-name="fr1" draw:name="Bild80" text:anchor-type="paragraph" svg:y="0.203cm" svg:width="3.81cm" svg:height="2.011cm" draw:z-index="111"><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2">What kind of relationship data to export. The labels should be self explaining.</text:p>
      <text:p text:style-name="P70">Note that the OBJ file format cannot carry the Blender material settings. The Obj file format uses a primitive Phong shader.</text:p>
      <text:p text:style-name="P70"/>
      <text:p text:style-name="P185"/>
      <text:h text:style-name="P161" text:outline-level="4"><text:bookmark-start text:name="__RefHeading___Toc6056_265988952"/>Animation<text:bookmark-end text:name="__RefHeading___Toc6056_265988952"/></text:h>
      <text:h text:style-name="P184" text:outline-level="5"><draw:frame draw:style-name="fr1" draw:name="Bild52" text:anchor-type="paragraph" svg:y="0.203cm" svg:width="3.791cm" svg:height="1.221cm" draw:z-index="115"><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3">Export the animation. Note that Obj is no file format that can store animations. What gets exported is a sequence of single meshes.</text:p>
      <text:h text:style-name="P184" text:outline-level="5"><text:bookmark-start text:name="__RefHeading___Toc4995_3439223462"/>Frame Start / End<text:bookmark-end text:name="__RefHeading___Toc4995_3439223462"/></text:h>
      <text:p text:style-name="P193">The frame start and frame end of the animation.</text:p>
      <text:p text:style-name="P120"/>
      <text:p text:style-name="P123"/>
      <text:h text:style-name="P225" text:outline-level="3"><text:bookmark-start text:name="__RefHeading___Toc2541_4032534388"/><text:soft-page-break/><text:span text:style-name="T49">Motion Capture </text:span>BVH<text:bookmark-end text:name="__RefHeading___Toc2541_4032534388"/></text:h>
      <text:p text:style-name="P120"><draw:frame draw:style-name="fr4" draw:name="Bild50" text:anchor-type="paragraph" svg:x="14.64cm" svg:y="0.018cm" svg:width="4.11cm" svg:height="3.44cm" draw:z-index="52"><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29">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6">The scale factor for the export.</text:p>
      <text:h text:style-name="Heading_20_5" text:outline-level="5"><draw:frame draw:style-name="fr1" draw:name="Bild104" text:anchor-type="paragraph" svg:y="0.018cm" svg:width="2.18cm" svg:height="3.221cm" draw:z-index="53"><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66">The rotation order that is defined in the BVH file.</text:p>
      <text:h text:style-name="P121" text:outline-level="4"><text:bookmark-start text:name="__RefHeading___Toc5349_2648114210"/>Root Translation Only<text:bookmark-end text:name="__RefHeading___Toc5349_2648114210"/></text:h>
      <text:p text:style-name="P66">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6">The start frame of the animation<text:span text:style-name="T49">.</text:span></text:p>
      <text:h text:style-name="Heading_20_5" text:outline-level="5"><text:bookmark-start text:name="__RefHeading___Toc2547_4032534388"/>End Frame<text:bookmark-end text:name="__RefHeading___Toc2547_4032534388"/></text:h>
      <text:p text:style-name="P66">The end frame of the animation<text:span text:style-name="T49">.</text:span></text:p>
      <text:p text:style-name="P125"/>
      <text:h text:style-name="P226" text:outline-level="3"><text:bookmark-start text:name="__RefHeading___Toc2553_4032534388"/>Stanford (PLY)<text:bookmark-end text:name="__RefHeading___Toc2553_4032534388"/></text:h>
      <text:p text:style-name="P124"><draw:frame draw:style-name="fr4" draw:name="Bild51" text:anchor-type="paragraph" svg:x="14.64cm" svg:y="0.116cm" svg:width="4.05cm" svg:height="5.129cm" draw:z-index="54"><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32" text:outline-level="4"><text:bookmark-start text:name="__RefHeading___Toc5353_2648114210"/>Format<text:span text:style-name="T66"> </text:span><text:bookmark-end text:name="__RefHeading___Toc5353_2648114210"/></text:h>
      <text:h text:style-name="Heading_20_5" text:outline-level="5"><text:bookmark-start text:name="__RefHeading___Toc6474_4124453082"/>Ascii<text:bookmark-end text:name="__RefHeading___Toc6474_4124453082"/></text:h>
      <text:p text:style-name="P258">Ascii <text:span text:style-name="T66">format when ticked, else</text:span> binary format.</text:p>
      <text:h text:style-name="P232"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61">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260">The scale factor for the export.</text:p>
      <text:h text:style-name="Heading_20_4" text:outline-level="4"><text:bookmark-start text:name="__RefHeading___Toc5357_2648114210"/>Forward<text:span text:style-name="T67"> Axis</text:span><text:bookmark-end text:name="__RefHeading___Toc5357_2648114210"/></text:h>
      <text:p text:style-name="P124">The forward orientation<text:span text:style-name="T67"> of the geometry</text:span>.</text:p>
      <text:h text:style-name="Heading_20_5" text:outline-level="5"><text:bookmark-start text:name="__RefHeading___Toc2565_4032534388"/><text:soft-page-break/>Up<text:span text:style-name="T67"> Axis</text:span><text:bookmark-end text:name="__RefHeading___Toc2565_4032534388"/></text:h>
      <text:p text:style-name="P124">The up orientation<text:span text:style-name="T67"> of the geometry</text:span>.</text:p>
      <text:h text:style-name="Heading_20_4" text:outline-level="4"><text:bookmark-start text:name="__RefHeading___Toc2555_4032534388"/>Objects<text:bookmark-end text:name="__RefHeading___Toc2555_4032534388"/></text:h>
      <text:h text:style-name="P234" text:outline-level="5"><text:bookmark-start text:name="__RefHeading___Toc6480_4124453082"/>Apply Modifiers<text:bookmark-end text:name="__RefHeading___Toc6480_4124453082"/></text:h>
      <text:p text:style-name="P262">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61">Export UV Coordinates</text:p>
      <text:h text:style-name="Heading_20_5" text:outline-level="5"><text:bookmark-start text:name="__RefHeading___Toc2557_4032534388"/><text:span text:style-name="T67">Vertex </text:span>Normals<text:bookmark-end text:name="__RefHeading___Toc2557_4032534388"/></text:h>
      <text:p text:style-name="P124">Export Normals.</text:p>
      <text:h text:style-name="Heading_20_5" text:outline-level="5"><text:bookmark-start text:name="__RefHeading___Toc2559_4032534388"/>UV's<text:bookmark-end text:name="__RefHeading___Toc2559_4032534388"/></text:h>
      <text:p text:style-name="P124">Export UV's<text:span text:style-name="T56">.</text:span></text:p>
      <text:h text:style-name="Heading_20_4" text:outline-level="4"><draw:frame draw:style-name="fr1" draw:name="Bild15" text:anchor-type="paragraph" svg:y="0.044cm" svg:width="2.18cm" svg:height="1.199cm" draw:z-index="128"><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4">Vertex Color<text:span text:style-name="T67"> settings if available.</text:span></text:p>
      <text:h text:style-name="Heading_20_4" text:outline-level="4"><text:bookmark-start text:name="__RefHeading___Toc6486_4124453082"/>Vertex Attributes<text:bookmark-end text:name="__RefHeading___Toc6486_4124453082"/></text:h>
      <text:p text:style-name="P261">Export vertex attributes.</text:p>
      <text:h text:style-name="Heading_20_4" text:outline-level="4"><text:bookmark-start text:name="__RefHeading___Toc6488_4124453082"/>Triangulated Mesh<text:bookmark-end text:name="__RefHeading___Toc6488_4124453082"/></text:h>
      <text:p text:style-name="P261">Export the geometry triangulated.</text:p>
      <text:p text:style-name="P155"/>
      <text:h text:style-name="P223" text:outline-level="3"><text:bookmark-start text:name="__RefHeading___Toc6080_265988952"/>STL<text:bookmark-end text:name="__RefHeading___Toc6080_265988952"/></text:h>
      <text:p text:style-name="P127"><draw:frame draw:style-name="fr4" draw:name="Bild56" text:anchor-type="paragraph" svg:x="14.64cm" svg:y="0.044cm" svg:width="4.129cm" svg:height="5.429cm" draw:z-index="84"><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27"/>
      <text:p text:style-name="P127"/>
      <text:p text:style-name="P127"/>
      <text:p text:style-name="P127"/>
      <text:h text:style-name="P169" text:outline-level="4"><text:bookmark-start text:name="__RefHeading___Toc5363_2648114210"/>ASCII<text:bookmark-end text:name="__RefHeading___Toc5363_2648114210"/></text:h>
      <text:p text:style-name="P126">You can either export the file as binary format or as ASCII format. </text:p>
      <text:h text:style-name="P73" text:outline-level="4"><draw:frame draw:style-name="fr4" draw:name="Bild105" text:anchor-type="paragraph" svg:x="14.64cm" svg:y="0.044cm" svg:width="2.18cm" svg:height="1.39cm" draw:z-index="85"><draw:image xlink:href="Pictures/10000001000000810000005209B01E1B50717F7E.png" xlink:type="simple" xlink:show="embed" xlink:actuate="onLoad" draw:mime-type="image/png"/></draw:frame><text:bookmark-start text:name="__RefHeading___Toc6082_265988952"/><text:soft-page-break/>Batch Mode<text:bookmark-end text:name="__RefHeading___Toc6082_265988952"/></text:h>
      <text:p text:style-name="P126">Export all geometry to one file or create a file for every object.</text:p>
      <text:h text:style-name="P169" text:outline-level="4"><text:bookmark-start text:name="__RefHeading___Toc5367_2648114210"/>Include Panel<text:bookmark-end text:name="__RefHeading___Toc5367_2648114210"/></text:h>
      <text:h text:style-name="P170" text:outline-level="5"><text:bookmark-start text:name="__RefHeading___Toc2617_4032534388"/>Selected Only<text:bookmark-end text:name="__RefHeading___Toc2617_4032534388"/></text:h>
      <text:p text:style-name="P74">Export only the selected object(s)<text:span text:style-name="T23">.</text:span></text:p>
      <text:h text:style-name="P169" text:outline-level="4"><text:bookmark-start text:name="__RefHeading___Toc5369_2648114210"/>Transform Panel<text:bookmark-end text:name="__RefHeading___Toc5369_2648114210"/></text:h>
      <text:h text:style-name="P170" text:outline-level="5"><text:bookmark-start text:name="__RefHeading___Toc2619_4032534388"/>Scale<text:bookmark-end text:name="__RefHeading___Toc2619_4032534388"/></text:h>
      <text:p text:style-name="P30">The import scale.</text:p>
      <text:h text:style-name="P170" text:outline-level="5"><text:bookmark-start text:name="__RefHeading___Toc2621_4032534388"/>Scene Unit<text:bookmark-end text:name="__RefHeading___Toc2621_4032534388"/></text:h>
      <text:p text:style-name="P45">Apply the scene unit at the geometry at <text:span text:style-name="T22">export</text:span>.</text:p>
      <text:h text:style-name="P169" text:outline-level="4"><text:bookmark-start text:name="__RefHeading___Toc5371_2648114210"/>Forward<text:bookmark-end text:name="__RefHeading___Toc5371_2648114210"/></text:h>
      <text:p text:style-name="P38">The Forward orientation at <text:span text:style-name="T22">export</text:span>.</text:p>
      <text:h text:style-name="P169" text:outline-level="4"><text:bookmark-start text:name="__RefHeading___Toc2631_4032534388"/>Up<text:bookmark-end text:name="__RefHeading___Toc2631_4032534388"/></text:h>
      <text:p text:style-name="P38">The Up orientation at <text:span text:style-name="T22">export</text:span>.</text:p>
      <text:h text:style-name="P169"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1">Apply all modifiers before export.</text:p>
      <text:p text:style-name="Horizontal_20_Line"/>
      <text:h text:style-name="Heading_20_3" text:outline-level="3"><text:bookmark-start text:name="__RefHeading___Toc2469_4032534388"/>FBX<text:bookmark-end text:name="__RefHeading___Toc2469_4032534388"/></text:h>
      <text:p text:style-name="P253"><text:span text:style-name="T65">FBX is a proprietary file format from Autodesk. FBX is a general file format that is able to store and load animation. </text:span></text:p>
      <text:p text:style-name="P64"><draw:frame draw:style-name="fr1" draw:name="Bild40" text:anchor-type="paragraph" svg:y="0.219cm" svg:width="4.15cm" svg:height="4.03cm"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4"/>
      <text:p text:style-name="P64"/>
      <text:p text:style-name="P64"/>
      <text:p text:style-name="P64"/>
      <text:h text:style-name="P169" text:outline-level="4"><draw:frame draw:style-name="fr1" draw:name="Bild106" text:anchor-type="paragraph" svg:y="0.219cm" svg:width="1.891cm" svg:height="2.859cm" draw:z-index="86"><draw:image xlink:href="Pictures/1000000100000070000000A9CAEA91737143F991.png" xlink:type="simple" xlink:show="embed" xlink:actuate="onLoad" draw:mime-type="image/png"/></draw:frame><text:bookmark-start text:name="__RefHeading___Toc6084_265988952"/><text:soft-page-break/>Path Mode<text:bookmark-end text:name="__RefHeading___Toc6084_265988952"/></text:h>
      <text:p text:style-name="P129">Method used to reference paths.</text:p>
      <text:h text:style-name="P170" text:outline-level="5"><text:bookmark-start text:name="__RefHeading___Toc5377_2648114210"/>Embed Textures<text:bookmark-end text:name="__RefHeading___Toc5377_2648114210"/></text:h>
      <text:p text:style-name="P129">Embed textures in the FBX Binary. Just with method Copy!</text:p>
      <text:p text:style-name="P172"/>
      <text:h text:style-name="Heading_20_4" text:outline-level="4"><draw:frame draw:style-name="fr1" draw:name="Bild107" text:anchor-type="paragraph" svg:y="0.219cm" svg:width="3.099cm" svg:height="2.491cm" draw:z-index="55"><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28">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28">Setup the export directory for batch export.</text:p>
      <text:p text:style-name="Horizontal_20_Line"/>
      <text:h text:style-name="P169" text:outline-level="4"><draw:frame draw:style-name="fr1" draw:name="Bild108" text:anchor-type="paragraph" svg:y="0.219cm" svg:width="4.03cm" svg:height="3.979cm" draw:z-index="87"><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0" text:outline-level="5"><text:bookmark-start text:name="__RefHeading___Toc5385_2648114210"/>Limit to<text:bookmark-end text:name="__RefHeading___Toc5385_2648114210"/></text:h>
      <text:h text:style-name="P238" text:outline-level="6"><text:bookmark-start text:name="__RefHeading___Toc2475_4032534388"/>Selected Objects<text:bookmark-end text:name="__RefHeading___Toc2475_4032534388"/></text:h>
      <text:p text:style-name="P59">Export just selected objects.</text:p>
      <text:h text:style-name="P238" text:outline-level="6"><text:bookmark-start text:name="__RefHeading___Toc2477_4032534388"/>Active Collection<text:bookmark-end text:name="__RefHeading___Toc2477_4032534388"/></text:h>
      <text:p text:style-name="P65">Export just the active collection.</text:p>
      <text:h text:style-name="P238" text:outline-level="6"><text:bookmark-start text:name="__RefHeading___Toc5387_2648114210"/>Object Types<text:bookmark-end text:name="__RefHeading___Toc5387_2648114210"/></text:h>
      <text:p text:style-name="P129">What object types in the scene to export.<text:span text:style-name="T50"> </text:span><text:span text:style-name="T21">Holding shift key adds to the current selection. </text:span></text:p>
      <text:h text:style-name="P170" text:outline-level="5"><text:bookmark-start text:name="__RefHeading___Toc5389_2648114210"/>Custom Properties<text:bookmark-end text:name="__RefHeading___Toc5389_2648114210"/></text:h>
      <text:p text:style-name="P65">Export custom properties if available.</text:p>
      <text:p text:style-name="Horizontal_20_Line"/>
      <text:h text:style-name="P169" text:outline-level="4"><draw:frame draw:style-name="fr1" draw:name="Bild109" text:anchor-type="paragraph" svg:y="0.219cm" svg:width="4.03cm" svg:height="3.62cm" draw:z-index="88"><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29"/>
      <text:p text:style-name="P129"/>
      <text:h text:style-name="P170" text:outline-level="5"><text:bookmark-start text:name="__RefHeading___Toc2479_4032534388"/>Scale<text:bookmark-end text:name="__RefHeading___Toc2479_4032534388"/></text:h>
      <text:p text:style-name="P65">The scale factor for export.</text:p>
      <text:h text:style-name="P170" text:outline-level="5"><draw:frame draw:style-name="fr1" draw:name="Bild43" text:anchor-type="paragraph" svg:y="0.275cm" svg:width="2.611cm" svg:height="2.18cm" draw:z-index="89"><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5">How to apply custom and unit scaling in the generated FBX file.</text:p>
      <text:h text:style-name="P170" text:outline-level="5"><text:bookmark-start text:name="__RefHeading___Toc2485_4032534388"/>Forward<text:bookmark-end text:name="__RefHeading___Toc2485_4032534388"/></text:h>
      <text:p text:style-name="P65">The forward orientation.</text:p>
      <text:h text:style-name="P170" text:outline-level="5"><text:bookmark-start text:name="__RefHeading___Toc2487_4032534388"/><text:soft-page-break/>Up<text:bookmark-end text:name="__RefHeading___Toc2487_4032534388"/></text:h>
      <text:p text:style-name="P65">The up orientation.</text:p>
      <text:h text:style-name="P170" text:outline-level="5"><text:bookmark-start text:name="__RefHeading___Toc5393_2648114210"/>Apply Unit <text:bookmark-end text:name="__RefHeading___Toc5393_2648114210"/></text:h>
      <text:p text:style-name="P65">Take the current Blender Units into account.</text:p>
      <text:h text:style-name="P170" text:outline-level="5"><text:bookmark-start text:name="__RefHeading___Toc5395_2648114210"/>Use Space Transform<text:bookmark-end text:name="__RefHeading___Toc5395_2648114210"/></text:h>
      <text:p text:style-name="P130">Apply global space transforms to the object rotations.</text:p>
      <text:h text:style-name="P170" text:outline-level="5"><text:bookmark-start text:name="__RefHeading___Toc5397_2648114210"/>!Experimental! Apply Transform<text:bookmark-end text:name="__RefHeading___Toc5397_2648114210"/></text:h>
      <text:p text:style-name="P65">Bake space transform into object data.</text:p>
      <text:p text:style-name="Horizontal_20_Line"/>
      <text:h text:style-name="Heading_20_4" text:outline-level="4"><draw:frame draw:style-name="fr1" draw:name="Bild110" text:anchor-type="paragraph" svg:y="0.219cm" svg:width="4.08cm" svg:height="2.76cm" draw:z-index="56"><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1"/>
      <text:p text:style-name="Text_20_body"/>
      <text:h text:style-name="P164" text:outline-level="5"><text:bookmark-start text:name="__RefHeading___Toc5401_2648114210"/>Smoothing<text:bookmark-end text:name="__RefHeading___Toc5401_2648114210"/></text:h>
      <text:p text:style-name="P134"><draw:frame draw:style-name="fr1" draw:name="Bild111" text:anchor-type="paragraph" svg:y="0.118cm" svg:width="2.2cm" svg:height="1.76cm" draw:z-index="57"><draw:image xlink:href="Pictures/100000010000008200000068991C18B2267F9AD0.png" xlink:type="simple" xlink:show="embed" xlink:actuate="onLoad" draw:mime-type="image/png"/></draw:frame>Define what smoothing information gets exported.</text:p>
      <text:p text:style-name="P134"/>
      <text:h text:style-name="Heading_20_5" text:outline-level="5"><text:bookmark-start text:name="__RefHeading___Toc5403_2648114210"/>Export Subdivision Surface<text:bookmark-end text:name="__RefHeading___Toc5403_2648114210"/></text:h>
      <text:p text:style-name="P132">Export the last catmull rom subdivision modifier as FBX subdivision. This does not apply the modifier, even if apply modifiers is enabled.</text:p>
      <text:h text:style-name="P164" text:outline-level="5"><text:bookmark-start text:name="__RefHeading___Toc5405_2648114210"/>Apply Modifiers<text:bookmark-end text:name="__RefHeading___Toc5405_2648114210"/></text:h>
      <text:p text:style-name="P134">Apply existing modifiers before exporting.</text:p>
      <text:h text:style-name="P164" text:outline-level="5"><text:bookmark-start text:name="__RefHeading___Toc5407_2648114210"/>Loose Edges<text:bookmark-end text:name="__RefHeading___Toc5407_2648114210"/></text:h>
      <text:p text:style-name="P134">Export loose edges. Loose edges are polygons with just two vertices.</text:p>
      <text:h text:style-name="P164" text:outline-level="5"><text:bookmark-start text:name="__RefHeading___Toc2511_4032534388"/>Tangent Space<text:bookmark-end text:name="__RefHeading___Toc2511_4032534388"/></text:h>
      <text:p text:style-name="P134">Add binormal and tangent vectors together with the tangent space information. This feature just works with tris or quads.</text:p>
      <text:p text:style-name="Horizontal_20_Line"/>
      <text:h text:style-name="P169" text:outline-level="4"><draw:frame draw:style-name="fr1" draw:name="Bild47" text:anchor-type="paragraph" svg:y="0.369cm" svg:width="4.099cm" svg:height="2.739cm" draw:z-index="90"><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35">.</text:p>
      <text:h text:style-name="P170" text:outline-level="5"><text:bookmark-start text:name="__RefHeading___Toc2519_4032534388"/>Primary Bone Axis<text:bookmark-end text:name="__RefHeading___Toc2519_4032534388"/></text:h>
      <text:p text:style-name="P135">The primary bone axis orientation.</text:p>
      <text:h text:style-name="P170" text:outline-level="5"><text:bookmark-start text:name="__RefHeading___Toc2521_4032534388"/>Secondary Bone Axis<text:bookmark-end text:name="__RefHeading___Toc2521_4032534388"/></text:h>
      <text:p text:style-name="P135">The secondary bone axis orientation.</text:p>
      <text:h text:style-name="P170" text:outline-level="5"><draw:frame draw:style-name="fr1" draw:name="Bild48" text:anchor-type="paragraph" svg:y="0.021cm" svg:width="3.08cm" svg:height="1.76cm" draw:z-index="91"><draw:image xlink:href="Pictures/10000001000000B6000000687C25F5CE38DD0C3C.png" xlink:type="simple" xlink:show="embed" xlink:actuate="onLoad" draw:mime-type="image/png"/></draw:frame><text:bookmark-start text:name="__RefHeading___Toc6094_265988952"/><text:soft-page-break/>Armature FBX Node Type<text:bookmark-end text:name="__RefHeading___Toc6094_265988952"/></text:h>
      <text:p text:style-name="P135">FBX type of node used to represent a Blender Bone.</text:p>
      <text:h text:style-name="P170" text:outline-level="5"><text:bookmark-start text:name="__RefHeading___Toc5411_2648114210"/>Only Deform Bones<text:bookmark-end text:name="__RefHeading___Toc5411_2648114210"/></text:h>
      <text:p text:style-name="P135">Only export deforming bones, and none deforming ones when they have children.</text:p>
      <text:h text:style-name="P170" text:outline-level="5"><text:bookmark-start text:name="__RefHeading___Toc2517_4032534388"/>Add Leaf Bones<text:bookmark-end text:name="__RefHeading___Toc2517_4032534388"/></text:h>
      <text:p text:style-name="P135">Add a final bone at the end of every bone chain<text:span text:style-name="T51">.</text:span></text:p>
      <text:p text:style-name="P171"/>
      <text:h text:style-name="P133" text:outline-level="4"><text:bookmark-start text:name="__RefHeading___Toc5413_2648114210"/>Bake Animation<text:bookmark-end text:name="__RefHeading___Toc5413_2648114210"/></text:h>
      <text:p text:style-name="P172">Export baked keyframe animation<text:span text:style-name="T51">.</text:span></text:p>
      <text:h text:style-name="P170" text:outline-level="5"><text:bookmark-start text:name="__RefHeading___Toc5415_2648114210"/>Key all Bones<text:bookmark-end text:name="__RefHeading___Toc5415_2648114210"/></text:h>
      <text:p text:style-name="P135">Force export at least one key of animation for all bones.</text:p>
      <text:h text:style-name="P170" text:outline-level="5"><text:bookmark-start text:name="__RefHeading___Toc2531_4032534388"/>NLA Strips<text:bookmark-end text:name="__RefHeading___Toc2531_4032534388"/></text:h>
      <text:p text:style-name="P135">Export each non muted NLA strip.</text:p>
      <text:h text:style-name="P170" text:outline-level="5"><text:bookmark-start text:name="__RefHeading___Toc2533_4032534388"/>All Actions<text:bookmark-end text:name="__RefHeading___Toc2533_4032534388"/></text:h>
      <text:p text:style-name="P135">Export each action as a separated FBX anim stack.</text:p>
      <text:h text:style-name="P170" text:outline-level="5"><text:bookmark-start text:name="__RefHeading___Toc5417_2648114210"/>Force Start/ End Keying<text:bookmark-end text:name="__RefHeading___Toc5417_2648114210"/></text:h>
      <text:p text:style-name="P135">Always add a key frame at start and end of actions for animation channels.</text:p>
      <text:h text:style-name="P170" text:outline-level="5"><text:bookmark-start text:name="__RefHeading___Toc2537_4032534388"/>Sampling Rate<text:bookmark-end text:name="__RefHeading___Toc2537_4032534388"/></text:h>
      <text:p text:style-name="P135">How often to evaluate animated values, in frames.</text:p>
      <text:h text:style-name="P170" text:outline-level="5"><text:bookmark-start text:name="__RefHeading___Toc2539_4032534388"/>Simplify<text:bookmark-end text:name="__RefHeading___Toc2539_4032534388"/></text:h>
      <text:p text:style-name="P135">Simplify the animation. 0.0 to disable. 1.0 does not simplify at all. Higher values simplifies the animation then.</text:p>
      <text:p text:style-name="P172"/>
      <text:p text:style-name="Horizontal_20_Line"/>
      <text:h text:style-name="P227" text:outline-level="3"><text:bookmark-start text:name="__RefHeading___Toc2633_4032534388"/>glTF 2.0 (glb, gltf )<text:span text:style-name="T14"> </text:span><text:bookmark-end text:name="__RefHeading___Toc2633_4032534388"/></text:h>
      <text:p text:style-name="P68"><draw:frame draw:style-name="fr4" draw:name="Bild57" text:anchor-type="paragraph" svg:x="14.651cm" svg:y="-0.196cm" svg:width="4.06cm" svg:height="3.96cm"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68"/>
      <text:p text:style-name="P68"/>
      <text:p text:style-name="P254"/>
      <text:p text:style-name="P254"><draw:frame draw:style-name="fr4" draw:name="Bild60" text:anchor-type="paragraph" svg:x="14.482cm" svg:y="0.487cm" svg:width="4.219cm" svg:height="2.12cm" draw:z-index="22"><draw:image xlink:href="Pictures/10000001000000F90000007D92A7D8286D6C100B.png" xlink:type="simple" xlink:show="embed" xlink:actuate="onLoad" draw:mime-type="image/png"/></draw:frame></text:p>
      <text:h text:style-name="Heading_20_4" text:outline-level="4"><text:bookmark-start text:name="__RefHeading___Toc5778_1794927051"/><text:soft-page-break/>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71"/>
      <text:h text:style-name="P169" text:outline-level="4"><text:bookmark-start text:name="__RefHeading___Toc5423_2648114210"/>Include panel<draw:frame draw:style-name="fr5" draw:name="Image2" text:anchor-type="char" svg:x="13.104cm" svg:y="0.492cm" svg:width="5.674cm" svg:height="4.671cm" draw:z-index="101"><draw:image xlink:href="Pictures/10000001000000F3000000C8AE2BAAF954D6C32E.png" xlink:type="simple" xlink:show="embed" xlink:actuate="onLoad" draw:mime-type="image/png"/></draw:frame><text:bookmark-end text:name="__RefHeading___Toc5423_2648114210"/></text:h>
      <text:h text:style-name="P170" text:outline-level="5"><text:bookmark-start text:name="__RefHeading___Toc5425_2648114210"/>Limit to <text:bookmark-end text:name="__RefHeading___Toc5425_2648114210"/></text:h>
      <text:p text:style-name="P139">Limit the export to the chosen selection.</text:p>
      <text:h text:style-name="P238" text:outline-level="6"><text:bookmark-start text:name="__RefHeading___Toc5427_2648114210"/>Selected Objects<text:bookmark-end text:name="__RefHeading___Toc5427_2648114210"/></text:h>
      <text:p text:style-name="P139">Export just selected objects.</text:p>
      <text:h text:style-name="P238" text:outline-level="6"><text:bookmark-start text:name="__RefHeading___Toc5429_2648114210"/>Visible Objects<text:bookmark-end text:name="__RefHeading___Toc5429_2648114210"/></text:h>
      <text:p text:style-name="P139">Export just visible objects.</text:p>
      <text:h text:style-name="P238" text:outline-level="6"><text:bookmark-start text:name="__RefHeading___Toc5431_2648114210"/>Renderable Objects<text:bookmark-end text:name="__RefHeading___Toc5431_2648114210"/></text:h>
      <text:p text:style-name="P139">Export just renderable objects.</text:p>
      <text:h text:style-name="P238" text:outline-level="6"><text:bookmark-start text:name="__RefHeading___Toc5433_2648114210"/>Active Collection<text:bookmark-end text:name="__RefHeading___Toc5433_2648114210"/></text:h>
      <text:p text:style-name="P139">Export just selected objects from the active collection.</text:p>
      <text:h text:style-name="P242" text:outline-level="6"><text:bookmark-start text:name="__RefHeading___Toc5433_26481142101"/>Active <text:span text:style-name="T57">Scene</text:span><text:bookmark-end text:name="__RefHeading___Toc5433_26481142101"/></text:h>
      <text:p text:style-name="P140">Export <text:span text:style-name="T57">everything in the active scene</text:span></text:p>
      <text:h text:style-name="P170" text:outline-level="5"><text:bookmark-start text:name="__RefHeading___Toc5435_2648114210"/>Data<text:bookmark-end text:name="__RefHeading___Toc5435_2648114210"/></text:h>
      <text:h text:style-name="P238" text:outline-level="6"><text:bookmark-start text:name="__RefHeading___Toc5437_2648114210"/>Custom Properties<text:bookmark-end text:name="__RefHeading___Toc5437_2648114210"/></text:h>
      <text:p text:style-name="P139">Include custom properties in the export.</text:p>
      <text:h text:style-name="P238" text:outline-level="6"><text:bookmark-start text:name="__RefHeading___Toc5439_2648114210"/>Cameras<text:bookmark-end text:name="__RefHeading___Toc5439_2648114210"/></text:h>
      <text:p text:style-name="P139">Include cameras in the export.</text:p>
      <text:h text:style-name="P238" text:outline-level="6"><text:bookmark-start text:name="__RefHeading___Toc5441_2648114210"/>Punctual Lights<text:bookmark-end text:name="__RefHeading___Toc5441_2648114210"/></text:h>
      <text:p text:style-name="P139">Include punctual lights in the export.</text:p>
      <text:p text:style-name="Horizontal_20_Line"/>
      <text:h text:style-name="P169" text:outline-level="4"><draw:frame draw:style-name="fr4" draw:name="Bild45" text:anchor-type="paragraph" svg:x="14.236cm" svg:y="0.21cm" svg:width="4.06cm" svg:height="1.02cm" draw:z-index="92"><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0" text:outline-level="5"><text:bookmark-start text:name="__RefHeading___Toc5445_2648114210"/>Y Up<text:bookmark-end text:name="__RefHeading___Toc5445_2648114210"/></text:h>
      <text:p text:style-name="P139">Export all objects with the Y up orientation.</text:p>
      <text:p text:style-name="P171"/>
      <text:h text:style-name="Heading_20_4" text:outline-level="4"><draw:frame draw:style-name="fr4" draw:name="Bild46" text:anchor-type="paragraph" svg:x="14.236cm" svg:y="0.21cm" svg:width="4.11cm" svg:height="4.791cm" draw:z-index="58"><draw:image xlink:href="Pictures/10000001000000F30000011B3FED14F8D2F579CB.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2">Apply all modifiers before export.</text:p>
      <text:h text:style-name="P165" text:outline-level="5"><text:bookmark-start text:name="__RefHeading___Toc5449_2648114210"/>UV's<text:bookmark-end text:name="__RefHeading___Toc5449_2648114210"/></text:h>
      <text:p text:style-name="P76">Export UV's</text:p>
      <text:h text:style-name="P165" text:outline-level="5"><text:bookmark-start text:name="__RefHeading___Toc2657_4032534388"/>Normals<text:bookmark-end text:name="__RefHeading___Toc2657_4032534388"/></text:h>
      <text:p text:style-name="P76">Export Normals.</text:p>
      <text:h text:style-name="P165" text:outline-level="5"><text:bookmark-start text:name="__RefHeading___Toc2659_4032534388"/>Tangents<text:bookmark-end text:name="__RefHeading___Toc2659_4032534388"/></text:h>
      <text:p text:style-name="P76">Export Tangents.</text:p>
      <text:h text:style-name="P165" text:outline-level="5"><text:bookmark-start text:name="__RefHeading___Toc2661_4032534388"/>Vertex Colors<text:bookmark-end text:name="__RefHeading___Toc2661_4032534388"/></text:h>
      <text:p text:style-name="P76">Export Vertex Colors.</text:p>
      <text:h text:style-name="Heading_20_5" text:outline-level="5"><text:bookmark-start text:name="__RefHeading___Toc5451_2648114210"/>Loose Edges<text:bookmark-end text:name="__RefHeading___Toc5451_2648114210"/></text:h>
      <text:p text:style-name="P136">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0" text:outline-level="5"><draw:frame draw:style-name="fr1" draw:name="Bild49" text:anchor-type="paragraph" svg:y="0.21cm" svg:width="2.2cm" svg:height="1.69cm" draw:z-index="93"><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39">How to deal with materials at export. Export them, export with placeholders, or don't export.</text:p>
      <text:p text:style-name="P139"/>
      <text:h text:style-name="P170" text:outline-level="5"><text:bookmark-start text:name="__RefHeading___Toc6100_265988952"/><text:span text:style-name="T33">Images</text:span> <draw:frame draw:style-name="fr5" draw:name="Image3" text:anchor-type="char" svg:x="15.464cm" svg:y="0cm" svg:width="3.226cm" svg:height="2.376cm" draw:z-index="102"><draw:image xlink:href="Pictures/10000001000000B200000083E5A45D322BB51F95.png" xlink:type="simple" xlink:show="embed" xlink:actuate="onLoad" draw:mime-type="image/png"/></draw:frame><text:bookmark-end text:name="__RefHeading___Toc6100_265988952"/></text:h>
      <text:p text:style-name="P139">How to deal with <text:span text:style-name="T53">images</text:span> at export. </text:p>
      <text:h text:style-name="P238" text:outline-level="6"><text:bookmark-start text:name="__RefHeading___Toc5459_2648114210"/>Automatic <text:bookmark-end text:name="__RefHeading___Toc5459_2648114210"/></text:h>
      <text:p text:style-name="P141">exports PNG images as Png Images, and Jpg Images as Jpg images. </text:p>
      <text:h text:style-name="P238" text:outline-level="6"><text:bookmark-start text:name="__RefHeading___Toc5461_2648114210"/>Jpeg Format (jpg)<text:bookmark-end text:name="__RefHeading___Toc5461_2648114210"/></text:h>
      <text:p text:style-name="P141">E<text:span text:style-name="T57">x</text:span>ports all images as jpg.</text:p>
      <text:h text:style-name="P243" text:outline-level="6"><text:bookmark-start text:name="__RefHeading___Toc5461_26481142101"/>None<text:bookmark-end text:name="__RefHeading___Toc5461_26481142101"/></text:h>
      <text:p text:style-name="P173">Exports no images.</text:p>
      <text:h text:style-name="P170" text:outline-level="5"><draw:frame draw:style-name="fr1" draw:name="Bild113" text:anchor-type="paragraph" svg:y="0.21cm" svg:width="4.08cm" svg:height="2.84cm" draw:z-index="94"><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1">Compress the mesh data using the Draco algorithm.</text:p>
      <text:p text:style-name="P141">The settings should be self explaining.</text:p>
      <text:h text:style-name="P78" text:outline-level="5"/>
      <text:p text:style-name="P171"/>
      <text:h text:style-name="P169" text:outline-level="4"><draw:frame draw:style-name="fr1" draw:name="Bild61" text:anchor-type="paragraph" svg:y="0.21cm" svg:width="4.08cm" svg:height="2.3cm" draw:z-index="95"><draw:image xlink:href="Pictures/10000001000000F100000088A4719B6838E050AA.png" xlink:type="simple" xlink:show="embed" xlink:actuate="onLoad" draw:mime-type="image/png"/></draw:frame><text:bookmark-start text:name="__RefHeading___Toc6104_265988952"/><text:soft-page-break/>Animation<text:bookmark-end text:name="__RefHeading___Toc6104_265988952"/></text:h>
      <text:h text:style-name="P170" text:outline-level="5"><text:bookmark-start text:name="__RefHeading___Toc2673_4032534388"/>Use Current Frame<text:bookmark-end text:name="__RefHeading___Toc2673_4032534388"/></text:h>
      <text:p text:style-name="P79">Export the scene in current animation frame.</text:p>
      <text:p text:style-name="P79"/>
      <text:h text:style-name="Heading_20_5" text:outline-level="5"><draw:frame draw:style-name="fr1" draw:name="Bild62" text:anchor-type="paragraph" svg:y="0.21cm" svg:width="4.06cm" svg:height="2.76cm" draw:z-index="59"><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75">Export active actions and NLA tracks.</text:p>
      <text:h text:style-name="Heading_20_6" text:outline-level="6"><text:bookmark-start text:name="__RefHeading___Toc2677_4032534388"/>Limit to Playback Range<text:bookmark-end text:name="__RefHeading___Toc2677_4032534388"/></text:h>
      <text:p text:style-name="P75">Clips animations to selected playback range.</text:p>
      <text:h text:style-name="Heading_20_6" text:outline-level="6"><text:bookmark-start text:name="__RefHeading___Toc2679_4032534388"/>Sampling Rate<text:bookmark-end text:name="__RefHeading___Toc2679_4032534388"/></text:h>
      <text:p text:style-name="P75">How often to evaluate animated values in frames</text:p>
      <text:h text:style-name="Heading_20_6" text:outline-level="6"><text:bookmark-start text:name="__RefHeading___Toc2681_4032534388"/>Always Sample Animations<text:bookmark-end text:name="__RefHeading___Toc2681_4032534388"/></text:h>
      <text:p text:style-name="P75">Apply sampling to all animations.</text:p>
      <text:h text:style-name="Heading_20_6" text:outline-level="6"><text:bookmark-start text:name="__RefHeading___Toc5465_2648114210"/>Group by NLA Tracks<text:bookmark-end text:name="__RefHeading___Toc5465_2648114210"/></text:h>
      <text:p text:style-name="P142">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1" draw:name="Bild114" text:anchor-type="paragraph" svg:y="0.693cm" svg:width="4.06cm" svg:height="1.469cm" draw:z-index="60"><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77">Export Shape Keys. Also called Morph Targets.</text:p>
      <text:h text:style-name="P156" text:outline-level="5"><text:bookmark-start text:name="__RefHeading___Toc2691_4032534388"/>Shape Key Normals<text:bookmark-end text:name="__RefHeading___Toc2691_4032534388"/></text:h>
      <text:p text:style-name="P77">Export vertex Normals. with shape keys.</text:p>
      <text:h text:style-name="P156" text:outline-level="5"><text:bookmark-start text:name="__RefHeading___Toc2693_4032534388"/>Shape Key Tangents<text:bookmark-end text:name="__RefHeading___Toc2693_4032534388"/></text:h>
      <text:p text:style-name="P77">Export vertex tangents with shape keys.</text:p>
      <text:h text:style-name="P170" text:outline-level="5"><draw:frame draw:style-name="fr1" draw:name="Bild115" text:anchor-type="paragraph" svg:y="0.693cm" svg:width="4.729cm" svg:height="1.249cm" draw:z-index="96"><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79">Export Skinning data.</text:p>
      <text:h text:style-name="P170" text:outline-level="5"><text:bookmark-start text:name="__RefHeading___Toc2687_4032534388"/>Include all Bone Influences<text:bookmark-end text:name="__RefHeading___Toc2687_4032534388"/></text:h>
      <text:p text:style-name="P79">Allow vertex influences greater 4.</text:p>
      <text:p text:style-name="Horizontal_20_Line"/>
      <text:h text:style-name="P212" text:outline-level="3"><draw:frame draw:style-name="fr1" draw:name="Bild117" text:anchor-type="paragraph" svg:y="0.693cm" svg:width="4.05cm" svg:height="2.23cm" draw:z-index="97"><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69">Extensible 3D (X3D) is a family of co-ordinated royalty-free open standards for file formats that can store representations of interactive 3D objects and scenes<text:span text:style-name="T54">.</text:span></text:p>
      <text:p text:style-name="P69"/>
      <text:h text:style-name="P230" text:outline-level="4"><text:soft-page-break/></text:h>
      <text:p text:style-name="P171"/>
      <text:h text:style-name="P147" text:outline-level="4"><draw:frame draw:style-name="fr1" draw:name="Bild119" text:anchor-type="paragraph" svg:y="0.25cm" svg:width="4.03cm" svg:height="2.32cm" draw:z-index="67"><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44" text:outline-level="6"><text:bookmark-start text:name="__RefHeading___Toc5477_2648114210"/>Selection Only<text:bookmark-end text:name="__RefHeading___Toc5477_2648114210"/></text:h>
      <text:p text:style-name="P138">Export just selected objects.</text:p>
      <text:h text:style-name="P244" text:outline-level="6"><text:bookmark-start text:name="__RefHeading___Toc5479_2648114210"/>Hierarchy<text:bookmark-end text:name="__RefHeading___Toc5479_2648114210"/></text:h>
      <text:p text:style-name="P137">Export <text:span text:style-name="T54">Parent Child relationship.</text:span></text:p>
      <text:h text:style-name="P245" text:outline-level="6"><text:bookmark-start text:name="__RefHeading___Toc5481_2648114210"/>Name Decorations<text:bookmark-end text:name="__RefHeading___Toc5481_2648114210"/></text:h>
      <text:p text:style-name="P143">Add Name Prefixes to indicate their tpye.</text:p>
      <text:h text:style-name="P246" text:outline-level="6"><text:bookmark-start text:name="__RefHeading___Toc5483_2648114210"/>H3D Extensions<text:bookmark-end text:name="__RefHeading___Toc5483_2648114210"/></text:h>
      <text:p text:style-name="P137">Export <text:span text:style-name="T55">shaders for H3D.</text:span></text:p>
      <text:p text:style-name="Horizontal_20_Line"/>
      <text:h text:style-name="P169" text:outline-level="4"><draw:frame draw:style-name="fr1" draw:name="Bild120" text:anchor-type="paragraph" svg:y="0.25cm" svg:width="4.08cm" svg:height="1.91cm" draw:z-index="98"><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0" text:outline-level="5"><text:bookmark-start text:name="__RefHeading___Toc5487_2648114210"/>Scale<text:bookmark-end text:name="__RefHeading___Toc5487_2648114210"/></text:h>
      <text:p text:style-name="P145">The scale factor.</text:p>
      <text:h text:style-name="P170" text:outline-level="5"><text:bookmark-start text:name="__RefHeading___Toc5489_2648114210"/>Forward<text:bookmark-end text:name="__RefHeading___Toc5489_2648114210"/></text:h>
      <text:p text:style-name="P145">The forward orientation.</text:p>
      <text:h text:style-name="P170" text:outline-level="5"><text:bookmark-start text:name="__RefHeading___Toc5491_2648114210"/>Up<text:bookmark-end text:name="__RefHeading___Toc5491_2648114210"/></text:h>
      <text:p text:style-name="P144">The up orientation.</text:p>
      <text:p text:style-name="Horizontal_20_Line"/>
      <text:h text:style-name="P169" text:outline-level="4"><draw:frame draw:style-name="fr1" draw:name="Bild121" text:anchor-type="paragraph" svg:y="0.25cm" svg:width="4.08cm" svg:height="2.32cm" draw:z-index="99"><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0" text:outline-level="5"><text:bookmark-start text:name="__RefHeading___Toc5495_2648114210"/>Apply <text:span text:style-name="T34">Modifiers</text:span><text:bookmark-end text:name="__RefHeading___Toc5495_2648114210"/></text:h>
      <text:p text:style-name="P145">Apply modifiers before export.</text:p>
      <text:h text:style-name="P170" text:outline-level="5"><text:bookmark-start text:name="__RefHeading___Toc5497_2648114210"/>Triangulate<text:bookmark-end text:name="__RefHeading___Toc5497_2648114210"/></text:h>
      <text:p text:style-name="P145">Triangulate the geometry before export.</text:p>
      <text:h text:style-name="P170" text:outline-level="5"><text:bookmark-start text:name="__RefHeading___Toc5499_2648114210"/>Normals<text:bookmark-end text:name="__RefHeading___Toc5499_2648114210"/></text:h>
      <text:p text:style-name="P145">Export Normals.</text:p>
      <text:h text:style-name="P170"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text:soft-page-break/>External Data<text:bookmark-end text:name="__RefHeading___Toc2695_4032534388"/></text:h>
      <text:p text:style-name="P81"><draw:frame draw:style-name="fr4" draw:name="Bild63" text:anchor-type="paragraph" svg:x="12.201cm" svg:y="-0.071cm" svg:width="6.6cm" svg:height="3.829cm"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1"><text:span text:style-name="T24">In this menu </text:span>you can adjust some settings for external data.</text:p>
      <text:p text:style-name="P82">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2"><draw:frame draw:style-name="fr4" draw:name="Bild64" text:anchor-type="paragraph" svg:x="14.564cm" svg:y="1.411cm" svg:width="4.06cm" svg:height="1.15cm"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0">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0"/>
      <text:p text:style-name="P80"><draw:frame draw:style-name="fr1" draw:name="Bild65" text:anchor-type="paragraph" svg:y="0.007cm" svg:width="6.249cm" svg:height="1.131cm"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3">Pack all linked library files into the current .blend file</text:p>
      <text:h text:style-name="Heading_20_3" text:outline-level="3"><text:bookmark-start text:name="__RefHeading___Toc4586_3509090338"/>Unpack linked libraries<text:bookmark-end text:name="__RefHeading___Toc4586_3509090338"/></text:h>
      <text:p text:style-name="P103">Unpack all linked library files from the current .blend file to their original locations.</text:p>
      <text:p text:style-name="P80"/>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0"><draw:frame draw:style-name="fr1" draw:name="Bild66" text:anchor-type="paragraph" svg:y="-0.093cm" svg:width="5.549cm" svg:height="2.611cm"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text:soft-page-break/>Use Files in current Directory (create when necessary)<text:bookmark-end text:name="__RefHeading___Toc2703_4032534388"/></text:h>
      <text:p text:style-name="P83">Extracts all files to the current directory of the blend file. If the files in the current directory exists, reuse it. Else extract the ones from the blend file. </text:p>
      <text:p text:style-name="P83">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3">Extracts all files to the current directory of the blend file, and writes it to the current directory. Existing content will be overwritten.</text:p>
      <text:p text:style-name="P83">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3">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3">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3"><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3">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3">Browse for the new location of moved files.</text:p>
      <text:p text:style-name="Horizontal_20_Line"/>
      <text:h text:style-name="Heading_20_2" text:outline-level="2"><text:bookmark-start text:name="__RefHeading___Toc5482_3876747245"/><text:soft-page-break/>Clean<text:span text:style-name="T39"> U</text:span>p<text:bookmark-end text:name="__RefHeading___Toc5482_3876747245"/></text:h>
      <text:p text:style-name="P94"><draw:frame draw:style-name="fr1" draw:name="Bild67" text:anchor-type="paragraph" svg:y="-0.09cm" svg:width="6.481cm" svg:height="2.491cm" draw:z-index="40"><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94"/>
      <text:p text:style-name="P94"><draw:frame draw:style-name="fr2" draw:name="Bild81" text:anchor-type="paragraph" svg:y="-0.088cm" svg:width="5.69cm" svg:height="1.131cm"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6">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5">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1">Quit Bforartists<text:span text:style-name="T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3</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2H10M6S</meta:editing-duration>
    <meta:editing-cycles>149</meta:editing-cycles>
    <meta:generator>LibreOffice/7.2.7.2$Windows_X86_64 LibreOffice_project/8d71d29d553c0f7dcbfa38fbfda25ee34cce99a2</meta:generator>
    <dc:date>2023-11-11T10:59:28.770000000</dc:date>
    <meta:document-statistic meta:table-count="3" meta:image-count="129" meta:object-count="0" meta:page-count="53" meta:paragraph-count="1444" meta:word-count="7839" meta:character-count="46270" meta:non-whitespace-character-count="39833"/>
    <meta:template xlink:type="simple" xlink:actuate="onRequest" xlink:title="standard1cm" xlink:href="../../../AppData/Roaming/LibreOffice/4/user/template/standard1cm.ott" meta:date="2017-02-20T09:55:15.362000000"/>
  </office:meta>
</office:document-meta>
</file>